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60000002C2CEA2070E2E097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ьщтщ" svg:font-family="ьщтщ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10.001cm"/>
    </style:style>
    <style:style style:name="Table2.C" style:family="table-column">
      <style:table-column-properties style:column-width="5.9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C2" style:family="table-cell">
      <style:table-cell-properties fo:padding="0.097cm" fo:border-left="0.05pt solid #000000" fo:border-right="0.05pt solid #000000" fo:border-top="none" fo:border-bottom="none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191cm"/>
    </style:style>
    <style:style style:name="Table3.B" style:family="table-column">
      <style:table-column-properties style:column-width="10.001cm"/>
    </style:style>
    <style:style style:name="Table3.C" style:family="table-column">
      <style:table-column-properties style:column-width="5.821cm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C2" style:family="table-cell">
      <style:table-cell-properties fo:padding="0.097cm" fo:border-left="0.05pt solid #000000" fo:border-right="0.05pt solid #000000" fo:border-top="none" fo:border-bottom="none"/>
    </style:style>
    <style:style style:name="Table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C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3.A7" style:family="table-cell">
      <style:table-cell-properties fo:background-color="#afd095" fo:padding="0.097cm" fo:border-left="0.05pt solid #000000" fo:border-right="none" fo:border-top="none" fo:border-bottom="none">
        <style:background-image/>
      </style:table-cell-properties>
    </style:style>
    <style:style style:name="Table3.C7" style:family="table-cell">
      <style:table-cell-properties fo:background-color="#afd095" fo:padding="0.097cm" fo:border-left="0.05pt solid #000000" fo:border-right="0.05pt solid #000000" fo:border-top="none" fo:border-bottom="none">
        <style:background-image/>
      </style:table-cell-properties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0.05pt solid #000000" fo:border-right="none" fo:border-top="none" fo:border-bottom="0.05pt solid #000000"/>
    </style:style>
    <style:style style:name="Table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13.4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808080"/>
    </style:style>
    <style:style style:name="Table1.B1" style:family="table-cell">
      <style:table-cell-properties fo:padding="0.097cm" fo:border-left="0.05pt solid #000000" fo:border-right="0.05pt solid #000000" fo:border-top="0.05pt solid #000000" fo:border-bottom="0.05pt solid #808080"/>
    </style:style>
    <style:style style:name="Table1.A2" style:family="table-cell">
      <style:table-cell-properties fo:padding="0.097cm" fo:border-left="0.05pt solid #000000" fo:border-right="none" fo:border-top="none" fo:border-bottom="0.05pt solid #808080"/>
    </style:style>
    <style:style style:name="Table1.B2" style:family="table-cell">
      <style:table-cell-properties fo:padding="0.097cm" fo:border-left="0.05pt solid #000000" fo:border-right="0.05pt solid #000000" fo:border-top="none" fo:border-bottom="0.05pt solid #808080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416cm" style:rel-column-width="5460*"/>
    </style:style>
    <style:style style:name="Table5.B" style:family="table-column">
      <style:table-column-properties style:column-width="5.867cm" style:rel-column-width="22615*"/>
    </style:style>
    <style:style style:name="Table5.C" style:family="table-column">
      <style:table-column-properties style:column-width="4.86cm" style:rel-column-width="18733*"/>
    </style:style>
    <style:style style:name="Table5.D" style:family="table-column">
      <style:table-column-properties style:column-width="4.858cm" style:rel-column-width="18727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none" fo:border-top="0.05pt solid #000000" fo:border-bottom="none"/>
    </style:style>
    <style:style style:name="Table5.B3" style:family="table-cell">
      <style:table-cell-properties fo:padding="0.097cm" fo:border-left="0.05pt solid #000000" fo:border-right="none" fo:border-top="0.05pt solid #000000" fo:border-bottom="none"/>
    </style:style>
    <style:style style:name="Table5.C3" style:family="table-cell">
      <style:table-cell-properties fo:padding="0.097cm" fo:border-left="0.05pt solid #000000" fo:border-right="none" fo:border-top="0.05pt solid #000000" fo:border-bottom="none"/>
    </style:style>
    <style:style style:name="Table5.D3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4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4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4" style:family="table-cell">
      <style:table-cell-properties fo:padding="0.097cm" fo:border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none" fo:border-top="none" fo:border-bottom="0.05pt solid #000000"/>
    </style:style>
    <style:style style:name="Table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1.508cm"/>
    </style:style>
    <style:style style:name="Table7.B" style:family="table-column">
      <style:table-column-properties style:column-width="8.281cm"/>
    </style:style>
    <style:style style:name="Table7.C" style:family="table-column">
      <style:table-column-properties style:column-width="7.223cm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cccccc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0.794cm"/>
    </style:style>
    <style:style style:name="Table6.B" style:family="table-column">
      <style:table-column-properties style:column-width="2.805cm"/>
    </style:style>
    <style:style style:name="Table6.C" style:family="table-column">
      <style:table-column-properties style:column-width="13.414cm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cccccc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808080"/>
    </style:style>
    <style:style style:name="Table6.B2" style:family="table-cell">
      <style:table-cell-properties fo:padding="0.097cm" fo:border-left="0.05pt solid #000000" fo:border-right="none" fo:border-top="none" fo:border-bottom="0.05pt solid #808080"/>
    </style:style>
    <style:style style:name="Table6.C2" style:family="table-cell">
      <style:table-cell-properties fo:padding="0.097cm" fo:border-left="0.05pt solid #000000" fo:border-right="0.05pt solid #000000" fo:border-top="none" fo:border-bottom="0.05pt solid #808080"/>
    </style:style>
    <style:style style:name="Table6.3" style:family="table-row">
      <style:table-row-properties fo:background-color="transparent">
        <style:background-image/>
      </style:table-row-properties>
    </style:style>
    <style:style style:name="Table6.A3" style:family="table-cell">
      <style:table-cell-properties fo:padding="0.097cm" fo:border-left="0.05pt solid #000000" fo:border-right="none" fo:border-top="none" fo:border-bottom="0.05pt solid #808080"/>
    </style:style>
    <style:style style:name="Table6.B3" style:family="table-cell">
      <style:table-cell-properties fo:padding="0.097cm" fo:border-left="0.05pt solid #000000" fo:border-right="none" fo:border-top="none" fo:border-bottom="0.05pt solid #808080"/>
    </style:style>
    <style:style style:name="Table6.C3" style:family="table-cell">
      <style:table-cell-properties fo:padding="0.097cm" fo:border-left="0.05pt solid #000000" fo:border-right="0.05pt solid #000000" fo:border-top="none" fo:border-bottom="0.05pt solid #80808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0.794cm"/>
    </style:style>
    <style:style style:name="Table4.B" style:family="table-column">
      <style:table-column-properties style:column-width="2.805cm"/>
    </style:style>
    <style:style style:name="Table4.C" style:family="table-column">
      <style:table-column-properties style:column-width="13.414cm"/>
    </style:style>
    <style:style style:name="Table4.A1" style:family="table-cell">
      <style:table-cell-properties fo:padding="0.097cm" fo:border-left="0.05pt solid #000000" fo:border-right="none" fo:border-top="0.05pt solid #000000" fo:border-bottom="0.05pt solid #808080"/>
    </style:style>
    <style:style style:name="Table4.C1" style:family="table-cell">
      <style:table-cell-properties fo:padding="0.097cm" fo:border-left="0.05pt solid #000000" fo:border-right="0.05pt solid #000000" fo:border-top="0.05pt solid #000000" fo:border-bottom="0.05pt solid #808080"/>
    </style:style>
    <style:style style:name="Table4.A2" style:family="table-cell">
      <style:table-cell-properties fo:padding="0.097cm" fo:border-left="0.05pt solid #000000" fo:border-right="none" fo:border-top="none" fo:border-bottom="0.05pt solid #808080"/>
    </style:style>
    <style:style style:name="Table4.C2" style:family="table-cell">
      <style:table-cell-properties fo:padding="0.097cm" fo:border-left="0.05pt solid #000000" fo:border-right="0.05pt solid #000000" fo:border-top="none" fo:border-bottom="0.05pt solid #808080"/>
    </style:style>
    <style:style style:name="Table4.3" style:family="table-row">
      <style:table-row-properties fo:background-color="transparent">
        <style:background-image/>
      </style:table-row-properties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.542cm"/>
    </style:style>
    <style:style style:name="Table8.B" style:family="table-column">
      <style:table-column-properties style:column-width="1.676cm"/>
    </style:style>
    <style:style style:name="Table8.C" style:family="table-column">
      <style:table-column-properties style:column-width="1.677cm"/>
    </style:style>
    <style:style style:name="Table8.D" style:family="table-column">
      <style:table-column-properties style:column-width="1.905cm"/>
    </style:style>
    <style:style style:name="Table8.F" style:family="table-column">
      <style:table-column-properties style:column-width="2.05cm"/>
    </style:style>
    <style:style style:name="Table8.G" style:family="table-column">
      <style:table-column-properties style:column-width="2.051cm"/>
    </style:style>
    <style:style style:name="Table8.H" style:family="table-column">
      <style:table-column-properties style:column-width="2.103cm"/>
    </style:style>
    <style:style style:name="Table8.I" style:family="table-column">
      <style:table-column-properties style:column-width="2.10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D4" style:family="table-cell">
      <style:table-cell-properties fo:background-color="#e8f2a1" fo:padding="0.097cm" fo:border-left="0.05pt solid #000000" fo:border-right="none" fo:border-top="none" fo:border-bottom="0.05pt solid #000000">
        <style:background-image/>
      </style:table-cell-properties>
    </style:style>
    <style:style style:name="Table8.I4" style:family="table-cell">
      <style:table-cell-properties fo:background-color="#e8f2a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8.12" style:family="table-row">
      <style:table-row-properties style:min-row-height="0.762cm"/>
    </style:style>
    <style:style style:name="P1" style:family="paragraph" style:parent-style-name="Table_20_Contents">
      <style:text-properties officeooo:rsid="000454c4" officeooo:paragraph-rsid="0049436f"/>
    </style:style>
    <style:style style:name="P2" style:family="paragraph" style:parent-style-name="Table_20_Contents">
      <style:text-properties officeooo:rsid="000454c4" officeooo:paragraph-rsid="005558cb"/>
    </style:style>
    <style:style style:name="P3" style:family="paragraph" style:parent-style-name="Table_20_Contents">
      <style:text-properties officeooo:rsid="000454c4" officeooo:paragraph-rsid="0063e111"/>
    </style:style>
    <style:style style:name="P4" style:family="paragraph" style:parent-style-name="Table_20_Contents">
      <style:text-properties officeooo:rsid="00061f8c" officeooo:paragraph-rsid="00080b35"/>
    </style:style>
    <style:style style:name="P5" style:family="paragraph" style:parent-style-name="Table_20_Contents">
      <style:text-properties officeooo:rsid="00061f8c" officeooo:paragraph-rsid="0049436f"/>
    </style:style>
    <style:style style:name="P6" style:family="paragraph" style:parent-style-name="Table_20_Contents">
      <style:text-properties officeooo:rsid="00061f8c" officeooo:paragraph-rsid="005558cb"/>
    </style:style>
    <style:style style:name="P7" style:family="paragraph" style:parent-style-name="Table_20_Contents">
      <style:text-properties officeooo:rsid="00061f8c" officeooo:paragraph-rsid="008d6425"/>
    </style:style>
    <style:style style:name="P8" style:family="paragraph" style:parent-style-name="Table_20_Contents">
      <style:text-properties officeooo:rsid="00080b35" officeooo:paragraph-rsid="00080b35"/>
    </style:style>
    <style:style style:name="P9" style:family="paragraph" style:parent-style-name="Table_20_Contents">
      <style:text-properties officeooo:rsid="00080b35" officeooo:paragraph-rsid="0049436f"/>
    </style:style>
    <style:style style:name="P10" style:family="paragraph" style:parent-style-name="Table_20_Contents">
      <style:text-properties officeooo:rsid="00080b35" officeooo:paragraph-rsid="005558cb"/>
    </style:style>
    <style:style style:name="P11" style:family="paragraph" style:parent-style-name="Table_20_Contents">
      <style:text-properties officeooo:rsid="00080b35" officeooo:paragraph-rsid="0063e111"/>
    </style:style>
    <style:style style:name="P12" style:family="paragraph" style:parent-style-name="Table_20_Contents">
      <style:text-properties officeooo:paragraph-rsid="00061f8c"/>
    </style:style>
    <style:style style:name="P13" style:family="paragraph" style:parent-style-name="Table_20_Contents">
      <style:text-properties officeooo:rsid="0017f545" officeooo:paragraph-rsid="0017f545"/>
    </style:style>
    <style:style style:name="P14" style:family="paragraph" style:parent-style-name="Table_20_Contents">
      <style:text-properties officeooo:rsid="0017f545" officeooo:paragraph-rsid="00182287"/>
    </style:style>
    <style:style style:name="P15" style:family="paragraph" style:parent-style-name="Table_20_Contents">
      <style:text-properties officeooo:rsid="00182287" officeooo:paragraph-rsid="00182287"/>
    </style:style>
    <style:style style:name="P16" style:family="paragraph" style:parent-style-name="Table_20_Contents">
      <style:text-properties style:font-name="Mono" fo:font-size="10pt" officeooo:rsid="00182287" officeooo:paragraph-rsid="00182287" style:font-size-asian="10pt" style:font-size-complex="10pt"/>
    </style:style>
    <style:style style:name="P17" style:family="paragraph" style:parent-style-name="Table_20_Contents">
      <style:text-properties style:font-name="Mono" fo:font-size="10pt" officeooo:rsid="002b9cb7" officeooo:paragraph-rsid="002b9cb7" style:font-size-asian="10pt" style:font-size-complex="10pt"/>
    </style:style>
    <style:style style:name="P18" style:family="paragraph" style:parent-style-name="Table_20_Contents">
      <style:text-properties style:font-name="Mono" fo:font-size="10pt" officeooo:rsid="002e5dde" officeooo:paragraph-rsid="002e5dde" style:font-size-asian="10pt" style:font-size-complex="10pt"/>
    </style:style>
    <style:style style:name="P19" style:family="paragraph" style:parent-style-name="Table_20_Contents">
      <style:text-properties style:font-name="Mono" fo:font-size="10pt" officeooo:rsid="002e5dde" officeooo:paragraph-rsid="00471e7f" style:font-size-asian="10pt" style:font-size-complex="10pt"/>
    </style:style>
    <style:style style:name="P20" style:family="paragraph" style:parent-style-name="Table_20_Contents">
      <style:text-properties style:font-name="Mono" fo:font-size="10pt" officeooo:rsid="002e5dde" officeooo:paragraph-rsid="00479e0f" style:font-size-asian="10pt" style:font-size-complex="10pt"/>
    </style:style>
    <style:style style:name="P21" style:family="paragraph" style:parent-style-name="Table_20_Contents">
      <style:text-properties style:font-name="Mono" fo:font-size="10pt" officeooo:rsid="002e5dde" officeooo:paragraph-rsid="00597630" style:font-size-asian="10pt" style:font-size-complex="10pt"/>
    </style:style>
    <style:style style:name="P22" style:family="paragraph" style:parent-style-name="Table_20_Contents">
      <style:text-properties style:font-name="Mono" fo:font-size="10pt" officeooo:rsid="002e5dde" officeooo:paragraph-rsid="005d63e6" style:font-size-asian="10pt" style:font-size-complex="10pt"/>
    </style:style>
    <style:style style:name="P23" style:family="paragraph" style:parent-style-name="Table_20_Contents">
      <style:text-properties style:font-name="Mono" fo:font-size="10pt" officeooo:rsid="002e5dde" officeooo:paragraph-rsid="005f230d" style:font-size-asian="10pt" style:font-size-complex="10pt"/>
    </style:style>
    <style:style style:name="P24" style:family="paragraph" style:parent-style-name="Table_20_Contents">
      <style:text-properties style:font-name="Mono" fo:font-size="10pt" officeooo:rsid="002e5dde" officeooo:paragraph-rsid="0062ac55" style:font-size-asian="10pt" style:font-size-complex="10pt"/>
    </style:style>
    <style:style style:name="P25" style:family="paragraph" style:parent-style-name="Table_20_Contents">
      <style:text-properties style:font-name="Mono" fo:font-size="10pt" officeooo:rsid="002e5dde" officeooo:paragraph-rsid="0063e111" style:font-size-asian="10pt" style:font-size-complex="10pt"/>
    </style:style>
    <style:style style:name="P26" style:family="paragraph" style:parent-style-name="Table_20_Contents">
      <style:text-properties style:font-name="Mono" fo:font-size="10pt" officeooo:rsid="002e5dde" officeooo:paragraph-rsid="0067de30" style:font-size-asian="10pt" style:font-size-complex="10pt"/>
    </style:style>
    <style:style style:name="P27" style:family="paragraph" style:parent-style-name="Table_20_Contents">
      <style:text-properties style:font-name="Mono" fo:font-size="10pt" officeooo:rsid="002e5dde" officeooo:paragraph-rsid="0067deb8" style:font-size-asian="10pt" style:font-size-complex="10pt"/>
    </style:style>
    <style:style style:name="P28" style:family="paragraph" style:parent-style-name="Table_20_Contents">
      <style:text-properties style:font-name="Mono" fo:font-size="10pt" officeooo:rsid="002e5dde" officeooo:paragraph-rsid="006db0d0" style:font-size-asian="10pt" style:font-size-complex="10pt"/>
    </style:style>
    <style:style style:name="P29" style:family="paragraph" style:parent-style-name="Table_20_Contents">
      <style:text-properties style:font-name="Mono" fo:font-size="10pt" officeooo:rsid="002e5dde" officeooo:paragraph-rsid="006dc8a8" style:font-size-asian="10pt" style:font-size-complex="10pt"/>
    </style:style>
    <style:style style:name="P30" style:family="paragraph" style:parent-style-name="Table_20_Contents">
      <style:text-properties style:font-name="Mono" fo:font-size="10pt" officeooo:rsid="002e5dde" officeooo:paragraph-rsid="008235d2" style:font-size-asian="10pt" style:font-size-complex="10pt"/>
    </style:style>
    <style:style style:name="P31" style:family="paragraph" style:parent-style-name="Table_20_Contents">
      <style:text-properties style:font-name="Mono" fo:font-size="10pt" officeooo:rsid="00339fd4" officeooo:paragraph-rsid="00339fd4" style:font-size-asian="10pt" style:font-size-complex="10pt"/>
    </style:style>
    <style:style style:name="P32" style:family="paragraph" style:parent-style-name="Table_20_Contents">
      <style:text-properties style:font-name="Mono" fo:font-size="10pt" officeooo:rsid="0082a44d" officeooo:paragraph-rsid="0082a44d" style:font-size-asian="10pt" style:font-size-complex="10pt"/>
    </style:style>
    <style:style style:name="P33" style:family="paragraph" style:parent-style-name="Table_20_Contents">
      <style:text-properties style:font-name="Mono" officeooo:rsid="0069800d" officeooo:paragraph-rsid="0069800d"/>
    </style:style>
    <style:style style:name="P34" style:family="paragraph" style:parent-style-name="Table_20_Contents">
      <style:text-properties fo:font-size="10pt" officeooo:rsid="00182287" officeooo:paragraph-rsid="00182287" style:font-size-asian="10pt" style:font-size-complex="10pt"/>
    </style:style>
    <style:style style:name="P35" style:family="paragraph" style:parent-style-name="Table_20_Contents">
      <style:text-properties officeooo:rsid="00277d63" officeooo:paragraph-rsid="00277d63"/>
    </style:style>
    <style:style style:name="P36" style:family="paragraph" style:parent-style-name="Table_20_Contents">
      <style:text-properties officeooo:rsid="0029aa2b" officeooo:paragraph-rsid="0029aa2b"/>
    </style:style>
    <style:style style:name="P37" style:family="paragraph" style:parent-style-name="Table_20_Contents">
      <style:text-properties officeooo:rsid="002b9cb7" officeooo:paragraph-rsid="002b9cb7"/>
    </style:style>
    <style:style style:name="P38" style:family="paragraph" style:parent-style-name="Table_20_Contents">
      <style:text-properties officeooo:rsid="002c8135" officeooo:paragraph-rsid="002c8135"/>
    </style:style>
    <style:style style:name="P39" style:family="paragraph" style:parent-style-name="Table_20_Contents">
      <style:text-properties officeooo:rsid="002e5dde" officeooo:paragraph-rsid="002e5dde"/>
    </style:style>
    <style:style style:name="P40" style:family="paragraph" style:parent-style-name="Table_20_Contents">
      <style:text-properties officeooo:rsid="002f35e3" officeooo:paragraph-rsid="002f35e3"/>
    </style:style>
    <style:style style:name="P41" style:family="paragraph" style:parent-style-name="Table_20_Contents">
      <style:text-properties officeooo:rsid="0030ec9b" officeooo:paragraph-rsid="0030ec9b"/>
    </style:style>
    <style:style style:name="P42" style:family="paragraph" style:parent-style-name="Table_20_Contents">
      <style:text-properties officeooo:rsid="0032da79" officeooo:paragraph-rsid="0032da79"/>
    </style:style>
    <style:style style:name="P43" style:family="paragraph" style:parent-style-name="Table_20_Contents">
      <style:text-properties officeooo:paragraph-rsid="00339fd4"/>
    </style:style>
    <style:style style:name="P44" style:family="paragraph" style:parent-style-name="Table_20_Contents">
      <style:text-properties officeooo:rsid="003933b0" officeooo:paragraph-rsid="003933b0"/>
    </style:style>
    <style:style style:name="P45" style:family="paragraph" style:parent-style-name="Table_20_Contents">
      <style:text-properties officeooo:paragraph-rsid="0039c6ca"/>
    </style:style>
    <style:style style:name="P46" style:family="paragraph" style:parent-style-name="Table_20_Contents">
      <style:text-properties officeooo:rsid="003af390" officeooo:paragraph-rsid="003af390"/>
    </style:style>
    <style:style style:name="P47" style:family="paragraph" style:parent-style-name="Table_20_Contents">
      <style:text-properties officeooo:paragraph-rsid="003933b0"/>
    </style:style>
    <style:style style:name="P48" style:family="paragraph" style:parent-style-name="Table_20_Contents">
      <style:text-properties officeooo:paragraph-rsid="003af390"/>
    </style:style>
    <style:style style:name="P49" style:family="paragraph" style:parent-style-name="Table_20_Contents">
      <style:text-properties officeooo:rsid="00416cc1" officeooo:paragraph-rsid="00416cc1"/>
    </style:style>
    <style:style style:name="P50" style:family="paragraph" style:parent-style-name="Table_20_Contents">
      <style:text-properties officeooo:rsid="00471e7f" officeooo:paragraph-rsid="00471e7f"/>
    </style:style>
    <style:style style:name="P51" style:family="paragraph" style:parent-style-name="Table_20_Contents">
      <style:text-properties officeooo:rsid="0049436f" officeooo:paragraph-rsid="0049436f"/>
    </style:style>
    <style:style style:name="P52" style:family="paragraph" style:parent-style-name="Table_20_Contents">
      <style:text-properties officeooo:paragraph-rsid="00494edc"/>
    </style:style>
    <style:style style:name="P53" style:family="paragraph" style:parent-style-name="Table_20_Contents">
      <style:text-properties officeooo:rsid="004e524f" officeooo:paragraph-rsid="004e524f"/>
    </style:style>
    <style:style style:name="P54" style:family="paragraph" style:parent-style-name="Table_20_Contents">
      <style:text-properties officeooo:rsid="004e524f" officeooo:paragraph-rsid="0069800d"/>
    </style:style>
    <style:style style:name="P55" style:family="paragraph" style:parent-style-name="Table_20_Contents">
      <style:text-properties officeooo:rsid="004f90a9" officeooo:paragraph-rsid="004f90a9"/>
    </style:style>
    <style:style style:name="P56" style:family="paragraph" style:parent-style-name="Table_20_Contents">
      <style:text-properties officeooo:rsid="00494edc" officeooo:paragraph-rsid="00494edc"/>
    </style:style>
    <style:style style:name="P57" style:family="paragraph" style:parent-style-name="Table_20_Contents">
      <style:text-properties officeooo:rsid="005558cb" officeooo:paragraph-rsid="005558cb"/>
    </style:style>
    <style:style style:name="P58" style:family="paragraph" style:parent-style-name="Table_20_Contents">
      <style:text-properties officeooo:rsid="00594a7a" officeooo:paragraph-rsid="00594a7a"/>
    </style:style>
    <style:style style:name="P59" style:family="paragraph" style:parent-style-name="Table_20_Contents">
      <style:text-properties style:text-position="super 58%" officeooo:rsid="00061f8c" officeooo:paragraph-rsid="005558cb"/>
    </style:style>
    <style:style style:name="P60" style:family="paragraph" style:parent-style-name="Table_20_Contents">
      <style:text-properties style:text-position="super 58%" officeooo:rsid="00080b35" officeooo:paragraph-rsid="005558cb"/>
    </style:style>
    <style:style style:name="P61" style:family="paragraph" style:parent-style-name="Table_20_Contents">
      <style:text-properties style:text-position="super 58%" officeooo:rsid="003933b0" officeooo:paragraph-rsid="003933b0"/>
    </style:style>
    <style:style style:name="P62" style:family="paragraph" style:parent-style-name="Table_20_Contents">
      <style:text-properties officeooo:rsid="003f6f26" officeooo:paragraph-rsid="005c2c5c"/>
    </style:style>
    <style:style style:name="P63" style:family="paragraph" style:parent-style-name="Table_20_Contents">
      <style:text-properties officeooo:rsid="005c2c5c" officeooo:paragraph-rsid="005c2c5c"/>
    </style:style>
    <style:style style:name="P64" style:family="paragraph" style:parent-style-name="Table_20_Contents">
      <style:text-properties officeooo:rsid="005d63e6" officeooo:paragraph-rsid="005d63e6"/>
    </style:style>
    <style:style style:name="P65" style:family="paragraph" style:parent-style-name="Table_20_Contents">
      <style:text-properties officeooo:rsid="0060cada" officeooo:paragraph-rsid="0060cada"/>
    </style:style>
    <style:style style:name="P66" style:family="paragraph" style:parent-style-name="Table_20_Contents">
      <style:text-properties officeooo:rsid="0062ac55" officeooo:paragraph-rsid="0062ac55"/>
    </style:style>
    <style:style style:name="P67" style:family="paragraph" style:parent-style-name="Table_20_Contents">
      <style:text-properties officeooo:rsid="0063e111" officeooo:paragraph-rsid="0063e111"/>
    </style:style>
    <style:style style:name="P68" style:family="paragraph" style:parent-style-name="Table_20_Contents">
      <style:text-properties officeooo:rsid="0067de30" officeooo:paragraph-rsid="0067de30"/>
    </style:style>
    <style:style style:name="P69" style:family="paragraph" style:parent-style-name="Table_20_Contents">
      <style:text-properties officeooo:paragraph-rsid="0067de30"/>
    </style:style>
    <style:style style:name="P70" style:family="paragraph" style:parent-style-name="Table_20_Contents">
      <style:text-properties officeooo:rsid="0067deb8" officeooo:paragraph-rsid="0067deb8"/>
    </style:style>
    <style:style style:name="P71" style:family="paragraph" style:parent-style-name="Table_20_Contents">
      <style:text-properties officeooo:rsid="0069800d" officeooo:paragraph-rsid="0069800d"/>
    </style:style>
    <style:style style:name="P72" style:family="paragraph" style:parent-style-name="Table_20_Contents">
      <style:text-properties officeooo:rsid="006b6fd9" officeooo:paragraph-rsid="006b6fd9"/>
    </style:style>
    <style:style style:name="P73" style:family="paragraph" style:parent-style-name="Table_20_Contents">
      <style:text-properties officeooo:rsid="006d1c8c" officeooo:paragraph-rsid="006d1c8c"/>
    </style:style>
    <style:style style:name="P74" style:family="paragraph" style:parent-style-name="Table_20_Contents">
      <style:text-properties officeooo:rsid="006db0d0" officeooo:paragraph-rsid="006db0d0"/>
    </style:style>
    <style:style style:name="P75" style:family="paragraph" style:parent-style-name="Table_20_Contents">
      <style:text-properties officeooo:rsid="006dc8a8" officeooo:paragraph-rsid="006dc8a8"/>
    </style:style>
    <style:style style:name="P76" style:family="paragraph" style:parent-style-name="Table_20_Contents">
      <style:text-properties officeooo:rsid="006e2e69" officeooo:paragraph-rsid="006e2e69"/>
    </style:style>
    <style:style style:name="P77" style:family="paragraph" style:parent-style-name="Table_20_Contents">
      <style:text-properties officeooo:rsid="006e2e69" officeooo:paragraph-rsid="007237fb"/>
    </style:style>
    <style:style style:name="P78" style:family="paragraph" style:parent-style-name="Table_20_Contents">
      <style:text-properties officeooo:rsid="006eeb2e" officeooo:paragraph-rsid="006eeb2e"/>
    </style:style>
    <style:style style:name="P79" style:family="paragraph" style:parent-style-name="Table_20_Contents">
      <style:text-properties officeooo:rsid="0070acb5" officeooo:paragraph-rsid="0070acb5"/>
    </style:style>
    <style:style style:name="P80" style:family="paragraph" style:parent-style-name="Table_20_Contents">
      <style:text-properties officeooo:rsid="00756bc7" officeooo:paragraph-rsid="00756bc7"/>
    </style:style>
    <style:style style:name="P81" style:family="paragraph" style:parent-style-name="Table_20_Contents">
      <style:text-properties officeooo:rsid="0076e411" officeooo:paragraph-rsid="0076e411"/>
    </style:style>
    <style:style style:name="P82" style:family="paragraph" style:parent-style-name="Table_20_Contents">
      <style:text-properties officeooo:rsid="0077aff3" officeooo:paragraph-rsid="0077aff3"/>
    </style:style>
    <style:style style:name="P83" style:family="paragraph" style:parent-style-name="Table_20_Contents">
      <style:text-properties officeooo:rsid="00780a2d" officeooo:paragraph-rsid="00780a2d"/>
    </style:style>
    <style:style style:name="P84" style:family="paragraph" style:parent-style-name="Table_20_Contents">
      <style:text-properties officeooo:rsid="007de251" officeooo:paragraph-rsid="007de251"/>
    </style:style>
    <style:style style:name="P85" style:family="paragraph" style:parent-style-name="Table_20_Contents">
      <style:text-properties officeooo:rsid="007f39d7" officeooo:paragraph-rsid="007f39d7"/>
    </style:style>
    <style:style style:name="P86" style:family="paragraph" style:parent-style-name="Table_20_Contents">
      <style:text-properties officeooo:rsid="008235d2" officeooo:paragraph-rsid="008235d2"/>
    </style:style>
    <style:style style:name="P87" style:family="paragraph" style:parent-style-name="Table_20_Contents">
      <style:text-properties officeooo:rsid="0082a44d" officeooo:paragraph-rsid="0082a44d"/>
    </style:style>
    <style:style style:name="P88" style:family="paragraph" style:parent-style-name="Table_20_Contents">
      <style:text-properties officeooo:paragraph-rsid="00845bad"/>
    </style:style>
    <style:style style:name="P89" style:family="paragraph" style:parent-style-name="Table_20_Contents">
      <style:text-properties officeooo:paragraph-rsid="00859e4d"/>
    </style:style>
    <style:style style:name="P90" style:family="paragraph" style:parent-style-name="Table_20_Contents">
      <style:text-properties officeooo:rsid="0087f119" officeooo:paragraph-rsid="0087f119"/>
    </style:style>
    <style:style style:name="P91" style:family="paragraph" style:parent-style-name="Table_20_Contents">
      <style:text-properties officeooo:rsid="0087f119" officeooo:paragraph-rsid="0091b10c"/>
    </style:style>
    <style:style style:name="P92" style:family="paragraph" style:parent-style-name="Table_20_Contents">
      <style:text-properties officeooo:rsid="008d6425" officeooo:paragraph-rsid="008d6425"/>
    </style:style>
    <style:style style:name="P93" style:family="paragraph" style:parent-style-name="Table_20_Contents">
      <style:text-properties officeooo:rsid="008f1fb0" officeooo:paragraph-rsid="008f1fb0"/>
    </style:style>
    <style:style style:name="P94" style:family="paragraph" style:parent-style-name="Table_20_Contents">
      <style:text-properties officeooo:rsid="0091b10c" officeooo:paragraph-rsid="0091b10c"/>
    </style:style>
    <style:style style:name="P95" style:family="paragraph" style:parent-style-name="Table_20_Contents">
      <style:text-properties officeooo:rsid="0092add5" officeooo:paragraph-rsid="0092add5"/>
    </style:style>
    <style:style style:name="P96" style:family="paragraph" style:parent-style-name="Table_20_Contents">
      <style:text-properties officeooo:paragraph-rsid="00080b35"/>
    </style:style>
    <style:style style:name="P97" style:family="paragraph" style:parent-style-name="Table_20_Contents">
      <style:text-properties style:text-position="0% 100%" officeooo:rsid="0092add5" officeooo:paragraph-rsid="0092add5"/>
    </style:style>
    <style:style style:name="P98" style:family="paragraph" style:parent-style-name="Table_20_Contents">
      <style:text-properties style:font-name="Liberation Serif" fo:font-size="10pt" officeooo:rsid="002e5dde" officeooo:paragraph-rsid="003933b0" style:font-size-asian="10pt" style:font-size-complex="10pt"/>
    </style:style>
    <style:style style:name="P99" style:family="paragraph" style:parent-style-name="Table_20_Contents">
      <style:text-properties style:font-name="Liberation Serif" fo:font-size="10pt" officeooo:rsid="002e5dde" officeooo:paragraph-rsid="003af390" style:font-size-asian="10pt" style:font-size-complex="10pt"/>
    </style:style>
    <style:style style:name="P100" style:family="paragraph" style:parent-style-name="Text_20_body">
      <style:text-properties officeooo:rsid="0008eb3c" officeooo:paragraph-rsid="0008eb3c"/>
    </style:style>
    <style:style style:name="P101" style:family="paragraph" style:parent-style-name="Text_20_body">
      <style:text-properties officeooo:rsid="000977ea" officeooo:paragraph-rsid="000b418d"/>
    </style:style>
    <style:style style:name="P102" style:family="paragraph" style:parent-style-name="Text_20_body">
      <style:text-properties officeooo:rsid="000b418d" officeooo:paragraph-rsid="000b418d"/>
    </style:style>
    <style:style style:name="P103" style:family="paragraph" style:parent-style-name="Text_20_body">
      <style:text-properties officeooo:paragraph-rsid="000b418d"/>
    </style:style>
    <style:style style:name="P104" style:family="paragraph" style:parent-style-name="Text_20_body">
      <style:text-properties officeooo:paragraph-rsid="00137c6c"/>
    </style:style>
    <style:style style:name="P105" style:family="paragraph" style:parent-style-name="Text_20_body">
      <style:text-properties officeooo:rsid="0017f545" officeooo:paragraph-rsid="0017f545"/>
    </style:style>
    <style:style style:name="P106" style:family="paragraph" style:parent-style-name="Text_20_body">
      <style:text-properties officeooo:paragraph-rsid="0018c1ca"/>
    </style:style>
    <style:style style:name="P107" style:family="paragraph" style:parent-style-name="Text_20_body">
      <style:text-properties officeooo:paragraph-rsid="0019d8c1"/>
    </style:style>
    <style:style style:name="P108" style:family="paragraph" style:parent-style-name="Text_20_body">
      <style:text-properties fo:color="#000000" officeooo:rsid="001b7a80" officeooo:paragraph-rsid="001b7a80"/>
    </style:style>
    <style:style style:name="P109" style:family="paragraph" style:parent-style-name="Text_20_body">
      <style:text-properties fo:color="#000000" officeooo:rsid="001c789a" officeooo:paragraph-rsid="001e1b68"/>
    </style:style>
    <style:style style:name="P110" style:family="paragraph" style:parent-style-name="Text_20_body">
      <style:text-properties fo:color="#000000" style:font-name="Liberation Serif" fo:font-weight="normal" officeooo:rsid="001f860e" officeooo:paragraph-rsid="001f860e" style:font-weight-asian="normal" style:font-weight-complex="normal"/>
    </style:style>
    <style:style style:name="P111" style:family="paragraph" style:parent-style-name="Text_20_body">
      <style:text-properties fo:color="#000000" style:font-name="Liberation Serif" fo:font-weight="normal" officeooo:rsid="0069800d" officeooo:paragraph-rsid="0069800d" style:font-weight-asian="normal" style:font-weight-complex="normal"/>
    </style:style>
    <style:style style:name="P112" style:family="paragraph" style:parent-style-name="Text_20_body">
      <style:text-properties fo:color="#000000" style:font-name="Liberation Serif" officeooo:rsid="0044bda1" officeooo:paragraph-rsid="0044bda1"/>
    </style:style>
    <style:style style:name="P113" style:family="paragraph" style:parent-style-name="Text_20_body">
      <style:text-properties fo:color="#000000" officeooo:rsid="004e524f" officeooo:paragraph-rsid="004e524f"/>
    </style:style>
    <style:style style:name="P114" style:family="paragraph" style:parent-style-name="Text_20_body">
      <style:text-properties officeooo:rsid="001e1b68" officeooo:paragraph-rsid="001e1b68"/>
    </style:style>
    <style:style style:name="P115" style:family="paragraph" style:parent-style-name="Text_20_body">
      <style:text-properties officeooo:paragraph-rsid="001c789a"/>
    </style:style>
    <style:style style:name="P116" style:family="paragraph" style:parent-style-name="Text_20_body">
      <style:text-properties officeooo:rsid="00209d6f" officeooo:paragraph-rsid="00209d6f"/>
    </style:style>
    <style:style style:name="P117" style:family="paragraph" style:parent-style-name="Text_20_body">
      <style:text-properties officeooo:rsid="0021d900" officeooo:paragraph-rsid="0021d900"/>
    </style:style>
    <style:style style:name="P118" style:family="paragraph" style:parent-style-name="Text_20_body">
      <style:text-properties officeooo:rsid="0021d900" officeooo:paragraph-rsid="002379d0"/>
    </style:style>
    <style:style style:name="P119" style:family="paragraph" style:parent-style-name="Text_20_body">
      <style:text-properties officeooo:rsid="0021d900" officeooo:paragraph-rsid="0024d663"/>
    </style:style>
    <style:style style:name="P120" style:family="paragraph" style:parent-style-name="Text_20_body">
      <style:text-properties officeooo:rsid="002379d0" officeooo:paragraph-rsid="002379d0"/>
    </style:style>
    <style:style style:name="P121" style:family="paragraph" style:parent-style-name="Text_20_body">
      <style:text-properties officeooo:paragraph-rsid="0026106f"/>
    </style:style>
    <style:style style:name="P122" style:family="paragraph" style:parent-style-name="Text_20_body">
      <style:text-properties fo:font-weight="bold" officeooo:rsid="0018c1ca" officeooo:paragraph-rsid="0018c1ca" style:font-weight-asian="bold" style:font-weight-complex="bold"/>
    </style:style>
    <style:style style:name="P123" style:family="paragraph" style:parent-style-name="Text_20_body">
      <style:text-properties officeooo:paragraph-rsid="003f43fe"/>
    </style:style>
    <style:style style:name="P124" style:family="paragraph" style:parent-style-name="Text_20_body">
      <style:text-properties officeooo:paragraph-rsid="001f860e"/>
    </style:style>
    <style:style style:name="P125" style:family="paragraph" style:parent-style-name="Text_20_body">
      <style:text-properties officeooo:paragraph-rsid="00433686"/>
    </style:style>
    <style:style style:name="P126" style:family="paragraph" style:parent-style-name="Text_20_body">
      <style:text-properties officeooo:paragraph-rsid="0045cc41"/>
    </style:style>
    <style:style style:name="P127" style:family="paragraph" style:parent-style-name="Text_20_body">
      <style:text-properties officeooo:paragraph-rsid="0047ac2a"/>
    </style:style>
    <style:style style:name="P128" style:family="paragraph" style:parent-style-name="Text_20_body">
      <style:text-properties officeooo:rsid="000454c4" officeooo:paragraph-rsid="000454c4"/>
    </style:style>
    <style:style style:name="P129" style:family="paragraph" style:parent-style-name="Text_20_body">
      <style:text-properties officeooo:rsid="000454c4" officeooo:paragraph-rsid="0049436f"/>
    </style:style>
    <style:style style:name="P130" style:family="paragraph" style:parent-style-name="Text_20_body">
      <style:text-properties style:font-name="Liberation Serif" officeooo:rsid="0019e2d2" officeooo:paragraph-rsid="004e524f"/>
    </style:style>
    <style:style style:name="P131" style:family="paragraph" style:parent-style-name="Text_20_body">
      <style:text-properties officeooo:rsid="0073db77" officeooo:paragraph-rsid="0073db77"/>
    </style:style>
    <style:style style:name="P132" style:family="paragraph" style:parent-style-name="Text_20_body">
      <style:text-properties fo:color="#808080" style:font-name="Liberation Serif" fo:font-weight="normal" officeooo:rsid="00433686" officeooo:paragraph-rsid="0067de30" style:font-weight-asian="normal" style:font-weight-complex="normal"/>
    </style:style>
    <style:style style:name="P133" style:family="paragraph" style:parent-style-name="Text_20_body">
      <style:text-properties officeooo:paragraph-rsid="00949588"/>
    </style:style>
    <style:style style:name="P134" style:family="paragraph" style:parent-style-name="Index">
      <style:text-properties fo:font-weight="normal" style:font-weight-asian="normal" style:font-weight-complex="normal"/>
    </style:style>
    <style:style style:name="P135" style:family="paragraph" style:parent-style-name="Text_20_body">
      <style:paragraph-properties fo:margin-top="0cm" fo:margin-bottom="0cm" loext:contextual-spacing="false"/>
      <style:text-properties officeooo:paragraph-rsid="001b7a80"/>
    </style:style>
    <style:style style:name="P136" style:family="paragraph" style:parent-style-name="Text_20_body">
      <style:paragraph-properties fo:margin-top="0cm" fo:margin-bottom="0cm" loext:contextual-spacing="false"/>
      <style:text-properties fo:color="#000000" style:font-name="Mono" fo:font-weight="normal" officeooo:rsid="001c789a" officeooo:paragraph-rsid="001c789a" style:font-weight-asian="normal" style:font-weight-complex="normal"/>
    </style:style>
    <style:style style:name="P137" style:family="paragraph" style:parent-style-name="Text_20_body">
      <style:paragraph-properties fo:margin-top="0cm" fo:margin-bottom="0cm" loext:contextual-spacing="false"/>
      <style:text-properties fo:color="#000000" style:text-position="super 58%" style:font-name="Liberation Sans" fo:font-size="16.1000003814697pt" fo:font-weight="bold" officeooo:rsid="00433686" officeooo:paragraph-rsid="001e1b6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38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weight="normal" officeooo:rsid="001b7a80" officeooo:paragraph-rsid="001b7a80" style:font-weight-asian="normal" style:font-weight-complex="normal"/>
    </style:style>
    <style:style style:name="P139" style:family="paragraph" style:parent-style-name="Text_20_body">
      <style:paragraph-properties fo:break-before="page"/>
    </style:style>
    <style:style style:name="P140" style:family="paragraph" style:parent-style-name="Text_20_body">
      <style:paragraph-properties fo:break-before="page"/>
      <style:text-properties officeooo:rsid="0017f545" officeooo:paragraph-rsid="00182287"/>
    </style:style>
    <style:style style:name="P141" style:family="paragraph" style:parent-style-name="Standard">
      <style:text-properties officeooo:rsid="00061f8c" officeooo:paragraph-rsid="0049436f"/>
    </style:style>
    <style:style style:name="P142" style:family="paragraph" style:parent-style-name="Standard">
      <style:text-properties fo:color="#cccccc" officeooo:paragraph-rsid="0067de30"/>
    </style:style>
    <style:style style:name="P143" style:family="paragraph" style:parent-style-name="Standard">
      <style:text-properties officeooo:paragraph-rsid="0067de30"/>
    </style:style>
    <style:style style:name="P144" style:family="paragraph" style:parent-style-name="Standard">
      <style:text-properties officeooo:paragraph-rsid="0069800d"/>
    </style:style>
    <style:style style:name="P145" style:family="paragraph" style:parent-style-name="Standard">
      <style:text-properties fo:color="#808080" style:font-name="Liberation Serif" fo:font-weight="normal" officeooo:rsid="0017c152" officeooo:paragraph-rsid="0067de30" style:font-weight-asian="normal" style:font-weight-complex="normal"/>
    </style:style>
    <style:style style:name="P146" style:family="paragraph" style:parent-style-name="Standard">
      <style:text-properties fo:color="#808080" style:font-name="Liberation Serif" fo:font-weight="normal" officeooo:rsid="006b6fd9" officeooo:paragraph-rsid="006b6fd9" style:font-weight-asian="normal" style:font-weight-complex="normal"/>
    </style:style>
    <style:style style:name="P147" style:family="paragraph" style:parent-style-name="Standard">
      <style:text-properties fo:color="#808080" style:font-name="Liberation Serif" fo:font-weight="normal" officeooo:rsid="0069800d" officeooo:paragraph-rsid="0069800d" style:font-weight-asian="normal" style:font-weight-complex="normal"/>
    </style:style>
    <style:style style:name="P1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1" style:family="paragraph" style:parent-style-name="Heading_20_1">
      <style:paragraph-properties fo:break-before="page"/>
    </style:style>
    <style:style style:name="P152" style:family="paragraph" style:parent-style-name="Heading_20_1">
      <style:paragraph-properties fo:break-before="page"/>
      <style:text-properties officeooo:rsid="000b418d" officeooo:paragraph-rsid="000b418d"/>
    </style:style>
    <style:style style:name="P153" style:family="paragraph" style:parent-style-name="Heading_20_1">
      <style:paragraph-properties fo:break-before="page"/>
      <style:text-properties officeooo:rsid="0017f545" officeooo:paragraph-rsid="0017f545"/>
    </style:style>
    <style:style style:name="P154" style:family="paragraph" style:parent-style-name="Heading_20_1">
      <style:paragraph-properties fo:break-before="page"/>
      <style:text-properties officeooo:rsid="00080b35" officeooo:paragraph-rsid="00080b35"/>
    </style:style>
    <style:style style:name="P155" style:family="paragraph" style:parent-style-name="Heading_20_1">
      <style:paragraph-properties fo:break-before="page"/>
      <style:text-properties officeooo:rsid="0047ac2a" officeooo:paragraph-rsid="0047ac2a"/>
    </style:style>
    <style:style style:name="P156" style:family="paragraph" style:parent-style-name="Heading_20_2">
      <style:text-properties style:font-name="Liberation Sans" fo:font-size="16.1000003814697pt" fo:font-weight="bold" officeooo:rsid="0021d900" officeooo:paragraph-rsid="0021d90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57" style:family="paragraph" style:parent-style-name="Heading_20_2">
      <style:text-properties officeooo:rsid="00433686" officeooo:paragraph-rsid="0045cc41"/>
    </style:style>
    <style:style style:name="P158" style:family="paragraph" style:parent-style-name="Heading_20_2">
      <style:text-properties officeooo:rsid="0017f545" officeooo:paragraph-rsid="0017f545"/>
    </style:style>
    <style:style style:name="P159" style:family="paragraph" style:parent-style-name="Heading_20_2" style:list-style-name="">
      <style:text-properties officeooo:rsid="0017f545" officeooo:paragraph-rsid="00182287"/>
    </style:style>
    <style:style style:name="P160" style:family="paragraph" style:parent-style-name="Heading_20_2">
      <style:text-properties officeooo:rsid="0017f545" officeooo:paragraph-rsid="00182287"/>
    </style:style>
    <style:style style:name="P161" style:family="paragraph" style:parent-style-name="Heading_20_2">
      <style:text-properties officeooo:rsid="0047ac2a" officeooo:paragraph-rsid="0047ac2a"/>
    </style:style>
    <style:style style:name="P162" style:family="paragraph" style:parent-style-name="Heading_20_3">
      <style:text-properties officeooo:rsid="0017f545" officeooo:paragraph-rsid="0017f545"/>
    </style:style>
    <style:style style:name="P163" style:family="paragraph" style:parent-style-name="Heading_20_3" style:list-style-name="">
      <style:text-properties officeooo:paragraph-rsid="0017f545"/>
    </style:style>
    <style:style style:name="P164" style:family="paragraph" style:parent-style-name="Heading_20_3">
      <style:text-properties officeooo:paragraph-rsid="0067de30"/>
    </style:style>
    <style:style style:name="P165" style:family="paragraph" style:parent-style-name="Heading_20_3">
      <style:text-properties style:font-name="Mono" fo:font-weight="normal" officeooo:rsid="0069800d" officeooo:paragraph-rsid="0069800d" style:font-weight-asian="normal" style:font-weight-complex="normal"/>
    </style:style>
    <style:style style:name="P166" style:family="paragraph" style:parent-style-name="Heading_20_3">
      <style:text-properties style:font-name="Mono" fo:font-weight="normal" officeooo:rsid="005280d1" officeooo:paragraph-rsid="0067de30" style:font-weight-asian="normal" style:font-weight-complex="normal"/>
    </style:style>
    <style:style style:name="P167" style:family="paragraph" style:parent-style-name="Heading_20_3">
      <style:text-properties officeooo:rsid="00080b35" officeooo:paragraph-rsid="00080b35"/>
    </style:style>
    <style:style style:name="P168" style:family="paragraph" style:parent-style-name="Heading_20_3">
      <style:paragraph-properties fo:break-before="page"/>
      <style:text-properties officeooo:paragraph-rsid="0017f545"/>
    </style:style>
    <style:style style:name="P169" style:family="paragraph" style:parent-style-name="Standard" style:list-style-name="L47">
      <style:text-properties fo:color="#808080" style:font-name="Liberation Serif" fo:font-weight="normal" officeooo:rsid="006b6fd9" officeooo:paragraph-rsid="006b6fd9" style:font-weight-asian="normal" style:font-weight-complex="normal"/>
    </style:style>
    <style:style style:name="P170" style:family="paragraph" style:parent-style-name="Table_20_Contents" style:list-style-name="L8">
      <style:text-properties style:font-name="Mono" fo:font-size="10pt" officeooo:rsid="00182287" officeooo:paragraph-rsid="00182287" style:font-size-asian="10pt" style:font-size-complex="10pt"/>
    </style:style>
    <style:style style:name="P171" style:family="paragraph" style:parent-style-name="Table_20_Contents" style:list-style-name="L10">
      <style:text-properties style:font-name="Mono" fo:font-size="10pt" officeooo:rsid="0040a7b0" officeooo:paragraph-rsid="0040a7b0" style:font-size-asian="10pt" style:font-size-complex="10pt"/>
    </style:style>
    <style:style style:name="P172" style:family="paragraph" style:parent-style-name="Table_20_Contents" style:list-style-name="L29">
      <style:text-properties style:font-name="Mono" fo:font-size="10pt" officeooo:rsid="002e5dde" officeooo:paragraph-rsid="005d63e6" style:font-size-asian="10pt" style:font-size-complex="10pt"/>
    </style:style>
    <style:style style:name="P173" style:family="paragraph" style:parent-style-name="Table_20_Contents" style:list-style-name="L39">
      <style:text-properties style:font-name="Mono" fo:font-size="10pt" officeooo:rsid="00277d63" officeooo:paragraph-rsid="00597630" style:font-size-asian="10pt" style:font-size-complex="10pt"/>
    </style:style>
    <style:style style:name="P174" style:family="paragraph" style:parent-style-name="Table_20_Contents" style:list-style-name="L9">
      <style:text-properties officeooo:paragraph-rsid="002e5dde"/>
    </style:style>
    <style:style style:name="P175" style:family="paragraph" style:parent-style-name="Table_20_Contents" style:list-style-name="L9">
      <style:text-properties fo:font-size="10pt" officeooo:rsid="002e5dde" officeooo:paragraph-rsid="002e5dde" style:font-size-asian="10pt" style:font-size-complex="10pt"/>
    </style:style>
    <style:style style:name="P176" style:family="paragraph" style:parent-style-name="Table_20_Contents" style:list-style-name="L27">
      <style:text-properties fo:font-size="10pt" officeooo:rsid="0040a7b0" officeooo:paragraph-rsid="00471e7f" style:font-size-asian="10pt" style:font-size-complex="10pt"/>
    </style:style>
    <style:style style:name="P177" style:family="paragraph" style:parent-style-name="Table_20_Contents" style:list-style-name="L28">
      <style:text-properties fo:font-size="10pt" officeooo:rsid="00471e7f" officeooo:paragraph-rsid="00471e7f" style:font-size-asian="10pt" style:font-size-complex="10pt"/>
    </style:style>
    <style:style style:name="P178" style:family="paragraph" style:parent-style-name="Table_20_Contents" style:list-style-name="L11">
      <style:text-properties officeooo:paragraph-rsid="002e5dde"/>
    </style:style>
    <style:style style:name="P179" style:family="paragraph" style:parent-style-name="Table_20_Contents" style:list-style-name="L12">
      <style:text-properties officeooo:paragraph-rsid="002e5dde"/>
    </style:style>
    <style:style style:name="P180" style:family="paragraph" style:parent-style-name="Table_20_Contents" style:list-style-name="L13">
      <style:text-properties officeooo:rsid="00339fd4" officeooo:paragraph-rsid="00339fd4"/>
    </style:style>
    <style:style style:name="P181" style:family="paragraph" style:parent-style-name="Table_20_Contents" style:list-style-name="L14">
      <style:text-properties officeooo:rsid="00339fd4" officeooo:paragraph-rsid="00339fd4"/>
    </style:style>
    <style:style style:name="P182" style:family="paragraph" style:parent-style-name="Table_20_Contents" style:list-style-name="L15">
      <style:text-properties officeooo:rsid="00339fd4" officeooo:paragraph-rsid="00339fd4"/>
    </style:style>
    <style:style style:name="P183" style:family="paragraph" style:parent-style-name="Table_20_Contents" style:list-style-name="L16">
      <style:text-properties officeooo:rsid="00339fd4" officeooo:paragraph-rsid="00339fd4"/>
    </style:style>
    <style:style style:name="P184" style:family="paragraph" style:parent-style-name="Table_20_Contents" style:list-style-name="L17">
      <style:text-properties officeooo:rsid="00339fd4" officeooo:paragraph-rsid="003594d0"/>
    </style:style>
    <style:style style:name="P185" style:family="paragraph" style:parent-style-name="Table_20_Contents" style:list-style-name="L18">
      <style:text-properties officeooo:rsid="00339fd4" officeooo:paragraph-rsid="0039c6ca"/>
    </style:style>
    <style:style style:name="P186" style:family="paragraph" style:parent-style-name="Table_20_Contents" style:list-style-name="L19">
      <style:text-properties officeooo:rsid="00339fd4" officeooo:paragraph-rsid="0039c6ca"/>
    </style:style>
    <style:style style:name="P187" style:family="paragraph" style:parent-style-name="Table_20_Contents" style:list-style-name="L20">
      <style:text-properties officeooo:rsid="00339fd4" officeooo:paragraph-rsid="003af390"/>
    </style:style>
    <style:style style:name="P188" style:family="paragraph" style:parent-style-name="Table_20_Contents" style:list-style-name="L21">
      <style:text-properties officeooo:rsid="00339fd4" officeooo:paragraph-rsid="003af390"/>
    </style:style>
    <style:style style:name="P189" style:family="paragraph" style:parent-style-name="Table_20_Contents" style:list-style-name="L22">
      <style:text-properties officeooo:paragraph-rsid="00479e0f"/>
    </style:style>
    <style:style style:name="P190" style:family="paragraph" style:parent-style-name="Table_20_Contents" style:list-style-name="L23">
      <style:text-properties officeooo:paragraph-rsid="00479e0f"/>
    </style:style>
    <style:style style:name="P191" style:family="paragraph" style:parent-style-name="Table_20_Contents" style:list-style-name="L24">
      <style:text-properties officeooo:paragraph-rsid="00479e0f"/>
    </style:style>
    <style:style style:name="P192" style:family="paragraph" style:parent-style-name="Table_20_Contents" style:list-style-name="L25">
      <style:text-properties officeooo:paragraph-rsid="00479e0f"/>
    </style:style>
    <style:style style:name="P193" style:family="paragraph" style:parent-style-name="Table_20_Contents" style:list-style-name="L26">
      <style:text-properties officeooo:paragraph-rsid="00471e7f"/>
    </style:style>
    <style:style style:name="P194" style:family="paragraph" style:parent-style-name="Table_20_Contents" style:list-style-name="L30">
      <style:text-properties officeooo:paragraph-rsid="005d63e6"/>
    </style:style>
    <style:style style:name="P195" style:family="paragraph" style:parent-style-name="Table_20_Contents" style:list-style-name="L31">
      <style:text-properties officeooo:paragraph-rsid="0063e111"/>
    </style:style>
    <style:style style:name="P196" style:family="paragraph" style:parent-style-name="Table_20_Contents" style:list-style-name="L32">
      <style:text-properties officeooo:rsid="0063e111" officeooo:paragraph-rsid="0063e111"/>
    </style:style>
    <style:style style:name="P197" style:family="paragraph" style:parent-style-name="Table_20_Contents" style:list-style-name="L33">
      <style:text-properties officeooo:paragraph-rsid="0067deb8"/>
    </style:style>
    <style:style style:name="P198" style:family="paragraph" style:parent-style-name="Table_20_Contents" style:list-style-name="L34">
      <style:text-properties officeooo:rsid="0067de30" officeooo:paragraph-rsid="0067deb8"/>
    </style:style>
    <style:style style:name="P199" style:family="paragraph" style:parent-style-name="Table_20_Contents" style:list-style-name="L43">
      <style:text-properties officeooo:rsid="0067de30" officeooo:paragraph-rsid="0067de30"/>
    </style:style>
    <style:style style:name="P200" style:family="paragraph" style:parent-style-name="Table_20_Contents" style:list-style-name="L35">
      <style:text-properties officeooo:paragraph-rsid="006dc8a8"/>
    </style:style>
    <style:style style:name="P201" style:family="paragraph" style:parent-style-name="Table_20_Contents" style:list-style-name="L35">
      <style:text-properties officeooo:rsid="006dc8a8" officeooo:paragraph-rsid="006dc8a8"/>
    </style:style>
    <style:style style:name="P202" style:family="paragraph" style:parent-style-name="Table_20_Contents" style:list-style-name="L36">
      <style:text-properties officeooo:paragraph-rsid="008235d2"/>
    </style:style>
    <style:style style:name="P203" style:family="paragraph" style:parent-style-name="Table_20_Contents" style:list-style-name="L37">
      <style:text-properties officeooo:paragraph-rsid="008235d2"/>
    </style:style>
    <style:style style:name="P204" style:family="paragraph" style:parent-style-name="Table_20_Contents" style:list-style-name="L38">
      <style:text-properties officeooo:paragraph-rsid="00597630"/>
    </style:style>
    <style:style style:name="P205" style:family="paragraph" style:parent-style-name="Table_20_Contents" style:list-style-name="L40">
      <style:text-properties officeooo:paragraph-rsid="002946c6"/>
    </style:style>
    <style:style style:name="P206" style:family="paragraph" style:parent-style-name="Table_20_Contents" style:list-style-name="L41">
      <style:text-properties officeooo:paragraph-rsid="002946c6"/>
    </style:style>
    <style:style style:name="P207" style:family="paragraph" style:parent-style-name="Table_20_Contents" style:list-style-name="L42">
      <style:text-properties officeooo:paragraph-rsid="0067de30"/>
    </style:style>
    <style:style style:name="P208" style:family="paragraph" style:parent-style-name="Table_20_Contents">
      <style:text-properties officeooo:rsid="009d5b89" officeooo:paragraph-rsid="009d5b89"/>
    </style:style>
    <style:style style:name="P209" style:family="paragraph" style:parent-style-name="Text_20_body" style:list-style-name="L7">
      <style:text-properties officeooo:paragraph-rsid="0019d8c1"/>
    </style:style>
    <style:style style:name="P210" style:family="paragraph" style:parent-style-name="Text_20_body" style:list-style-name="L1">
      <style:paragraph-properties fo:margin-top="0cm" fo:margin-bottom="0cm" loext:contextual-spacing="false"/>
      <style:text-properties officeooo:paragraph-rsid="0045cc41"/>
    </style:style>
    <style:style style:name="P211" style:family="paragraph" style:parent-style-name="Text_20_body" style:list-style-name="L2">
      <style:paragraph-properties fo:margin-top="0cm" fo:margin-bottom="0cm" loext:contextual-spacing="false"/>
      <style:text-properties officeooo:paragraph-rsid="0044bda1"/>
    </style:style>
    <style:style style:name="P212" style:family="paragraph" style:parent-style-name="Text_20_body" style:list-style-name="L3">
      <style:paragraph-properties fo:margin-top="0cm" fo:margin-bottom="0cm" loext:contextual-spacing="false"/>
      <style:text-properties officeooo:paragraph-rsid="0045cc41"/>
    </style:style>
    <style:style style:name="P213" style:family="paragraph" style:parent-style-name="Text_20_body" style:list-style-name="L4">
      <style:paragraph-properties fo:margin-top="0cm" fo:margin-bottom="0cm" loext:contextual-spacing="false"/>
      <style:text-properties officeooo:paragraph-rsid="0045cc41"/>
    </style:style>
    <style:style style:name="P214" style:family="paragraph" style:parent-style-name="Text_20_body" style:list-style-name="L5">
      <style:paragraph-properties fo:margin-top="0cm" fo:margin-bottom="0cm" loext:contextual-spacing="false"/>
      <style:text-properties officeooo:paragraph-rsid="0045cc41"/>
    </style:style>
    <style:style style:name="P215" style:family="paragraph" style:parent-style-name="Text_20_body" style:list-style-name="L6">
      <style:paragraph-properties fo:margin-top="0cm" fo:margin-bottom="0cm" loext:contextual-spacing="false"/>
      <style:text-properties officeooo:paragraph-rsid="0045cc41"/>
    </style:style>
    <style:style style:name="P216" style:family="paragraph" style:parent-style-name="Text_20_body" style:list-style-name="L44">
      <style:paragraph-properties fo:margin-top="0cm" fo:margin-bottom="0cm" loext:contextual-spacing="false"/>
      <style:text-properties fo:color="#000000" officeooo:rsid="001c789a" officeooo:paragraph-rsid="001c789a"/>
    </style:style>
    <style:style style:name="P217" style:family="paragraph" style:parent-style-name="Text_20_body" style:list-style-name="L45">
      <style:paragraph-properties fo:margin-top="0cm" fo:margin-bottom="0cm" loext:contextual-spacing="false"/>
      <style:text-properties fo:color="#000000" officeooo:rsid="001c789a" officeooo:paragraph-rsid="001c789a"/>
    </style:style>
    <style:style style:name="P218" style:family="paragraph" style:parent-style-name="Text_20_body" style:list-style-name="L44">
      <style:paragraph-properties fo:margin-top="0cm" fo:margin-bottom="0cm" loext:contextual-spacing="false"/>
      <style:text-properties fo:color="#000000" style:font-name="Mono" fo:font-weight="normal" officeooo:rsid="001c789a" officeooo:paragraph-rsid="001c789a" style:font-weight-asian="normal" style:font-weight-complex="normal"/>
    </style:style>
    <style:style style:name="P219" style:family="paragraph" style:parent-style-name="Text_20_body" style:list-style-name="L45">
      <style:paragraph-properties fo:margin-top="0cm" fo:margin-bottom="0cm" loext:contextual-spacing="false"/>
      <style:text-properties fo:color="#000000" style:font-name="Mono" fo:font-weight="normal" officeooo:rsid="001c789a" officeooo:paragraph-rsid="001c789a" style:font-weight-asian="normal" style:font-weight-complex="normal"/>
    </style:style>
    <style:style style:name="P220" style:family="paragraph" style:parent-style-name="Text_20_body" style:list-style-name="L46">
      <style:paragraph-properties fo:margin-top="0cm" fo:margin-bottom="0cm" loext:contextual-spacing="false"/>
      <style:text-properties officeooo:paragraph-rsid="001e1b68"/>
    </style:style>
    <style:style style:name="P221" style:family="paragraph" style:parent-style-name="Text_20_body" style:list-style-name="L48">
      <style:paragraph-properties fo:margin-top="0cm" fo:margin-bottom="0cm" loext:contextual-spacing="false"/>
      <style:text-properties officeooo:paragraph-rsid="0014650f"/>
    </style:style>
    <style:style style:name="P222" style:family="paragraph" style:parent-style-name="Text_20_body" style:list-style-name="L49">
      <style:paragraph-properties fo:margin-top="0cm" fo:margin-bottom="0cm" loext:contextual-spacing="false"/>
      <style:text-properties officeooo:paragraph-rsid="0016c3d2"/>
    </style:style>
    <style:style style:name="P223" style:family="paragraph" style:parent-style-name="Text_20_body" style:list-style-name="L50">
      <style:paragraph-properties fo:margin-top="0cm" fo:margin-bottom="0cm" loext:contextual-spacing="false"/>
      <style:text-properties officeooo:paragraph-rsid="0014650f"/>
    </style:style>
    <style:style style:name="P224" style:family="paragraph" style:parent-style-name="Text_20_body" style:list-style-name="L51">
      <style:paragraph-properties fo:margin-top="0cm" fo:margin-bottom="0cm" loext:contextual-spacing="false"/>
      <style:text-properties officeooo:paragraph-rsid="0014650f"/>
    </style:style>
    <style:style style:name="P225" style:family="paragraph" style:parent-style-name="Text_20_body" style:list-style-name="L51">
      <style:paragraph-properties fo:margin-top="0cm" fo:margin-bottom="0cm" loext:contextual-spacing="false"/>
      <style:text-properties style:text-position="0% 100%" style:font-name="Mono" officeooo:rsid="0014650f" officeooo:paragraph-rsid="0014650f"/>
    </style:style>
    <style:style style:name="P226" style:family="paragraph" style:parent-style-name="Text_20_body" style:list-style-name="L59">
      <style:paragraph-properties fo:margin-top="0cm" fo:margin-bottom="0cm" loext:contextual-spacing="false"/>
      <style:text-properties style:text-position="0% 100%" style:font-name="Mono" officeooo:rsid="0014650f" officeooo:paragraph-rsid="00949588"/>
    </style:style>
    <style:style style:name="P227" style:family="paragraph" style:parent-style-name="Text_20_body" style:list-style-name="L51">
      <style:paragraph-properties fo:margin-top="0cm" fo:margin-bottom="0cm" loext:contextual-spacing="false"/>
      <style:text-properties style:text-position="0% 100%" style:font-name="Mono" fo:font-weight="normal" officeooo:rsid="0014650f" officeooo:paragraph-rsid="0014650f" style:font-weight-asian="normal" style:font-weight-complex="normal"/>
    </style:style>
    <style:style style:name="P228" style:family="paragraph" style:parent-style-name="Text_20_body" style:list-style-name="L59">
      <style:paragraph-properties fo:margin-top="0cm" fo:margin-bottom="0cm" loext:contextual-spacing="false"/>
      <style:text-properties style:text-position="0% 100%" style:font-name="Mono" fo:font-weight="normal" officeooo:rsid="0014650f" officeooo:paragraph-rsid="00949588" style:font-weight-asian="normal" style:font-weight-complex="normal"/>
    </style:style>
    <style:style style:name="P229" style:family="paragraph" style:parent-style-name="Text_20_body" style:list-style-name="L52">
      <style:paragraph-properties fo:margin-top="0cm" fo:margin-bottom="0cm" loext:contextual-spacing="false"/>
      <style:text-properties officeooo:paragraph-rsid="0014650f"/>
    </style:style>
    <style:style style:name="P230" style:family="paragraph" style:parent-style-name="Text_20_body" style:list-style-name="L53">
      <style:paragraph-properties fo:margin-top="0cm" fo:margin-bottom="0cm" loext:contextual-spacing="false"/>
      <style:text-properties officeooo:rsid="009650ae" officeooo:paragraph-rsid="009650ae"/>
    </style:style>
    <style:style style:name="P231" style:family="paragraph" style:parent-style-name="Text_20_body" style:list-style-name="L55">
      <style:paragraph-properties fo:margin-top="0cm" fo:margin-bottom="0cm" loext:contextual-spacing="false"/>
      <style:text-properties officeooo:rsid="009650ae" officeooo:paragraph-rsid="009650ae"/>
    </style:style>
    <style:style style:name="P232" style:family="paragraph" style:parent-style-name="Text_20_body" style:list-style-name="L56">
      <style:paragraph-properties fo:margin-top="0cm" fo:margin-bottom="0cm" loext:contextual-spacing="false"/>
      <style:text-properties officeooo:rsid="009650ae" officeooo:paragraph-rsid="009650ae"/>
    </style:style>
    <style:style style:name="P233" style:family="paragraph" style:parent-style-name="Text_20_body" style:list-style-name="L54">
      <style:paragraph-properties fo:margin-top="0cm" fo:margin-bottom="0cm" loext:contextual-spacing="false"/>
      <style:text-properties officeooo:paragraph-rsid="009650ae"/>
    </style:style>
    <style:style style:name="P234" style:family="paragraph" style:parent-style-name="Text_20_body" style:list-style-name="L57">
      <style:paragraph-properties fo:margin-top="0cm" fo:margin-bottom="0cm" loext:contextual-spacing="false"/>
      <style:text-properties officeooo:paragraph-rsid="00949588"/>
    </style:style>
    <style:style style:name="P235" style:family="paragraph" style:parent-style-name="Text_20_body" style:list-style-name="L58">
      <style:paragraph-properties fo:margin-top="0cm" fo:margin-bottom="0cm" loext:contextual-spacing="false"/>
      <style:text-properties officeooo:paragraph-rsid="00949588"/>
    </style:style>
    <style:style style:name="P236" style:family="paragraph" style:parent-style-name="Text_20_body" style:list-style-name="L59">
      <style:paragraph-properties fo:margin-top="0cm" fo:margin-bottom="0cm" loext:contextual-spacing="false"/>
      <style:text-properties officeooo:paragraph-rsid="00949588"/>
    </style:style>
    <style:style style:name="P237" style:family="paragraph" style:parent-style-name="Text_20_body" style:list-style-name="L60">
      <style:paragraph-properties fo:margin-top="0cm" fo:margin-bottom="0cm" loext:contextual-spacing="false"/>
      <style:text-properties officeooo:paragraph-rsid="0094958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61f8c"/>
    </style:style>
    <style:style style:name="T3" style:family="text">
      <style:text-properties style:text-position="super 58%" officeooo:rsid="00080b35"/>
    </style:style>
    <style:style style:name="T4" style:family="text">
      <style:text-properties style:text-position="super 58%" style:font-name="Mono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style:font-name="Mono" officeooo:rsid="0010ab28"/>
    </style:style>
    <style:style style:name="T6" style:family="text">
      <style:text-properties style:text-position="super 58%" style:font-name="Mono" fo:font-weight="normal" style:font-weight-asian="normal" style:font-weight-complex="normal"/>
    </style:style>
    <style:style style:name="T7" style:family="text">
      <style:text-properties style:text-position="super 58%" style:font-name="Mono" fo:font-weight="normal" officeooo:rsid="0010ab28" style:font-weight-asian="normal" style:font-weight-complex="normal"/>
    </style:style>
    <style:style style:name="T8" style:family="text">
      <style:text-properties style:text-position="super 58%" style:font-name="Mono" officeooo:rsid="001e1b68"/>
    </style:style>
    <style:style style:name="T9" style:family="text">
      <style:text-properties style:text-position="super 58%" style:font-name="Mono" officeooo:rsid="002379d0"/>
    </style:style>
    <style:style style:name="T10" style:family="text">
      <style:text-properties style:text-position="super 58%" style:font-name="Liberation Serif" fo:font-weight="normal" officeooo:rsid="00125721" style:font-weight-asian="normal" style:font-weight-complex="normal"/>
    </style:style>
    <style:style style:name="T11" style:family="text">
      <style:text-properties style:text-position="super 58%" officeooo:rsid="001b4128"/>
    </style:style>
    <style:style style:name="T12" style:family="text">
      <style:text-properties style:text-position="super 58%" officeooo:rsid="003933b0"/>
    </style:style>
    <style:style style:name="T13" style:family="text">
      <style:text-properties style:text-position="super 58%" officeooo:rsid="0063e111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0454c4"/>
    </style:style>
    <style:style style:name="T16" style:family="text">
      <style:text-properties style:text-position="0% 100%" officeooo:rsid="00080b35"/>
    </style:style>
    <style:style style:name="T17" style:family="text">
      <style:text-properties style:text-position="0% 100%" style:font-name="Mono" fo:font-weight="normal" officeooo:rsid="0014650f" style:font-weight-asian="normal" style:font-weight-complex="normal"/>
    </style:style>
    <style:style style:name="T18" style:family="text">
      <style:text-properties style:text-position="0% 100%" style:font-name="Mono" fo:font-weight="normal" officeooo:rsid="00125721" style:font-weight-asian="normal" style:font-weight-complex="normal"/>
    </style:style>
    <style:style style:name="T19" style:family="text">
      <style:text-properties style:text-position="0% 100%" style:font-name="Mono" fo:font-weight="normal" officeooo:rsid="001b7a80" style:font-weight-asian="normal" style:font-weight-complex="normal"/>
    </style:style>
    <style:style style:name="T20" style:family="text">
      <style:text-properties style:text-position="0% 100%" style:font-name="Mono" officeooo:rsid="002379d0"/>
    </style:style>
    <style:style style:name="T21" style:family="text">
      <style:text-properties style:text-position="0% 100%" style:font-name="Liberation Serif" fo:font-weight="normal" style:font-weight-asian="normal" style:font-weight-complex="normal"/>
    </style:style>
    <style:style style:name="T22" style:family="text">
      <style:text-properties style:text-position="0% 100%" style:font-name="Liberation Serif" fo:font-weight="normal" officeooo:rsid="0011f6c3" style:font-weight-asian="normal" style:font-weight-complex="normal"/>
    </style:style>
    <style:style style:name="T23" style:family="text">
      <style:text-properties style:text-position="0% 100%" style:font-name="Liberation Serif" fo:font-weight="normal" officeooo:rsid="0010ab28" style:font-weight-asian="normal" style:font-weight-complex="normal"/>
    </style:style>
    <style:style style:name="T24" style:family="text">
      <style:text-properties style:text-position="0% 100%" style:font-name="Liberation Serif" fo:font-weight="normal" officeooo:rsid="00125721" style:font-weight-asian="normal" style:font-weight-complex="normal"/>
    </style:style>
    <style:style style:name="T25" style:family="text">
      <style:text-properties style:text-position="0% 100%" style:font-name="Liberation Serif" fo:font-weight="normal" officeooo:rsid="0014650f" style:font-weight-asian="normal" style:font-weight-complex="normal"/>
    </style:style>
    <style:style style:name="T26" style:family="text">
      <style:text-properties style:text-position="0% 100%" style:font-name="Liberation Serif" fo:font-weight="normal" officeooo:rsid="00155984" style:font-weight-asian="normal" style:font-weight-complex="normal"/>
    </style:style>
    <style:style style:name="T27" style:family="text">
      <style:text-properties style:text-position="0% 100%" style:font-name="Liberation Serif" fo:font-weight="normal" officeooo:rsid="0016c3d2" style:font-weight-asian="normal" style:font-weight-complex="normal"/>
    </style:style>
    <style:style style:name="T28" style:family="text">
      <style:text-properties style:text-position="0% 100%" style:font-name="Liberation Serif" fo:font-weight="normal" officeooo:rsid="0017c152" style:font-weight-asian="normal" style:font-weight-complex="normal"/>
    </style:style>
    <style:style style:name="T29" style:family="text">
      <style:text-properties style:text-position="0% 100%" style:font-name="Liberation Serif" fo:font-weight="normal" officeooo:rsid="001b1550" style:font-weight-asian="normal" style:font-weight-complex="normal"/>
    </style:style>
    <style:style style:name="T30" style:family="text">
      <style:text-properties style:text-position="0% 100%" style:font-name="Liberation Serif" fo:font-weight="normal" officeooo:rsid="001b7a80" style:font-weight-asian="normal" style:font-weight-complex="normal"/>
    </style:style>
    <style:style style:name="T31" style:family="text">
      <style:text-properties style:text-position="0% 100%" style:font-name="Liberation Serif" fo:font-weight="normal" officeooo:rsid="0029c0ed" style:font-weight-asian="normal" style:font-weight-complex="normal"/>
    </style:style>
    <style:style style:name="T32" style:family="text">
      <style:text-properties style:text-position="0% 100%" style:font-name="Liberation Serif" fo:font-weight="normal" officeooo:rsid="003f43fe" style:font-weight-asian="normal" style:font-weight-complex="normal"/>
    </style:style>
    <style:style style:name="T33" style:family="text">
      <style:text-properties style:text-position="0% 100%" style:font-name="Liberation Serif" fo:font-weight="normal" officeooo:rsid="00949588" style:font-weight-asian="normal" style:font-weight-complex="normal"/>
    </style:style>
    <style:style style:name="T34" style:family="text">
      <style:text-properties style:text-position="0% 100%" style:font-name="Liberation Serif" fo:font-weight="normal" officeooo:rsid="009650ae" style:font-weight-asian="normal" style:font-weight-complex="normal"/>
    </style:style>
    <style:style style:name="T35" style:family="text">
      <style:text-properties style:text-position="0% 100%" style:font-name="Liberation Serif" fo:font-weight="bold" style:font-weight-asian="bold" style:font-weight-complex="bold"/>
    </style:style>
    <style:style style:name="T36" style:family="text">
      <style:text-properties style:text-position="0% 100%" style:font-name="Liberation Serif" fo:font-weight="bold" officeooo:rsid="0014650f" style:font-weight-asian="bold" style:font-weight-complex="bold"/>
    </style:style>
    <style:style style:name="T37" style:family="text">
      <style:text-properties style:text-position="0% 100%" style:font-name="Liberation Serif" fo:font-weight="bold" officeooo:rsid="001b7a80" style:font-weight-asian="bold" style:font-weight-complex="bold"/>
    </style:style>
    <style:style style:name="T38" style:family="text">
      <style:text-properties style:text-position="0% 100%" style:font-name="Liberation Serif" fo:font-weight="bold" officeooo:rsid="00949588" style:font-weight-asian="bold" style:font-weight-complex="bold"/>
    </style:style>
    <style:style style:name="T39" style:family="text">
      <style:text-properties style:text-position="0% 100%" style:font-name="Liberation Serif" officeooo:rsid="001e1b68"/>
    </style:style>
    <style:style style:name="T40" style:family="text">
      <style:text-properties style:text-position="0% 100%" style:font-name="Liberation Serif" officeooo:rsid="002379d0"/>
    </style:style>
    <style:style style:name="T41" style:family="text">
      <style:text-properties style:text-position="0% 100%" style:font-name="ьщтщ" fo:font-weight="normal" officeooo:rsid="0014650f" style:font-weight-asian="normal" style:font-weight-complex="normal"/>
    </style:style>
    <style:style style:name="T42" style:family="text">
      <style:text-properties style:text-position="0% 100%" officeooo:rsid="0092add5"/>
    </style:style>
    <style:style style:name="T43" style:family="text">
      <style:text-properties officeooo:rsid="00061f8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0ab28" style:font-weight-asian="bold" style:font-weight-complex="bold"/>
    </style:style>
    <style:style style:name="T46" style:family="text">
      <style:text-properties fo:font-weight="bold" officeooo:rsid="001b1550" style:font-weight-asian="bold" style:font-weight-complex="bold"/>
    </style:style>
    <style:style style:name="T47" style:family="text">
      <style:text-properties fo:font-weight="bold" officeooo:rsid="00949588" style:font-weight-asian="bold" style:font-weight-complex="bold"/>
    </style:style>
    <style:style style:name="T48" style:family="text">
      <style:text-properties fo:font-weight="bold" officeooo:rsid="009650ae" style:font-weight-asian="bold" style:font-weight-complex="bold"/>
    </style:style>
    <style:style style:name="T49" style:family="text">
      <style:text-properties officeooo:rsid="00080b35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0b96db" style:font-weight-asian="normal" style:font-weight-complex="normal"/>
    </style:style>
    <style:style style:name="T52" style:family="text">
      <style:text-properties fo:font-weight="normal" officeooo:rsid="0011f6c3" style:font-weight-asian="normal" style:font-weight-complex="normal"/>
    </style:style>
    <style:style style:name="T53" style:family="text">
      <style:text-properties fo:font-weight="normal" officeooo:rsid="0010ab28" style:font-weight-asian="normal" style:font-weight-complex="normal"/>
    </style:style>
    <style:style style:name="T54" style:family="text">
      <style:text-properties fo:font-weight="normal" officeooo:rsid="00125721" style:font-weight-asian="normal" style:font-weight-complex="normal"/>
    </style:style>
    <style:style style:name="T55" style:family="text">
      <style:text-properties style:font-name="Mono"/>
    </style:style>
    <style:style style:name="T56" style:family="text">
      <style:text-properties style:font-name="Mono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font-name="Mono" fo:font-weight="normal" style:font-weight-asian="normal" style:font-weight-complex="normal"/>
    </style:style>
    <style:style style:name="T58" style:family="text">
      <style:text-properties style:font-name="Mono" fo:font-weight="normal" officeooo:rsid="001b7a80" style:font-weight-asian="normal" style:font-weight-complex="normal"/>
    </style:style>
    <style:style style:name="T59" style:family="text">
      <style:text-properties style:font-name="Mono" fo:font-weight="normal" officeooo:rsid="00061f8c" style:font-weight-asian="normal" style:font-weight-complex="normal"/>
    </style:style>
    <style:style style:name="T60" style:family="text">
      <style:text-properties style:font-name="Mono" fo:font-weight="normal" officeooo:rsid="0010ab28" style:font-weight-asian="normal" style:font-weight-complex="normal"/>
    </style:style>
    <style:style style:name="T61" style:family="text">
      <style:text-properties style:font-name="Mono" fo:font-weight="normal" officeooo:rsid="003f43fe" style:font-weight-asian="normal" style:font-weight-complex="normal"/>
    </style:style>
    <style:style style:name="T62" style:family="text">
      <style:text-properties style:font-name="Mono" fo:font-weight="normal" officeooo:rsid="004e524f" style:font-weight-asian="normal" style:font-weight-complex="normal"/>
    </style:style>
    <style:style style:name="T63" style:family="text">
      <style:text-properties style:font-name="Mono" fo:font-weight="normal" officeooo:rsid="001f860e" style:font-weight-asian="normal" style:font-weight-complex="normal"/>
    </style:style>
    <style:style style:name="T64" style:family="text">
      <style:text-properties style:font-name="Mono" fo:font-weight="normal" officeooo:rsid="001e1b68" style:font-weight-asian="normal" style:font-weight-complex="normal"/>
    </style:style>
    <style:style style:name="T65" style:family="text">
      <style:text-properties style:font-name="Mono" fo:font-weight="normal" officeooo:rsid="009b8cf3" style:font-weight-asian="normal" style:font-weight-complex="normal"/>
    </style:style>
    <style:style style:name="T66" style:family="text">
      <style:text-properties style:font-name="Mono" officeooo:rsid="001e1b68"/>
    </style:style>
    <style:style style:name="T67" style:family="text">
      <style:text-properties style:font-name="Mono" officeooo:rsid="0010ab28"/>
    </style:style>
    <style:style style:name="T68" style:family="text">
      <style:text-properties style:font-name="Mono" officeooo:rsid="0019d8c1"/>
    </style:style>
    <style:style style:name="T69" style:family="text">
      <style:text-properties style:font-name="Mono" fo:font-size="10pt" style:font-size-asian="10pt" style:font-size-complex="10pt"/>
    </style:style>
    <style:style style:name="T70" style:family="text">
      <style:text-properties style:font-name="Mono" fo:font-size="10pt" officeooo:rsid="00277d63" style:font-size-asian="10pt" style:font-size-complex="10pt"/>
    </style:style>
    <style:style style:name="T71" style:family="text">
      <style:text-properties style:font-name="Mono" fo:font-size="10pt" officeooo:rsid="002e5dde" style:font-size-asian="10pt" style:font-size-complex="10pt"/>
    </style:style>
    <style:style style:name="T72" style:family="text">
      <style:text-properties style:font-name="Mono" fo:font-size="10pt" officeooo:rsid="00339fd4" style:font-size-asian="10pt" style:font-size-complex="10pt"/>
    </style:style>
    <style:style style:name="T73" style:family="text">
      <style:text-properties style:font-name="Mono" fo:font-size="10pt" officeooo:rsid="0039c6ca" style:font-size-asian="10pt" style:font-size-complex="10pt"/>
    </style:style>
    <style:style style:name="T74" style:family="text">
      <style:text-properties style:font-name="Mono" fo:font-size="10pt" officeooo:rsid="00479e0f" style:font-size-asian="10pt" style:font-size-complex="10pt"/>
    </style:style>
    <style:style style:name="T75" style:family="text">
      <style:text-properties style:font-name="Mono" fo:font-size="10pt" officeooo:rsid="00515559" style:font-size-asian="10pt" style:font-size-complex="10pt"/>
    </style:style>
    <style:style style:name="T76" style:family="text">
      <style:text-properties style:font-name="Mono" fo:font-size="10pt" officeooo:rsid="00597630" style:font-size-asian="10pt" style:font-size-complex="10pt"/>
    </style:style>
    <style:style style:name="T77" style:family="text">
      <style:text-properties style:font-name="Mono" fo:font-size="10pt" officeooo:rsid="005d63e6" style:font-size-asian="10pt" style:font-size-complex="10pt"/>
    </style:style>
    <style:style style:name="T78" style:family="text">
      <style:text-properties style:font-name="Mono" fo:font-size="10pt" officeooo:rsid="00471e7f" style:font-size-asian="10pt" style:font-size-complex="10pt"/>
    </style:style>
    <style:style style:name="T79" style:family="text">
      <style:text-properties style:font-name="Mono" fo:font-size="10pt" officeooo:rsid="0063e111" style:font-size-asian="10pt" style:font-size-complex="10pt"/>
    </style:style>
    <style:style style:name="T80" style:family="text">
      <style:text-properties style:font-name="Mono" fo:font-size="10pt" officeooo:rsid="0065b6de" style:font-size-asian="10pt" style:font-size-complex="10pt"/>
    </style:style>
    <style:style style:name="T81" style:family="text">
      <style:text-properties style:font-name="Mono" fo:font-size="10pt" officeooo:rsid="0067de30" style:font-size-asian="10pt" style:font-size-complex="10pt"/>
    </style:style>
    <style:style style:name="T82" style:family="text">
      <style:text-properties style:font-name="Mono" fo:font-size="10pt" officeooo:rsid="006dc8a8" style:font-size-asian="10pt" style:font-size-complex="10pt"/>
    </style:style>
    <style:style style:name="T83" style:family="text">
      <style:text-properties style:font-name="Mono" fo:font-size="10pt" officeooo:rsid="008235d2" style:font-size-asian="10pt" style:font-size-complex="10pt"/>
    </style:style>
    <style:style style:name="T84" style:family="text">
      <style:text-properties style:font-name="Mono" fo:font-size="10pt" officeooo:rsid="00841911" style:font-size-asian="10pt" style:font-size-complex="10pt"/>
    </style:style>
    <style:style style:name="T85" style:family="text">
      <style:text-properties style:font-name="Mono" fo:font-size="10pt" officeooo:rsid="00845bad" style:font-size-asian="10pt" style:font-size-complex="10pt"/>
    </style:style>
    <style:style style:name="T86" style:family="text">
      <style:text-properties style:font-name="Mono" officeooo:rsid="00471e7f"/>
    </style:style>
    <style:style style:name="T87" style:family="text">
      <style:text-properties style:font-name="Mono" officeooo:rsid="00339fd4"/>
    </style:style>
    <style:style style:name="T88" style:family="text">
      <style:text-properties style:font-name="Mono" officeooo:rsid="000eb466"/>
    </style:style>
    <style:style style:name="T89" style:family="text">
      <style:text-properties style:font-name="Mono" officeooo:rsid="004b1e94"/>
    </style:style>
    <style:style style:name="T90" style:family="text">
      <style:text-properties style:font-name="Mono" officeooo:rsid="00569ec1"/>
    </style:style>
    <style:style style:name="T91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style:font-name="Liberation Sans" fo:font-size="18.2000007629395pt" fo:font-weight="bold" officeooo:rsid="0019d8c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3" style:family="text">
      <style:text-properties officeooo:rsid="000fc260"/>
    </style:style>
    <style:style style:name="T94" style:family="text">
      <style:text-properties officeooo:rsid="0008eb3c"/>
    </style:style>
    <style:style style:name="T95" style:family="text">
      <style:text-properties officeooo:rsid="0010ab28"/>
    </style:style>
    <style:style style:name="T96" style:family="text">
      <style:text-properties style:font-name="Liberation Serif"/>
    </style:style>
    <style:style style:name="T97" style:family="text">
      <style:text-properties style:font-name="Liberation Serif" fo:font-weight="normal" style:font-weight-asian="normal" style:font-weight-complex="normal"/>
    </style:style>
    <style:style style:name="T98" style:family="text">
      <style:text-properties style:font-name="Liberation Serif" fo:font-weight="normal" officeooo:rsid="0017c152" style:font-weight-asian="normal" style:font-weight-complex="normal"/>
    </style:style>
    <style:style style:name="T99" style:family="text">
      <style:text-properties style:font-name="Liberation Serif" fo:font-weight="normal" officeooo:rsid="001c789a" style:font-weight-asian="normal" style:font-weight-complex="normal"/>
    </style:style>
    <style:style style:name="T100" style:family="text">
      <style:text-properties style:font-name="Liberation Serif" fo:font-weight="normal" officeooo:rsid="001e1b68" style:font-weight-asian="normal" style:font-weight-complex="normal"/>
    </style:style>
    <style:style style:name="T101" style:family="text">
      <style:text-properties style:font-name="Liberation Serif" fo:font-weight="normal" officeooo:rsid="003933b0" style:font-weight-asian="normal" style:font-weight-complex="normal"/>
    </style:style>
    <style:style style:name="T102" style:family="text">
      <style:text-properties style:font-name="Liberation Serif" fo:font-weight="normal" officeooo:rsid="003f43fe" style:font-weight-asian="normal" style:font-weight-complex="normal"/>
    </style:style>
    <style:style style:name="T103" style:family="text">
      <style:text-properties style:font-name="Liberation Serif" fo:font-weight="normal" officeooo:rsid="0019e2d2" style:font-weight-asian="normal" style:font-weight-complex="normal"/>
    </style:style>
    <style:style style:name="T104" style:family="text">
      <style:text-properties style:font-name="Liberation Serif" officeooo:rsid="0018a4a9"/>
    </style:style>
    <style:style style:name="T105" style:family="text">
      <style:text-properties style:font-name="Liberation Serif" officeooo:rsid="0019d8c1"/>
    </style:style>
    <style:style style:name="T106" style:family="text">
      <style:text-properties style:font-name="Liberation Serif" officeooo:rsid="000eb466"/>
    </style:style>
    <style:style style:name="T107" style:family="text">
      <style:text-properties style:font-name="Liberation Serif" officeooo:rsid="0019e2d2"/>
    </style:style>
    <style:style style:name="T108" style:family="text">
      <style:text-properties style:font-name="Liberation Serif" officeooo:rsid="001e1b68"/>
    </style:style>
    <style:style style:name="T109" style:family="text">
      <style:text-properties style:font-name="Liberation Serif" officeooo:rsid="002379d0"/>
    </style:style>
    <style:style style:name="T110" style:family="text">
      <style:text-properties style:font-name="Liberation Serif" fo:font-size="10pt" style:font-size-asian="10pt" style:font-size-complex="10pt"/>
    </style:style>
    <style:style style:name="T111" style:family="text">
      <style:text-properties style:font-name="Liberation Serif" fo:font-size="10pt" officeooo:rsid="0018a4a9" style:font-size-asian="10pt" style:font-size-complex="10pt"/>
    </style:style>
    <style:style style:name="T112" style:family="text">
      <style:text-properties style:font-name="Liberation Serif" fo:font-size="10pt" officeooo:rsid="002946c6" style:font-size-asian="10pt" style:font-size-complex="10pt"/>
    </style:style>
    <style:style style:name="T113" style:family="text">
      <style:text-properties style:font-name="Liberation Serif" fo:font-size="10pt" officeooo:rsid="00277d63" style:font-size-asian="10pt" style:font-size-complex="10pt"/>
    </style:style>
    <style:style style:name="T114" style:family="text">
      <style:text-properties style:font-name="Liberation Serif" fo:font-size="10pt" officeooo:rsid="002e5dde" style:font-size-asian="10pt" style:font-size-complex="10pt"/>
    </style:style>
    <style:style style:name="T115" style:family="text">
      <style:text-properties style:font-name="Liberation Serif" fo:font-size="10pt" officeooo:rsid="002f35e3" style:font-size-asian="10pt" style:font-size-complex="10pt"/>
    </style:style>
    <style:style style:name="T116" style:family="text">
      <style:text-properties style:font-name="Liberation Serif" fo:font-size="10pt" officeooo:rsid="003594d0" style:font-size-asian="10pt" style:font-size-complex="10pt"/>
    </style:style>
    <style:style style:name="T117" style:family="text">
      <style:text-properties style:font-name="Liberation Serif" fo:font-size="10pt" officeooo:rsid="0039c6ca" style:font-size-asian="10pt" style:font-size-complex="10pt"/>
    </style:style>
    <style:style style:name="T118" style:family="text">
      <style:text-properties style:font-name="Liberation Serif" fo:font-size="10pt" officeooo:rsid="003af390" style:font-size-asian="10pt" style:font-size-complex="10pt"/>
    </style:style>
    <style:style style:name="T119" style:family="text">
      <style:text-properties style:font-name="Liberation Serif" fo:font-size="10pt" officeooo:rsid="00479e0f" style:font-size-asian="10pt" style:font-size-complex="10pt"/>
    </style:style>
    <style:style style:name="T120" style:family="text">
      <style:text-properties style:font-name="Liberation Serif" fo:font-size="10pt" officeooo:rsid="00182287" style:font-size-asian="10pt" style:font-size-complex="10pt"/>
    </style:style>
    <style:style style:name="T121" style:family="text">
      <style:text-properties style:font-name="Liberation Serif" fo:font-size="10pt" officeooo:rsid="00597630" style:font-size-asian="10pt" style:font-size-complex="10pt"/>
    </style:style>
    <style:style style:name="T122" style:family="text">
      <style:text-properties style:font-name="Liberation Serif" fo:font-size="10pt" officeooo:rsid="0063e111" style:font-size-asian="10pt" style:font-size-complex="10pt"/>
    </style:style>
    <style:style style:name="T123" style:family="text">
      <style:text-properties style:font-name="Liberation Serif" fo:font-size="10pt" officeooo:rsid="003933b0" style:font-size-asian="10pt" style:font-size-complex="10pt"/>
    </style:style>
    <style:style style:name="T124" style:family="text">
      <style:text-properties style:font-name="Liberation Serif" fo:font-size="10pt" officeooo:rsid="0067de30" style:font-size-asian="10pt" style:font-size-complex="10pt"/>
    </style:style>
    <style:style style:name="T125" style:family="text">
      <style:text-properties style:font-name="Liberation Serif" fo:font-size="10pt" officeooo:rsid="0067deb8" style:font-size-asian="10pt" style:font-size-complex="10pt"/>
    </style:style>
    <style:style style:name="T126" style:family="text">
      <style:text-properties style:font-name="Liberation Serif" fo:font-size="10pt" officeooo:rsid="006dc8a8" style:font-size-asian="10pt" style:font-size-complex="10pt"/>
    </style:style>
    <style:style style:name="T127" style:family="text">
      <style:text-properties style:font-name="Liberation Serif" fo:font-size="10pt" officeooo:rsid="008235d2" style:font-size-asian="10pt" style:font-size-complex="10pt"/>
    </style:style>
    <style:style style:name="T128" style:family="text">
      <style:text-properties style:font-name="Liberation Serif" fo:font-size="10pt" officeooo:rsid="00841911" style:font-size-asian="10pt" style:font-size-complex="10pt"/>
    </style:style>
    <style:style style:name="T129" style:family="text">
      <style:text-properties style:font-name="Liberation Serif" fo:font-size="10pt" officeooo:rsid="00845bad" style:font-size-asian="10pt" style:font-size-complex="10pt"/>
    </style:style>
    <style:style style:name="T130" style:family="text">
      <style:text-properties style:font-name="Liberation Serif" fo:font-weight="bold" officeooo:rsid="003933b0" style:font-weight-asian="bold" style:font-weight-complex="bold"/>
    </style:style>
    <style:style style:name="T131" style:family="text">
      <style:text-properties style:font-name="Liberation Serif" officeooo:rsid="003933b0"/>
    </style:style>
    <style:style style:name="T132" style:family="text">
      <style:text-properties style:font-name="Liberation Serif" officeooo:rsid="00479e0f"/>
    </style:style>
    <style:style style:name="T133" style:family="text">
      <style:text-properties style:font-name="Liberation Serif" officeooo:rsid="004d0e35"/>
    </style:style>
    <style:style style:name="T134" style:family="text">
      <style:text-properties style:font-name="Liberation Serif" officeooo:rsid="005f230d"/>
    </style:style>
    <style:style style:name="T135" style:family="text">
      <style:text-properties style:font-name="Liberation Serif" officeooo:rsid="0062ac55"/>
    </style:style>
    <style:style style:name="T136" style:family="text">
      <style:text-properties style:font-name="Liberation Serif" officeooo:rsid="0067de30"/>
    </style:style>
    <style:style style:name="T137" style:family="text">
      <style:text-properties style:font-name="Liberation Serif" officeooo:rsid="006db0d0"/>
    </style:style>
    <style:style style:name="T138" style:family="text">
      <style:text-properties officeooo:rsid="0017c152"/>
    </style:style>
    <style:style style:name="T139" style:family="text">
      <style:text-properties fo:color="#808080"/>
    </style:style>
    <style:style style:name="T140" style:family="text">
      <style:text-properties fo:color="#808080" style:font-name="Liberation Serif" officeooo:rsid="0017c152"/>
    </style:style>
    <style:style style:name="T141" style:family="text">
      <style:text-properties fo:color="#808080" style:font-name="Liberation Serif" fo:font-weight="normal" officeooo:rsid="0017c152" style:font-weight-asian="normal" style:font-weight-complex="normal"/>
    </style:style>
    <style:style style:name="T142" style:family="text">
      <style:text-properties fo:color="#808080" style:font-name="Liberation Serif" fo:font-weight="normal" officeooo:rsid="001b7a80" style:font-weight-asian="normal" style:font-weight-complex="normal"/>
    </style:style>
    <style:style style:name="T143" style:family="text">
      <style:text-properties fo:color="#808080" style:font-name="Liberation Serif" fo:font-weight="normal" officeooo:rsid="001f860e" style:font-weight-asian="normal" style:font-weight-complex="normal"/>
    </style:style>
    <style:style style:name="T144" style:family="text">
      <style:text-properties fo:color="#808080" style:font-name="Liberation Serif" fo:font-weight="normal" officeooo:rsid="002379d0" style:font-weight-asian="normal" style:font-weight-complex="normal"/>
    </style:style>
    <style:style style:name="T145" style:family="text">
      <style:text-properties fo:color="#808080" style:font-name="Liberation Serif" fo:font-weight="normal" officeooo:rsid="0044bda1" style:font-weight-asian="normal" style:font-weight-complex="normal"/>
    </style:style>
    <style:style style:name="T146" style:family="text">
      <style:text-properties fo:color="#808080" style:font-name="Liberation Serif" fo:font-weight="normal" officeooo:rsid="0045cc41" style:font-weight-asian="normal" style:font-weight-complex="normal"/>
    </style:style>
    <style:style style:name="T147" style:family="text">
      <style:text-properties fo:color="#808080" style:font-name="Liberation Serif" fo:font-weight="normal" officeooo:rsid="0069800d" style:font-weight-asian="normal" style:font-weight-complex="normal"/>
    </style:style>
    <style:style style:name="T148" style:family="text">
      <style:text-properties fo:color="#808080" style:font-name="Liberation Serif" fo:font-weight="normal" officeooo:rsid="006b6fd9" style:font-weight-asian="normal" style:font-weight-complex="normal"/>
    </style:style>
    <style:style style:name="T149" style:family="text">
      <style:text-properties fo:color="#808080" style:font-name="Liberation Serif" officeooo:rsid="0044bda1"/>
    </style:style>
    <style:style style:name="T150" style:family="text">
      <style:text-properties fo:color="#808080" style:font-name="Mono" fo:font-weight="normal" style:font-weight-asian="normal" style:font-weight-complex="normal"/>
    </style:style>
    <style:style style:name="T151" style:family="text">
      <style:text-properties fo:color="#808080" style:font-name="Mono" fo:font-weight="normal" officeooo:rsid="00209d6f" style:font-weight-asian="normal" style:font-weight-complex="normal"/>
    </style:style>
    <style:style style:name="T152" style:family="text">
      <style:text-properties fo:color="#808080" style:font-name="Mono" fo:font-weight="normal" officeooo:rsid="001f860e" style:font-weight-asian="normal" style:font-weight-complex="normal"/>
    </style:style>
    <style:style style:name="T153" style:family="text">
      <style:text-properties fo:color="#808080" style:font-name="Mono" fo:font-weight="normal" officeooo:rsid="0044bda1" style:font-weight-asian="normal" style:font-weight-complex="normal"/>
    </style:style>
    <style:style style:name="T154" style:family="text">
      <style:text-properties fo:color="#808080" style:font-name="Mono" officeooo:rsid="0044bda1"/>
    </style:style>
    <style:style style:name="T155" style:family="text">
      <style:text-properties fo:color="#808080" officeooo:rsid="0024d663"/>
    </style:style>
    <style:style style:name="T156" style:family="text">
      <style:text-properties officeooo:rsid="0017f545"/>
    </style:style>
    <style:style style:name="T157" style:family="text">
      <style:text-properties style:text-underline-style="none"/>
    </style:style>
    <style:style style:name="T158" style:family="text">
      <style:text-properties officeooo:rsid="0019d8c1"/>
    </style:style>
    <style:style style:name="T159" style:family="text">
      <style:text-properties officeooo:rsid="0019e2d2"/>
    </style:style>
    <style:style style:name="T160" style:family="text">
      <style:text-properties officeooo:rsid="001e1b68"/>
    </style:style>
    <style:style style:name="T161" style:family="text">
      <style:text-properties fo:color="#000000" style:font-name="Mono" fo:font-weight="normal" style:font-weight-asian="normal" style:font-weight-complex="normal"/>
    </style:style>
    <style:style style:name="T162" style:family="text">
      <style:text-properties fo:color="#000000" style:font-name="Mono" fo:font-weight="normal" officeooo:rsid="0017c152" style:font-weight-asian="normal" style:font-weight-complex="normal"/>
    </style:style>
    <style:style style:name="T163" style:family="text">
      <style:text-properties fo:color="#000000" style:font-name="Mono" fo:font-weight="normal" officeooo:rsid="001efd41" style:font-weight-asian="normal" style:font-weight-complex="normal"/>
    </style:style>
    <style:style style:name="T164" style:family="text">
      <style:text-properties fo:color="#000000" style:font-name="Mono" fo:font-weight="normal" officeooo:rsid="001f860e" style:font-weight-asian="normal" style:font-weight-complex="normal"/>
    </style:style>
    <style:style style:name="T165" style:family="text">
      <style:text-properties fo:color="#000000" style:font-name="Mono" fo:font-weight="normal" officeooo:rsid="00209d6f" style:font-weight-asian="normal" style:font-weight-complex="normal"/>
    </style:style>
    <style:style style:name="T166" style:family="text">
      <style:text-properties fo:color="#000000" style:font-name="Mono" fo:font-weight="normal" officeooo:rsid="0021d900" style:font-weight-asian="normal" style:font-weight-complex="normal"/>
    </style:style>
    <style:style style:name="T167" style:family="text">
      <style:text-properties fo:color="#000000" style:font-name="Mono" fo:font-weight="normal" officeooo:rsid="002379d0" style:font-weight-asian="normal" style:font-weight-complex="normal"/>
    </style:style>
    <style:style style:name="T168" style:family="text">
      <style:text-properties fo:color="#000000" style:font-name="Mono" fo:font-weight="normal" officeooo:rsid="001e1b68" style:font-weight-asian="normal" style:font-weight-complex="normal"/>
    </style:style>
    <style:style style:name="T169" style:family="text">
      <style:text-properties fo:color="#000000" style:font-name="Mono" fo:font-weight="normal" officeooo:rsid="0044bda1" style:font-weight-asian="normal" style:font-weight-complex="normal"/>
    </style:style>
    <style:style style:name="T170" style:family="text">
      <style:text-properties fo:color="#000000" style:font-name="Mono" fo:font-weight="normal" officeooo:rsid="0045cc41" style:font-weight-asian="normal" style:font-weight-complex="normal"/>
    </style:style>
    <style:style style:name="T171" style:family="text">
      <style:text-properties fo:color="#000000" style:font-name="Mono" officeooo:rsid="0021d900"/>
    </style:style>
    <style:style style:name="T172" style:family="text">
      <style:text-properties fo:color="#000000" style:font-name="Mono" officeooo:rsid="0044bda1"/>
    </style:style>
    <style:style style:name="T173" style:family="text">
      <style:text-properties fo:color="#000000" style:font-name="Mono" officeooo:rsid="0045cc41"/>
    </style:style>
    <style:style style:name="T174" style:family="text">
      <style:text-properties fo:color="#000000" style:font-name="Liberation Serif" fo:font-weight="normal" style:font-weight-asian="normal" style:font-weight-complex="normal"/>
    </style:style>
    <style:style style:name="T175" style:family="text">
      <style:text-properties fo:color="#000000" style:font-name="Liberation Serif" fo:font-weight="normal" officeooo:rsid="0017c152" style:font-weight-asian="normal" style:font-weight-complex="normal"/>
    </style:style>
    <style:style style:name="T176" style:family="text">
      <style:text-properties fo:color="#000000" style:font-name="Liberation Serif" fo:font-weight="normal" officeooo:rsid="001e1b68" style:font-weight-asian="normal" style:font-weight-complex="normal"/>
    </style:style>
    <style:style style:name="T177" style:family="text">
      <style:text-properties fo:color="#000000" style:font-name="Liberation Serif" fo:font-weight="normal" officeooo:rsid="001c789a" style:font-weight-asian="normal" style:font-weight-complex="normal"/>
    </style:style>
    <style:style style:name="T178" style:family="text">
      <style:text-properties fo:color="#000000" style:font-name="Liberation Serif" fo:font-weight="normal" officeooo:rsid="001efd41" style:font-weight-asian="normal" style:font-weight-complex="normal"/>
    </style:style>
    <style:style style:name="T179" style:family="text">
      <style:text-properties fo:color="#000000" style:font-name="Liberation Serif" fo:font-weight="normal" officeooo:rsid="001f860e" style:font-weight-asian="normal" style:font-weight-complex="normal"/>
    </style:style>
    <style:style style:name="T180" style:family="text">
      <style:text-properties fo:color="#000000" style:font-name="Liberation Serif" fo:font-weight="normal" officeooo:rsid="0022fa31" style:font-weight-asian="normal" style:font-weight-complex="normal"/>
    </style:style>
    <style:style style:name="T181" style:family="text">
      <style:text-properties fo:color="#000000" style:font-name="Liberation Serif" fo:font-weight="normal" officeooo:rsid="0021d900" style:font-weight-asian="normal" style:font-weight-complex="normal"/>
    </style:style>
    <style:style style:name="T182" style:family="text">
      <style:text-properties fo:color="#000000" style:font-name="Liberation Serif" fo:font-weight="normal" officeooo:rsid="0024d663" style:font-weight-asian="normal" style:font-weight-complex="normal"/>
    </style:style>
    <style:style style:name="T183" style:family="text">
      <style:text-properties fo:color="#000000" style:font-name="Liberation Serif" fo:font-weight="normal" officeooo:rsid="0026106f" style:font-weight-asian="normal" style:font-weight-complex="normal"/>
    </style:style>
    <style:style style:name="T184" style:family="text">
      <style:text-properties fo:color="#000000" style:font-name="Liberation Serif" fo:font-weight="normal" officeooo:rsid="00433686" style:font-weight-asian="normal" style:font-weight-complex="normal"/>
    </style:style>
    <style:style style:name="T185" style:family="text">
      <style:text-properties fo:color="#000000" style:font-name="Liberation Serif" fo:font-weight="normal" officeooo:rsid="0044bda1" style:font-weight-asian="normal" style:font-weight-complex="normal"/>
    </style:style>
    <style:style style:name="T186" style:family="text">
      <style:text-properties fo:color="#000000" style:font-name="Liberation Serif" fo:font-weight="normal" officeooo:rsid="0045cc41" style:font-weight-asian="normal" style:font-weight-complex="normal"/>
    </style:style>
    <style:style style:name="T187" style:family="text">
      <style:text-properties fo:color="#000000" style:font-name="Liberation Serif" officeooo:rsid="0021d900"/>
    </style:style>
    <style:style style:name="T188" style:family="text">
      <style:text-properties fo:color="#000000" style:font-name="Liberation Serif" officeooo:rsid="0022fa31"/>
    </style:style>
    <style:style style:name="T189" style:family="text">
      <style:text-properties fo:color="#000000" style:font-name="Liberation Serif" officeooo:rsid="0024d663"/>
    </style:style>
    <style:style style:name="T190" style:family="text">
      <style:text-properties fo:color="#000000" style:text-position="super 58%" style:font-name="Mono" fo:font-weight="normal" style:font-weight-asian="normal" style:font-weight-complex="normal"/>
    </style:style>
    <style:style style:name="T191" style:family="text">
      <style:text-properties fo:color="#000000" style:text-position="super 58%" style:font-name="Mono" fo:font-weight="normal" officeooo:rsid="0017c152" style:font-weight-asian="normal" style:font-weight-complex="normal"/>
    </style:style>
    <style:style style:name="T192" style:family="text">
      <style:text-properties fo:color="#000000" style:text-position="super 58%" style:font-name="Liberation Serif" fo:font-weight="normal" style:font-weight-asian="normal" style:font-weight-complex="normal"/>
    </style:style>
    <style:style style:name="T193" style:family="text">
      <style:text-properties fo:color="#000000" style:text-position="super 58%" style:font-name="Liberation Serif" fo:font-weight="normal" officeooo:rsid="001e1b68" style:font-weight-asian="normal" style:font-weight-complex="normal"/>
    </style:style>
    <style:style style:name="T194" style:family="text">
      <style:text-properties fo:color="#000000" style:text-position="super 58%" style:font-name="Liberation Serif" officeooo:rsid="0021d900"/>
    </style:style>
    <style:style style:name="T195" style:family="text">
      <style:text-properties fo:color="#000000" officeooo:rsid="0021d900"/>
    </style:style>
    <style:style style:name="T196" style:family="text">
      <style:text-properties fo:color="#000000" style:text-position="0% 100%" style:font-name="Liberation Serif" fo:font-weight="normal" style:font-weight-asian="normal" style:font-weight-complex="normal"/>
    </style:style>
    <style:style style:name="T197" style:family="text">
      <style:text-properties fo:color="#000000" style:text-position="0% 100%" style:font-name="Liberation Serif" fo:font-weight="normal" officeooo:rsid="0024d663" style:font-weight-asian="normal" style:font-weight-complex="normal"/>
    </style:style>
    <style:style style:name="T198" style:family="text">
      <style:text-properties fo:color="#000000" style:text-position="0% 100%" style:font-name="Mono" fo:font-weight="normal" style:font-weight-asian="normal" style:font-weight-complex="normal"/>
    </style:style>
    <style:style style:name="T199" style:family="text">
      <style:text-properties officeooo:rsid="0029aa2b"/>
    </style:style>
    <style:style style:name="T200" style:family="text">
      <style:text-properties fo:font-size="10pt" officeooo:rsid="002e5dde" style:font-size-asian="10pt" style:font-size-complex="10pt"/>
    </style:style>
    <style:style style:name="T201" style:family="text">
      <style:text-properties officeooo:rsid="002f4215"/>
    </style:style>
    <style:style style:name="T202" style:family="text">
      <style:text-properties officeooo:rsid="003863a0"/>
    </style:style>
    <style:style style:name="T203" style:family="text">
      <style:text-properties officeooo:rsid="003933b0"/>
    </style:style>
    <style:style style:name="T204" style:family="text">
      <style:text-properties officeooo:rsid="003af390"/>
    </style:style>
    <style:style style:name="T205" style:family="text">
      <style:text-properties officeooo:rsid="003f6f26"/>
    </style:style>
    <style:style style:name="T206" style:family="text">
      <style:text-properties officeooo:rsid="0022fa31"/>
    </style:style>
    <style:style style:name="T207" style:family="text">
      <style:text-properties officeooo:rsid="00479e0f"/>
    </style:style>
    <style:style style:name="T208" style:family="text">
      <style:text-properties officeooo:rsid="00494edc"/>
    </style:style>
    <style:style style:name="T209" style:family="text">
      <style:text-properties officeooo:rsid="00497370"/>
    </style:style>
    <style:style style:name="T210" style:family="text">
      <style:text-properties officeooo:rsid="004b1e94"/>
    </style:style>
    <style:style style:name="T211" style:family="text">
      <style:text-properties officeooo:rsid="004d0e35"/>
    </style:style>
    <style:style style:name="T212" style:family="text">
      <style:text-properties officeooo:rsid="00569ec1"/>
    </style:style>
    <style:style style:name="T213" style:family="text">
      <style:text-properties officeooo:rsid="00597630"/>
    </style:style>
    <style:style style:name="T214" style:family="text">
      <style:text-properties officeooo:rsid="005f230d"/>
    </style:style>
    <style:style style:name="T215" style:family="text">
      <style:text-properties officeooo:rsid="0063e111"/>
    </style:style>
    <style:style style:name="T216" style:family="text">
      <style:text-properties officeooo:rsid="00841911"/>
    </style:style>
    <style:style style:name="T217" style:family="text">
      <style:text-properties officeooo:rsid="0086a5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format="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format="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format="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format="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format="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5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6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7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48"><text:a xlink:type="simple" xlink:href="#__RefHeading___Toc373_2047984669" text:style-name="Index_20_Link" text:visited-style-name="Index_20_Link">Терминология<text:tab/>2</text:a></text:p>
          <text:p text:style-name="P148"><text:a xlink:type="simple" xlink:href="#__RefHeading___Toc1874_2057440152" text:style-name="Index_20_Link" text:visited-style-name="Index_20_Link">База данных и её загрузчик boot.js<text:tab/>3</text:a></text:p>
          <text:p text:style-name="P149"><text:a xlink:type="simple" xlink:href="#__RefHeading___Toc1876_2057440152" text:style-name="Index_20_Link" text:visited-style-name="Index_20_Link">editorDB<text:tab/>3</text:a></text:p>
          <text:p text:style-name="P150"><text:a xlink:type="simple" xlink:href="#__RefHeading___Toc1878_2057440152" text:style-name="Index_20_Link" text:visited-style-name="Index_20_Link">Методы<text:tab/>3</text:a></text:p>
          <text:p text:style-name="P149"><text:a xlink:type="simple" xlink:href="#__RefHeading___Toc1880_2057440152" text:style-name="Index_20_Link" text:visited-style-name="Index_20_Link">Свойства<text:tab/>3</text:a></text:p>
          <text:p text:style-name="P148"><text:a xlink:type="simple" xlink:href="#__RefHeading___Toc550_909045170" text:style-name="Index_20_Link" text:visited-style-name="Index_20_Link">Важные переменные<text:tab/>5</text:a></text:p>
          <text:p text:style-name="P148"><text:a xlink:type="simple" xlink:href="#__RefHeading___Toc514_909045170" text:style-name="Index_20_Link" text:visited-style-name="Index_20_Link">Протоколы<text:tab/>6</text:a></text:p>
          <text:p text:style-name="P149"><text:a xlink:type="simple" xlink:href="#__RefHeading___Toc516_909045170" text:style-name="Index_20_Link" text:visited-style-name="Index_20_Link">play<text:tab/>6</text:a></text:p>
          <text:p text:style-name="P150"><text:a xlink:type="simple" xlink:href="#__RefHeading___Toc518_909045170" text:style-name="Index_20_Link" text:visited-style-name="Index_20_Link">Сервер → Клиент<text:tab/>6</text:a></text:p>
          <text:p text:style-name="P150"><text:a xlink:type="simple" xlink:href="#__RefHeading___Toc520_909045170" text:style-name="Index_20_Link" text:visited-style-name="Index_20_Link">Клиент → Сервер<text:tab/>8</text:a></text:p>
          <text:p text:style-name="P149"><text:a xlink:type="simple" xlink:href="#__RefHeading___Toc522_909045170" text:style-name="Index_20_Link" text:visited-style-name="Index_20_Link">talk<text:tab/>9</text:a></text:p>
          <text:p text:style-name="P148"><text:a xlink:type="simple" xlink:href="#__RefHeading___Toc215_2047984669" text:style-name="Index_20_Link" text:visited-style-name="Index_20_Link">Экземпляр класса Player<text:tab/>10</text:a></text:p>
          <text:p text:style-name="P149"><text:a xlink:type="simple" xlink:href="#__RefHeading___Toc1882_2057440152" text:style-name="Index_20_Link" text:visited-style-name="Index_20_Link">Свойства<text:tab/>10</text:a></text:p>
          <text:p text:style-name="P150"><text:a xlink:type="simple" xlink:href="#__RefHeading___Toc2150_3853769913" text:style-name="Index_20_Link" text:visited-style-name="Index_20_Link">auth<text:tab/>10</text:a></text:p>
          <text:p text:style-name="P150"><text:a xlink:type="simple" xlink:href="#__RefHeading___Toc1886_2057440152" text:style-name="Index_20_Link" text:visited-style-name="Index_20_Link">game<text:tab/>10</text:a></text:p>
          <text:p text:style-name="P150"><text:a xlink:type="simple" xlink:href="#__RefHeading___Toc1888_2057440152" text:style-name="Index_20_Link" text:visited-style-name="Index_20_Link">main<text:tab/>10</text:a></text:p>
          <text:p text:style-name="P150"><text:a xlink:type="simple" xlink:href="#__RefHeading___Toc1890_2057440152" text:style-name="Index_20_Link" text:visited-style-name="Index_20_Link">rights<text:tab/>10</text:a></text:p>
          <text:p text:style-name="P150"><text:a xlink:type="simple" xlink:href="#__RefHeading___Toc1892_2057440152" text:style-name="Index_20_Link" text:visited-style-name="Index_20_Link">lastOnline<text:tab/>11</text:a></text:p>
          <text:p text:style-name="P150"><text:a xlink:type="simple" xlink:href="#__RefHeading___Toc1894_2057440152" text:style-name="Index_20_Link" text:visited-style-name="Index_20_Link">action<text:tab/>11</text:a></text:p>
          <text:p text:style-name="P150"><text:a xlink:type="simple" xlink:href="#__RefHeading___Toc1896_2057440152" text:style-name="Index_20_Link" text:visited-style-name="Index_20_Link">blocks<text:tab/>11</text:a></text:p>
          <text:p text:style-name="P149"><text:a xlink:type="simple" xlink:href="#__RefHeading___Toc1898_2057440152" text:style-name="Index_20_Link" text:visited-style-name="Index_20_Link">Методы<text:tab/>11</text:a></text:p>
          <text:p text:style-name="P150"><text:a xlink:type="simple" xlink:href="#__RefHeading___Toc1900_2057440152" text:style-name="Index_20_Link" text:visited-style-name="Index_20_Link">changeLastOnline(object)<text:tab/>11</text:a></text:p>
          <text:p text:style-name="P148"><text:a xlink:type="simple" xlink:href="#__RefHeading___Toc224_2047984669" text:style-name="Index_20_Link" text:visited-style-name="Index_20_Link">Комманды<text:tab/>13</text:a></text:p>
          <text:p text:style-name="P149"><text:a xlink:type="simple" xlink:href="#__RefHeading___Toc340_2047984669" text:style-name="Index_20_Link" text:visited-style-name="Index_20_Link">WS-команды<text:tab/>13</text:a></text:p>
          <text:p text:style-name="P150"><text:a xlink:type="simple" xlink:href="#__RefHeading___Toc226_2047984669" text:style-name="Index_20_Link" text:visited-style-name="Index_20_Link">Верхнего уровня<text:tab/>13</text:a></text:p>
          <text:p text:style-name="P150"><text:a xlink:type="simple" xlink:href="#__RefHeading___Toc228_2047984669" text:style-name="Index_20_Link" text:visited-style-name="Index_20_Link">Среднего уровня<text:tab/>13</text:a></text:p>
          <text:p text:style-name="P150"><text:a xlink:type="simple" xlink:href="#__RefHeading___Toc230_2047984669" text:style-name="Index_20_Link" text:visited-style-name="Index_20_Link">Нижнего уровня<text:tab/>13</text:a></text:p>
          <text:p text:style-name="P149"><text:a xlink:type="simple" xlink:href="#__RefHeading___Toc342_2047984669" text:style-name="Index_20_Link" text:visited-style-name="Index_20_Link">HTTP-команды<text:tab/>13</text:a></text:p>
          <text:p text:style-name="P150"><text:a xlink:type="simple" xlink:href="#__RefHeading___Toc232_2047984669" text:style-name="Index_20_Link" text:visited-style-name="Index_20_Link">Внеуровневые<text:tab/>13</text:a></text:p>
          <text:p text:style-name="P148"><text:a xlink:type="simple" xlink:href="#__RefHeading___Toc1902_2057440152" text:style-name="Index_20_Link" text:visited-style-name="Index_20_Link">Клиент<text:tab/>14</text:a></text:p>
          <text:p text:style-name="P149"><text:a xlink:type="simple" xlink:href="#__RefHeading___Toc1904_2057440152" text:style-name="Index_20_Link" text:visited-style-name="Index_20_Link">Блокировки<text:tab/>14</text:a></text:p>
        </text:index-body>
      </text:table-of-content>
      <text:p text:style-name="Standard"/>
      <text:h text:style-name="P152" text:outline-level="1"><text:bookmark-start text:name="__RefHeading___Toc373_2047984669"/>Терминология<text:bookmark-end text:name="__RefHeading___Toc373_2047984669"/></text:h>
      <text:p text:style-name="Index"><text:span text:style-name="T44">мяукалка</text:span><text:bookmark text:name="term.meowing"/> —<text:span text:style-name="T50"> коммандная строка, работающая по HTTP-протоколу и всегда доступная при открыти</text:span><text:span text:style-name="T51">и</text:span><text:span text:style-name="T50"> корня сайта (</text:span><text:a xlink:type="simple" xlink:href="https://game-kv/" text:style-name="Internet_20_link" text:visited-style-name="Visited_20_Internet_20_Link"><text:span text:style-name="T50">https://game-kv/</text:span></text:a><text:span text:style-name="T50"> или просто /).</text:span></text:p>
      <text:p text:style-name="P134"/>
      <text:p text:style-name="P122"><draw:frame draw:style-name="fr1" draw:name="Image1" text:anchor-type="char" svg:width="13.705cm" svg:height="1.164cm" draw:z-index="0"><draw:image xlink:href="Pictures/10000201000002060000002C2CEA2070E2E09748.png" xlink:type="simple" xlink:show="embed" xlink:actuate="onLoad" loext:mime-type="image/png"/></draw:frame>открытый мир<text:bookmark text:name="term.freePoam"/><text:span text:style-name="T50"> — все, что доступно по URL </text:span><text:span text:style-name="T57">/play</text:span><text:span text:style-name="T97">.</text:span></text:p>
      <text:p text:style-name="P123"><text:span text:style-name="T130">интерфейсный объект</text:span><text:bookmark text:name="term.interfacable"/><text:span text:style-name="T101"> — объект на игровом поле, происходящий от класс</text:span><text:span text:style-name="T102">ов</text:span><text:span text:style-name="T101"> </text:span><text:span text:style-name="T61">Placer</text:span><text:span text:style-name="T101">→</text:span><text:span text:style-name="T61">Interface</text:span><text:span text:style-name="T101">, с которым можно взаимодействовать. Примерами интерфейсных объектов являются травы, предметы, </text:span><text:span text:style-name="T102">пути</text:span><text:span text:style-name="T101">. </text:span><text:span text:style-name="T102"><text:s/></text:span></text:p>
      <text:h text:style-name="P151" text:outline-level="1"><text:bookmark-start text:name="__RefHeading___Toc1874_2057440152"/>База данных и её загрузчик boot.js<text:bookmark-end text:name="__RefHeading___Toc1874_2057440152"/></text:h>
      <text:h text:style-name="P156" text:outline-level="2"><text:bookmark-start text:name="__RefHeading___Toc1876_2057440152"/>editorDB<text:bookmark-end text:name="__RefHeading___Toc1876_2057440152"/><text:bookmark text:name="class.editorDB"/></text:h>
      <text:p text:style-name="P116"><text:span text:style-name="T55">boot.js</text:span> загружает модули <text:span text:style-name="T55">fs</text:span>, <text:span text:style-name="T55">../lib/game.js </text:span>и инициализирует переменную <text:span text:style-name="T55">db</text:span>, после чего экспортирует их в основную область видимости приложения.</text:p>
      <text:p text:style-name="P116">В <text:span text:style-name="T55">boot.js </text:span>определён класс <text:span text:style-name="T55">editorDB</text:span>, экземпляр которого экспортируется как свойство <text:span text:style-name="T55">editor </text:span>переменной <text:span text:style-name="T55">db</text:span>.</text:p>
      <text:h text:style-name="Heading_20_3" text:outline-level="3"><text:bookmark-start text:name="__RefHeading___Toc1878_2057440152"/>Методы<text:bookmark-end text:name="__RefHeading___Toc1878_2057440152"/></text:h>
      <text:p text:style-name="P117"><text:span text:style-name="T55">getCat</text:span><text:span text:style-name="T139">(id,</text:span><text:span text:style-name="T155">[...sector,] </text:span><text:span text:style-name="T139">callback(err, cat))</text:span></text:p>
      <text:p text:style-name="P121"><text:bookmark text:name="method.getFromCats"/><text:span text:style-name="T171">id</text:span><text:span text:style-name="T195"> — ID игрока<text:line-break/></text:span><text:span text:style-name="T171">sector </text:span><text:span text:style-name="T195">— </text:span><text:span text:style-name="T171">auth</text:span><text:span text:style-name="T195">, </text:span><text:span text:style-name="T171">main</text:span><text:span text:style-name="T195"> или </text:span><text:span text:style-name="T171">game<text:line-break/><text:line-break/></text:span><text:span text:style-name="T187">Передает в </text:span><text:span text:style-name="T171">callback </text:span><text:span text:style-name="T187">вторым аргументом экземпляр класса </text:span><text:span text:style-name="T171">Player</text:span><text:span text:style-name="T194"><text:bookmark-ref text:reference-format="page" text:ref-name="class.Player">10</text:bookmark-ref></text:span><text:span text:style-name="T187">, если </text:span><text:span text:style-name="T188">в кэше уже инициализирован игрок с запрашиваемым ID. </text:span><text:span text:style-name="T189">Игрок будет добавлен в кэш, если опущен аргумент </text:span><text:span text:style-name="T180"><text:s/></text:span><text:span text:style-name="T166">sector</text:span><text:span text:style-name="T181">. </text:span><text:span text:style-name="T182">Иначе </text:span><text:span text:style-name="T183">(в кэше нет этого игрока и аргумент </text:span><text:span text:style-name="T166">sector</text:span><text:span text:style-name="T181"> </text:span><text:span text:style-name="T183">указан)</text:span><text:span text:style-name="T182">, вторым аргументом будет возвращен JSON-объект в соотв</text:span><text:span text:style-name="T183">е</text:span><text:span text:style-name="T182">тсвии с аргументом </text:span><text:span text:style-name="T166">sector</text:span><text:span text:style-name="T181">. <text:line-break/><text:line-break/></text:span><text:span text:style-name="T183">То есть, не указывайте <text:s/></text:span><text:span text:style-name="T182">аргумент </text:span><text:span text:style-name="T180"><text:s/></text:span><text:span text:style-name="T166">sector</text:span><text:span text:style-name="T181">, <text:s/></text:span><text:span text:style-name="T183">если нужен </text:span><text:span text:style-name="T181">экземпляр класса </text:span><text:span text:style-name="T166">Player</text:span><text:span text:style-name="T181">. </text:span><text:span text:style-name="T183">Указание этого аргумента не гарантирует, что будет возвращен JSON.</text:span></text:p>
      <text:p text:style-name="P120"><text:span text:style-name="T174">При каждом вызове обновляет время добавления в кэш (</text:span><text:span text:style-name="T161">lastOnline</text:span><text:span text:style-name="T190"><text:bookmark-ref text:reference-format="page" text:ref-name="properties.lastOnline.cache">11</text:bookmark-ref></text:span><text:span text:style-name="T174">)</text:span></text:p>
      <text:p text:style-name="P120"/>
      <text:p text:style-name="P118"><text:span text:style-name="T167">initCat</text:span><text:span text:style-name="T144">(id, callback(err, cat))</text:span></text:p>
      <text:p text:style-name="P118"><text:bookmark text:name="method.initCat"/><text:span text:style-name="T161">id</text:span><text:span text:style-name="T174"> — ID игрока</text:span></text:p>
      <text:p text:style-name="P119"><text:span text:style-name="T182">Инициализирует </text:span><text:span text:style-name="T174">экземпляр класса </text:span><text:span text:style-name="T161">Player</text:span><text:span text:style-name="T192"><text:bookmark-ref text:reference-format="page" text:ref-name="class.Player">10</text:bookmark-ref></text:span><text:span text:style-name="T196"> </text:span><text:span text:style-name="T197">и добавляет его в кэш. </text:span><text:span text:style-name="T174">Передает в </text:span><text:span text:style-name="T161">callback </text:span><text:span text:style-name="T174">вторым аргументом экземпляр класса </text:span><text:span text:style-name="T161">Player</text:span><text:span text:style-name="T196">.</text:span></text:p>
      <text:p text:style-name="P120"><text:span text:style-name="T196">При каждом вызове обновляет время добавления в кэш (</text:span><text:span text:style-name="T198">lastOnline</text:span><text:span text:style-name="T190"><text:bookmark-ref text:reference-format="page" text:ref-name="properties.lastOnline.cache">11</text:bookmark-ref></text:span><text:span text:style-name="T196">)</text:span></text:p>
      <text:h text:style-name="P157" text:outline-level="2"><text:bookmark-start text:name="__RefHeading___Toc1880_2057440152"/>Свойства<text:bookmark-end text:name="__RefHeading___Toc1880_2057440152"/></text:h>
      <text:list xml:id="list2468176952" text:style-name="L1">
        <text:list-item>
          <text:p text:style-name="P210"><text:span text:style-name="T172">с</text:span><text:span text:style-name="T171">at</text:span><text:span text:style-name="T172">s </text:span><text:span text:style-name="T145">(</text:span><text:span text:style-name="T146">Object</text:span><text:span text:style-name="T145">)</text:span><text:bookmark text:name="properties.cats"/></text:p>
        </text:list-item>
      </text:list>
      <text:list xml:id="list2397002336" text:style-name="L2">
        <text:list-item>
          <text:p text:style-name="P211"><text:span text:style-name="T172">с</text:span><text:span text:style-name="T171">a</text:span><text:span text:style-name="T172">che </text:span><text:span text:style-name="T149">(Map)</text:span><text:span text:style-name="T154"> </text:span><text:span text:style-name="T181">— </text:span><text:span text:style-name="T185">набор экземпляров класса </text:span><text:span text:style-name="T169">Player</text:span><text:span text:style-name="T185">, </text:span><text:span text:style-name="T186">игроков, которые недавно проявляли активность на сайте или с которыми недавно взаимодействовали другие игроки</text:span></text:p>
        </text:list-item>
      </text:list>
      <text:list xml:id="list1017395904" text:style-name="L3">
        <text:list-item>
          <text:p text:style-name="P212"><text:span text:style-name="T170">total</text:span><text:span text:style-name="T169"> </text:span><text:span text:style-name="T145">(</text:span><text:span text:style-name="T146">Object</text:span><text:span text:style-name="T145">)</text:span><text:span text:style-name="T153"> </text:span><text:span text:style-name="T181">— </text:span><text:span text:style-name="T186">количество зарегистрированных игроков</text:span></text:p>
        </text:list-item>
      </text:list>
      <text:p text:style-name="P112"><text:span text:style-name="T206">И</text:span>нформация о игроках.</text:p>
      <text:p text:style-name="P112"/>
      <text:p text:style-name="P112"/>
      <text:p text:style-name="P112"/>
      <text:list xml:id="list939441886" text:style-name="L4">
        <text:list-item>
          <text:p text:style-name="P213"><text:soft-page-break/><text:span text:style-name="T173">loc</text:span><text:span text:style-name="T172">s </text:span><text:span text:style-name="T145">(</text:span><text:span text:style-name="T146">Object</text:span><text:span text:style-name="T145">)</text:span><text:bookmark text:name="properties.locs"/></text:p>
        </text:list-item>
      </text:list>
      <text:list xml:id="list2365736011" text:style-name="L5">
        <text:list-item>
          <text:p text:style-name="P214"><text:span text:style-name="T172">с</text:span><text:span text:style-name="T171">a</text:span><text:span text:style-name="T172">che </text:span><text:span text:style-name="T149">(Map)</text:span><text:span text:style-name="T154"> </text:span><text:span text:style-name="T181">— </text:span><text:span text:style-name="T185">набор экземпляров класса </text:span><text:span text:style-name="T170">Location</text:span><text:span text:style-name="T185">, </text:span><text:span text:style-name="T186">локаций, которые недавно посещались кем-то</text:span></text:p>
        </text:list-item>
      </text:list>
      <text:list xml:id="list2167012356" text:style-name="L6">
        <text:list-item>
          <text:p text:style-name="P215"><text:span text:style-name="T170">total</text:span><text:span text:style-name="T169"> </text:span><text:span text:style-name="T145">(</text:span><text:span text:style-name="T146">Object</text:span><text:span text:style-name="T145">)</text:span><text:span text:style-name="T153"> </text:span><text:span text:style-name="T181">— </text:span><text:span text:style-name="T186">количество существующих локаций</text:span></text:p>
        </text:list-item>
      </text:list>
      <text:p text:style-name="P126"><text:span text:style-name="T180">И</text:span><text:span text:style-name="T185">нформация о </text:span><text:span text:style-name="T186">локациях</text:span><text:span text:style-name="T185">.</text:span></text:p>
      <text:h text:style-name="P151" text:outline-level="1"><text:bookmark-start text:name="__RefHeading___Toc550_909045170"/>Важные переменные<text:bookmark-end text:name="__RefHeading___Toc550_909045170"/></text:h>
      <text:p text:style-name="P106"><text:span text:style-name="T55">playClients</text:span><text:bookmark text:name="vars.playClients"/><text:span text:style-name="T55"> </text:span><text:span text:style-name="T140">Array</text:span></text:p>
      <text:p text:style-name="P107"><text:bookmark-start text:name="__RefHeading___Toc512_909045170"/><text:span text:style-name="T95">Хранит </text:span><text:span text:style-name="T138">объекты </text:span><text:span text:style-name="T95">подключенных клиентов через WebSockets по протоколу </text:span><text:span text:style-name="T67">play</text:span><text:span text:style-name="T5"><text:bookmark-ref text:reference-format="page" text:ref-name="rule.play">6</text:bookmark-ref></text:span><text:span text:style-name="T95">.</text:span><text:bookmark-end text:name="__RefHeading___Toc512_909045170"/></text:p>
      <text:list xml:id="list1883054160" text:style-name="L7">
        <text:list-item>
          <text:p text:style-name="P209"><text:span text:style-name="T158">Дополнительные свойства.<text:line-break/></text:span><text:span text:style-name="T68">cat </text:span><text:span text:style-name="T158">— экземпляр класса</text:span><text:span text:style-name="T95"> </text:span><text:span text:style-name="T67">Player</text:span><text:span text:style-name="T5"><text:bookmark-ref text:reference-format="page" text:ref-name="class.Player">10</text:bookmark-ref></text:span><text:span text:style-name="T95">.</text:span><text:span text:style-name="T158"><text:line-break/></text:span><text:span text:style-name="T68">links </text:span><text:span text:style-name="T158">— связанные с этим игроком подключения в диапазоне протокола </text:span><text:span text:style-name="T67">play</text:span><text:span text:style-name="T105">.</text:span></text:p>
        </text:list-item>
      </text:list>
      <text:h text:style-name="P153" text:outline-level="1"><text:bookmark-start text:name="__RefHeading___Toc514_909045170"/>Протоколы<text:bookmark-end text:name="__RefHeading___Toc514_909045170"/></text:h>
      <text:h text:style-name="P158" text:outline-level="2"><text:bookmark-start text:name="__RefHeading___Toc516_909045170"/>play<text:bookmark-end text:name="__RefHeading___Toc516_909045170"/><text:bookmark text:name="rule.play"/></text:h>
      <text:p text:style-name="P105">Протокол передачи данных в открытом мире<text:span text:style-name="T1"><text:bookmark-ref text:reference-format="page" text:ref-name="term.freePoam">2</text:bookmark-ref></text:span>.</text:p>
      <text:h text:style-name="P162" text:outline-level="3"><text:bookmark-start text:name="__RefHeading___Toc518_909045170"/>Сервер →<text:span text:style-name="T159"> </text:span>Клиент<text:bookmark-end text:name="__RefHeading___Toc518_909045170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Код</text:p>
          </table:table-cell>
          <table:table-cell table:style-name="Table2.A1" office:value-type="string">
            <text:p text:style-name="P13">Действие</text:p>
          </table:table-cell>
          <table:table-cell table:style-name="Table2.C1" office:value-type="string">
            <text:p text:style-name="P15">Структура свойства <text:span text:style-name="T55">msg</text:span></text:p>
          </table:table-cell>
        </table:table-row>
        <table:table-row>
          <table:table-cell table:style-name="Table2.A2" office:value-type="string">
            <text:p text:style-name="P37">100</text:p>
          </table:table-cell>
          <table:table-cell table:style-name="Table2.A2" office:value-type="string">
            <text:p text:style-name="P37">Сообщает ID игрока, <text:span text:style-name="T202">игровое время</text:span> и данные о локации, в которой он находится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101</text:p>
          </table:table-cell>
          <table:table-cell table:style-name="Table2.A2" office:value-type="string">
            <text:p text:style-name="P13">Пересылает отправленное кем-то сообщение всем, кто находится в одной локации с отправителем</text:p>
          </table:table-cell>
          <table:table-cell table:style-name="Table2.C2" office:value-type="string">
            <text:p text:style-name="P16">Object</text:p>
            <text:list xml:id="list1972744950" text:style-name="L8">
              <text:list-item>
                <text:p text:style-name="P170">msg: String <text:span text:style-name="T104">(сообщение)</text:span></text:p>
              </text:list-item>
              <text:list-item>
                <text:p text:style-name="P170">id: Number<text:span text:style-name="T96"> </text:span><text:span text:style-name="T104">(отправитель)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13">102</text:p>
          </table:table-cell>
          <table:table-cell table:style-name="Table2.A2" office:value-type="string">
            <text:p text:style-name="P15">Отправляет простое уведомление</text:p>
          </table:table-cell>
          <table:table-cell table:style-name="Table2.C2" office:value-type="string">
            <text:p text:style-name="P16">String</text:p>
          </table:table-cell>
        </table:table-row>
        <table:table-row>
          <table:table-cell table:style-name="Table2.A2" office:value-type="string">
            <text:p text:style-name="P15">103</text:p>
          </table:table-cell>
          <table:table-cell table:style-name="Table2.A2" office:value-type="string">
            <text:p text:style-name="P15">Сообщает о возникшей ошибке</text:p>
          </table:table-cell>
          <table:table-cell table:style-name="Table2.C2" office:value-type="string">
            <text:p text:style-name="P34"><text:span text:style-name="T55">String</text:span> (если сервер сообщает причину ошибки) или <text:span text:style-name="T55">Undefined</text:span></text:p>
          </table:table-cell>
        </table:table-row>
        <table:table-row>
          <table:table-cell table:style-name="Table2.A2" office:value-type="string">
            <text:p text:style-name="P36">104</text:p>
          </table:table-cell>
          <table:table-cell table:style-name="Table2.A2" office:value-type="string">
            <text:p text:style-name="P36">Сообщает о перемещении какого-то игрока на другие координаты</text:p>
          </table:table-cell>
          <table:table-cell table:style-name="Table2.C2" office:value-type="string">
            <text:p text:style-name="P18">Object</text:p>
            <text:list xml:id="list2447984343" text:style-name="L9">
              <text:list-item>
                <text:p text:style-name="P174"><text:span text:style-name="T71">id</text:span><text:span text:style-name="T114">: </text:span><text:span text:style-name="T71">Number </text:span><text:span text:style-name="T200">(walking cat)</text:span></text:p>
              </text:list-item>
            </text:list>
            <text:list xml:id="list3240237265" text:style-name="L10">
              <text:list-item>
                <text:p text:style-name="P171">speed: Number</text:p>
              </text:list-item>
            </text:list>
            <text:list xml:id="list124843772131116" text:continue-list="list2447984343" text:style-name="L9">
              <text:list-item>
                <text:p text:style-name="P175"><text:span text:style-name="T55">msg</text:span>: <text:span text:style-name="T55">Array (2)</text:span></text:p>
              </text:list-item>
            </text:list>
            <text:list xml:id="list102456334" text:style-name="L11">
              <text:list-item>
                <text:p text:style-name="P178"><text:span text:style-name="T70">Number </text:span><text:span text:style-name="T111">(</text:span><text:span text:style-name="T112">x ∈ [0, 160]</text:span><text:span text:style-name="T113">)</text:span><text:span text:style-name="T70">,</text:span></text:p>
              </text:list-item>
            </text:list>
            <text:list xml:id="list1939406477" text:style-name="L12">
              <text:list-item>
                <text:p text:style-name="P179"><text:span text:style-name="T70">Number </text:span><text:span text:style-name="T111">(</text:span><text:span text:style-name="T112">y ∈ [0, 27])</text:span></text:p>
              </text:list-item>
            </text:list>
            <text:list xml:id="list124844964244960" text:continue-list="list124843772131116" text:style-name="L9">
              <text:list-item>
                <text:list>
                  <text:list-item>
                    <text:p text:style-name="P175"/>
                  </text:list-item>
                </text:list>
              </text:list-item>
            </text:list>
          </table:table-cell>
        </table:table-row>
        <table:table-row>
          <table:table-cell table:style-name="Table2.A2" office:value-type="string">
            <text:p text:style-name="P38">105</text:p>
          </table:table-cell>
          <table:table-cell table:style-name="Table2.A2" office:value-type="string">
            <text:p text:style-name="P38"><text:span text:style-name="T201">Просит в</text:span>изуализир<text:span text:style-name="T201">овать</text:span> перемещение в другую локацию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40">106</text:p>
          </table:table-cell>
          <table:table-cell table:style-name="Table2.A2" office:value-type="string">
            <text:p text:style-name="P40">Сообщает, что кто-то покинул локацию</text:p>
          </table:table-cell>
          <table:table-cell table:style-name="Table2.C2" office:value-type="string">
            <text:p text:style-name="P88"><text:span text:style-name="T72">Array(</text:span><text:span text:style-name="T71">Number </text:span><text:span text:style-name="T114">(</text:span><text:span text:style-name="T115">ID</text:span><text:span text:style-name="T128">s</text:span><text:span text:style-name="T115"> ушедш</text:span><text:span text:style-name="T128">их</text:span><text:span text:style-name="T114">)</text:span><text:span text:style-name="T84">) </text:span><text:span text:style-name="T129">или</text:span><text:span text:style-name="T85"> Number </text:span><text:span text:style-name="T114">(</text:span><text:span text:style-name="T115">ID ушедш</text:span><text:span text:style-name="T129">его</text:span><text:span text:style-name="T114">)</text:span></text:p>
          </table:table-cell>
        </table:table-row>
        <table:table-row>
          <table:table-cell table:style-name="Table2.A2" office:value-type="string">
            <text:p text:style-name="P41">107</text:p>
          </table:table-cell>
          <table:table-cell table:style-name="Table2.A2" office:value-type="string">
            <text:p text:style-name="P41">В локацию зашел новый игрок <text:span text:style-name="T216">или игроки</text:span></text:p>
          </table:table-cell>
          <table:table-cell table:style-name="Table2.C2" office:value-type="string">
            <text:p text:style-name="P89"><text:span text:style-name="T72">Array</text:span><text:span text:style-name="T84">(Player.toClient)</text:span><text:span text:style-name="T128"> </text:span><text:span text:style-name="T129">или </text:span><text:span text:style-name="T71">Object</text:span></text:p>
          </table:table-cell>
        </table:table-row>
        <table:table-row>
          <table:table-cell table:style-name="Table2.A2" office:value-type="string">
            <text:p text:style-name="P42">108</text:p>
          </table:table-cell>
          <table:table-cell table:style-name="Table2.A2" office:value-type="string">
            <text:p text:style-name="P42">Сообщает внутриигровое время</text:p>
          </table:table-cell>
          <table:table-cell table:style-name="Table2.C2" office:value-type="string">
            <text:p text:style-name="P43"><text:span text:style-name="T72">Array(</text:span><text:span text:style-name="T80">5</text:span><text:span text:style-name="T72">)</text:span></text:p>
            <text:list xml:id="list3936996229" text:style-name="L13">
              <text:list-item>
                <text:p text:style-name="P180"><text:span text:style-name="T69">Number </text:span><text:span text:style-name="T114">(</text:span><text:span text:style-name="T110">общее время в секундах</text:span><text:span text:style-name="T114">)</text:span><text:span text:style-name="T69">,</text:span></text:p>
              </text:list-item>
            </text:list>
            <text:list xml:id="list2235155402" text:style-name="L14">
              <text:list-item>
                <text:p text:style-name="P181"><text:span text:style-name="T69">Number </text:span><text:span text:style-name="T114">(</text:span><text:span text:style-name="T110">день</text:span><text:span text:style-name="T114">)</text:span><text:span text:style-name="T69">,</text:span></text:p>
              </text:list-item>
            </text:list>
            <text:list xml:id="list4251489311" text:style-name="L15">
              <text:list-item>
                <text:p text:style-name="P182"><text:span text:style-name="T69">Number </text:span><text:span text:style-name="T114">(</text:span><text:span text:style-name="T110">месяц</text:span><text:span text:style-name="T114">)</text:span><text:span text:style-name="T69">,</text:span></text:p>
              </text:list-item>
            </text:list>
            <text:list xml:id="list1573302275" text:style-name="L16">
              <text:list-item>
                <text:p text:style-name="P183"><text:span text:style-name="T69">Number </text:span><text:span text:style-name="T114">(</text:span><text:span text:style-name="T110">год</text:span><text:span text:style-name="T114">)</text:span><text:span text:style-name="T69">,</text:span></text:p>
              </text:list-item>
            </text:list>
            <text:list xml:id="list1628750514" text:style-name="L17">
              <text:list-item>
                <text:p text:style-name="P184"><text:span text:style-name="T69">Number </text:span><text:span text:style-name="T114">(</text:span><text:span text:style-name="T116">фаза дня</text:span><text:span text:style-name="T114">)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44">109</text:p>
          </table:table-cell>
          <table:table-cell table:style-name="Table2.A2" office:value-type="string">
            <text:p text:style-name="P47"><text:span text:style-name="T204">К</text:span><text:span text:style-name="T203">акой-то интерфейсный объект</text:span><text:span text:style-name="T12"><text:bookmark-ref text:reference-format="page" text:ref-name="term.interfacable">2</text:bookmark-ref></text:span><text:span text:style-name="T203"> был взят</text:span></text:p>
          </table:table-cell>
          <table:table-cell table:style-name="Table2.C2" office:value-type="string">
            <text:p text:style-name="P45"><text:span text:style-name="T72">Array(</text:span><text:span text:style-name="T73">2</text:span><text:span text:style-name="T72">)</text:span></text:p>
            <text:list xml:id="list2319611519" text:style-name="L18">
              <text:list-item>
                <text:p text:style-name="P185"><text:span text:style-name="T69">Number </text:span><text:span text:style-name="T114">(</text:span><text:span text:style-name="T117">ID взявшего</text:span><text:span text:style-name="T114">)</text:span><text:span text:style-name="T69">,</text:span></text:p>
              </text:list-item>
            </text:list>
            <text:list xml:id="list943083239" text:style-name="L19">
              <text:list-item>
                <text:p text:style-name="P186"><text:span text:style-name="T71">Number </text:span><text:span text:style-name="T114">(</text:span><text:span text:style-name="T117">ID объекта</text:span><text:span text:style-name="T114">)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46">110</text:p>
          </table:table-cell>
          <table:table-cell table:style-name="Table2.A2" office:value-type="string">
            <text:p text:style-name="P46">Кто-то положил интерфейсный объект</text:p>
          </table:table-cell>
          <table:table-cell table:style-name="Table2.C2" office:value-type="string">
            <text:p text:style-name="P48"><text:span text:style-name="T72">Array(</text:span><text:span text:style-name="T73">2</text:span><text:span text:style-name="T72">)</text:span></text:p>
            <text:list xml:id="list271644036" text:style-name="L20">
              <text:list-item>
                <text:p text:style-name="P187"><text:span text:style-name="T69">Number </text:span><text:span text:style-name="T114">(</text:span><text:span text:style-name="T117">ID </text:span><text:span text:style-name="T118">положившего</text:span><text:span text:style-name="T114">)</text:span><text:span text:style-name="T69">,</text:span></text:p>
              </text:list-item>
            </text:list>
            <text:list xml:id="list2305503075" text:style-name="L21">
              <text:list-item>
                <text:p text:style-name="P188"><text:span text:style-name="T71">Number </text:span><text:span text:style-name="T114">(</text:span><text:span text:style-name="T117">ID объекта</text:span><text:span text:style-name="T114">)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49">111</text:p>
          </table:table-cell>
          <table:table-cell table:style-name="Table2.A2" office:value-type="string">
            <text:p text:style-name="P49">Кто-то заснул <text:span text:style-name="T207">или проснулся</text:span></text:p>
          </table:table-cell>
          <table:table-cell table:style-name="Table2.C2" office:value-type="string">
            <text:p text:style-name="P20">Object</text:p>
            <text:list xml:id="list2996488565" text:style-name="L22">
              <text:list-item>
                <text:p text:style-name="P189"><text:span text:style-name="T71">id</text:span><text:span text:style-name="T114">:</text:span><text:span text:style-name="T71"> </text:span><text:span text:style-name="T74">N</text:span><text:span text:style-name="T71">umber</text:span></text:p>
              </text:list-item>
            </text:list>
            <text:list xml:id="list1879940574" text:style-name="L23">
              <text:list-item>
                <text:p text:style-name="P190"><text:span text:style-name="T71">speed: </text:span><text:span text:style-name="T74">Number </text:span><text:span text:style-name="T120">(если </text:span><text:span text:style-name="T119">проснулся</text:span><text:span text:style-name="T120">) или </text:span><text:span text:style-name="T74">Undefined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49">112</text:p>
          </table:table-cell>
          <table:table-cell table:style-name="Table2.A2" office:value-type="string">
            <text:p text:style-name="P49">Кто-то сел <text:span text:style-name="T207">или встал</text:span></text:p>
          </table:table-cell>
          <table:table-cell table:style-name="Table2.C2" office:value-type="string">
            <text:p text:style-name="P20">Object</text:p>
            <text:list xml:id="list2716697897" text:style-name="L24">
              <text:list-item>
                <text:p text:style-name="P191"><text:span text:style-name="T71">id</text:span><text:span text:style-name="T114">:</text:span><text:span text:style-name="T71"> </text:span><text:span text:style-name="T74">N</text:span><text:span text:style-name="T71">umber</text:span></text:p>
              </text:list-item>
            </text:list>
            <text:list xml:id="list1260614730" text:style-name="L25">
              <text:list-item>
                <text:p text:style-name="P192"><text:span text:style-name="T74">s</text:span><text:span text:style-name="T75">peed</text:span><text:span text:style-name="T71">: </text:span><text:span text:style-name="T74">True </text:span><text:span text:style-name="T120">(если </text:span><text:span text:style-name="T119">сел</text:span><text:span text:style-name="T120">) или </text:span><text:span text:style-name="T74">Undefined</text:span></text:p>
              </text:list-item>
            </text:list>
          </table:table-cell>
        </table:table-row>
        <text:soft-page-break/>
        <table:table-row>
          <table:table-cell table:style-name="Table2.A2" office:value-type="string">
            <text:p text:style-name="P50">113</text:p>
          </table:table-cell>
          <table:table-cell table:style-name="Table2.A2" office:value-type="string">
            <text:p text:style-name="P50">Изменился какой-то параметр у какого-то игрока</text:p>
          </table:table-cell>
          <table:table-cell table:style-name="Table2.C2" office:value-type="string">
            <text:p text:style-name="P19">Object</text:p>
            <text:list xml:id="list491263754" text:style-name="L26">
              <text:list-item>
                <text:p text:style-name="P193"><text:span text:style-name="T71">id</text:span><text:span text:style-name="T114">: </text:span><text:span text:style-name="T71">Number</text:span></text:p>
              </text:list-item>
            </text:list>
            <text:list xml:id="list1719651907" text:style-name="L27">
              <text:list-item>
                <text:p text:style-name="P176"><text:span text:style-name="T86">key: String or Number</text:span><text:span text:style-name="T87">,</text:span></text:p>
              </text:list-item>
            </text:list>
            <text:list xml:id="list2081943754" text:style-name="L28">
              <text:list-item>
                <text:p text:style-name="P177"><text:span text:style-name="T86">v</text:span><text:span text:style-name="T55">alue</text:span><text:span text:style-name="T87">: </text:span><text:span text:style-name="T55">Number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64">114</text:p>
          </table:table-cell>
          <table:table-cell table:style-name="Table2.A2" office:value-type="string">
            <text:p text:style-name="P64">Какой-то игрок изменил ориентацию (повернул модель влево или вправо)</text:p>
          </table:table-cell>
          <table:table-cell table:style-name="Table2.C2" office:value-type="string">
            <text:p text:style-name="P22">Object</text:p>
            <text:list xml:id="list2866722319" text:style-name="L29">
              <text:list-item>
                <text:p text:style-name="P172">id: Number</text:p>
              </text:list-item>
            </text:list>
            <text:list xml:id="list3273109800" text:style-name="L30">
              <text:list-item>
                <text:p text:style-name="P194"><text:span text:style-name="T77">dir</text:span><text:span text:style-name="T78">: Number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67">115</text:p>
          </table:table-cell>
          <table:table-cell table:style-name="Table2.A2" office:value-type="string">
            <text:p text:style-name="P67">Сообщает <text:span text:style-name="T55">knowledge </text:span>запрашиваемого игрока</text:p>
          </table:table-cell>
          <table:table-cell table:style-name="Table2.C2" office:value-type="string">
            <text:p text:style-name="P25">Object</text:p>
            <text:list xml:id="list2428641013" text:style-name="L31">
              <text:list-item>
                <text:p text:style-name="P195"><text:span text:style-name="T79">kn: </text:span><text:span text:style-name="T71">Object </text:span><text:span text:style-name="T122">или</text:span><text:span text:style-name="T79"> null </text:span><text:span text:style-name="T114">(</text:span><text:span text:style-name="T122">если игрок неизвестен</text:span><text:span text:style-name="T114">)</text:span></text:p>
              </text:list-item>
            </text:list>
            <text:list xml:id="list4108320809" text:style-name="L32">
              <text:list-item>
                <text:p text:style-name="P196"><text:span text:style-name="T71">id</text:span><text:span text:style-name="T114">: </text:span><text:span text:style-name="T71">Number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68">116</text:p>
          </table:table-cell>
          <table:table-cell table:style-name="Table2.A2" office:value-type="string">
            <text:p text:style-name="P68">Кто-то хочет познакомиться с игроком</text:p>
          </table:table-cell>
          <table:table-cell table:style-name="Table2.C2" office:value-type="string">
            <text:p text:style-name="P69"><text:span text:style-name="T71">Number </text:span><text:span text:style-name="T114">(</text:span><text:span text:style-name="T115">ID </text:span><text:span text:style-name="T124">того, кто хочет познакомиться</text:span><text:span text:style-name="T114">)</text:span></text:p>
          </table:table-cell>
        </table:table-row>
        <table:table-row>
          <table:table-cell table:style-name="Table2.A2" office:value-type="string">
            <text:p text:style-name="P70">117</text:p>
          </table:table-cell>
          <table:table-cell table:style-name="Table2.A2" office:value-type="string">
            <text:p text:style-name="P70">Запрашиваемый игрок ответил на знакомство</text:p>
          </table:table-cell>
          <table:table-cell table:style-name="Table2.C2" office:value-type="string">
            <text:p text:style-name="P27">Object</text:p>
            <text:list xml:id="list597256976" text:style-name="L33">
              <text:list-item>
                <text:p text:style-name="P197"><text:span text:style-name="T81">id</text:span><text:span text:style-name="T76">: </text:span><text:span text:style-name="T114">(</text:span><text:span text:style-name="T123">ID </text:span><text:span text:style-name="T125">ответившего</text:span><text:span text:style-name="T114">)</text:span></text:p>
              </text:list-item>
            </text:list>
            <text:list xml:id="list987838082" text:style-name="L34">
              <text:list-item>
                <text:p text:style-name="P198"><text:span text:style-name="T71">r</text:span><text:span text:style-name="T69">esponses: </text:span><text:span text:style-name="T71">Object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74">118</text:p>
          </table:table-cell>
          <table:table-cell table:style-name="Table2.A2" office:value-type="string">
            <text:p text:style-name="P75">Игрок поднят</text:p>
          </table:table-cell>
          <table:table-cell table:style-name="Table2.C2" office:value-type="string">
            <text:p text:style-name="P29">Object</text:p>
            <text:list xml:id="list85701667" text:style-name="L35">
              <text:list-item>
                <text:p text:style-name="P200"><text:span text:style-name="T82">passive</text:span><text:span text:style-name="T76">: </text:span><text:span text:style-name="T114">(</text:span><text:span text:style-name="T123">ID </text:span><text:span text:style-name="T126">поднятого</text:span><text:span text:style-name="T114">)</text:span></text:p>
              </text:list-item>
              <text:list-item>
                <text:p text:style-name="P201"><text:span text:style-name="T71">a</text:span><text:span text:style-name="T69">ctive: </text:span><text:span text:style-name="T110">(ID поднявшего)</text:span></text:p>
              </text:list-item>
            </text:list>
          </table:table-cell>
        </table:table-row>
        <table:table-row>
          <table:table-cell table:style-name="Table2.A21" office:value-type="string">
            <text:p text:style-name="P86">119</text:p>
          </table:table-cell>
          <table:table-cell table:style-name="Table2.A21" office:value-type="string">
            <text:p text:style-name="P86">Игрок опущен</text:p>
          </table:table-cell>
          <table:table-cell table:style-name="Table2.C21" office:value-type="string">
            <text:p text:style-name="P30">Object</text:p>
            <text:list xml:id="list853628136" text:style-name="L36">
              <text:list-item>
                <text:p text:style-name="P202"><text:span text:style-name="T83">id</text:span><text:span text:style-name="T76">: </text:span><text:span text:style-name="T71">Number </text:span><text:span text:style-name="T114">(</text:span><text:span text:style-name="T115">ID </text:span><text:span text:style-name="T127">опущенного</text:span><text:span text:style-name="T114">)</text:span></text:p>
              </text:list-item>
            </text:list>
            <text:list xml:id="list1420557049" text:style-name="L37">
              <text:list-item>
                <text:p text:style-name="P203"><text:span text:style-name="T83">place</text:span><text:span text:style-name="T71">: </text:span><text:span text:style-name="T72">Array(</text:span><text:span text:style-name="T73">2</text:span><text:span text:style-name="T72">) </text:span><text:span text:style-name="T114">(</text:span><text:span text:style-name="T127">куда опущен</text:span><text:span text:style-name="T114">)</text:span></text:p>
              </text:list-item>
            </text:list>
          </table:table-cell>
        </table:table-row>
      </table:table>
      <text:h text:style-name="P163" text:outline-level="3"/>
      <text:h text:style-name="P168" text:outline-level="3"><text:bookmark-start text:name="__RefHeading___Toc520_909045170"/><text:span text:style-name="T156">Клиент →</text:span><text:span text:style-name="T159"> </text:span><text:span text:style-name="T156">Сервер</text:span><text:bookmark-end text:name="__RefHeading___Toc520_909045170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Код</text:p>
          </table:table-cell>
          <table:table-cell table:style-name="Table3.A1" office:value-type="string">
            <text:p text:style-name="P14">Действие</text:p>
          </table:table-cell>
          <table:table-cell table:style-name="Table3.C1" office:value-type="string">
            <text:p text:style-name="P15">Структура свойства <text:span text:style-name="T55">msg</text:span></text:p>
          </table:table-cell>
        </table:table-row>
        <table:table-row>
          <table:table-cell table:style-name="Table3.A2" office:value-type="string">
            <text:p text:style-name="P37">100</text:p>
          </table:table-cell>
          <table:table-cell table:style-name="Table3.A2" office:value-type="string">
            <text:p text:style-name="P37">Запрос авторизации</text:p>
          </table:table-cell>
          <table:table-cell table:style-name="Table3.C2" office:value-type="string">
            <text:p text:style-name="P17"><text:span text:style-name="T96">Пересылает HTTP-заголовок</text:span> headers</text:p>
          </table:table-cell>
        </table:table-row>
        <table:table-row>
          <table:table-cell table:style-name="Table3.A2" office:value-type="string">
            <text:p text:style-name="P14">101</text:p>
          </table:table-cell>
          <table:table-cell table:style-name="Table3.A2" office:value-type="string">
            <text:p text:style-name="P15">Отправил сообщение</text:p>
          </table:table-cell>
          <table:table-cell table:style-name="Table3.C2" office:value-type="string">
            <text:p text:style-name="P16">String</text:p>
          </table:table-cell>
        </table:table-row>
        <table:table-row>
          <table:table-cell table:style-name="Table3.A2" office:value-type="string">
            <text:p text:style-name="P35">102</text:p>
          </table:table-cell>
          <table:table-cell table:style-name="Table3.A2" office:value-type="string">
            <text:p text:style-name="P35">Переместился <text:span text:style-name="T199">на другие координаты</text:span></text:p>
          </table:table-cell>
          <table:table-cell table:style-name="Table3.C2" office:value-type="string">
            <text:p text:style-name="P21">Object</text:p>
            <text:list xml:id="list952485812" text:style-name="L38">
              <text:list-item>
                <text:p text:style-name="P204"><text:span text:style-name="T76">path: Undefined </text:span><text:span text:style-name="T121">или</text:span><text:span text:style-name="T114"> <text:s/></text:span><text:span text:style-name="T71">Number </text:span><text:span text:style-name="T114">(номер пути, </text:span><text:span text:style-name="T121">по которому игрок хочет перейти после окончания движения</text:span><text:span text:style-name="T114">)</text:span></text:p>
              </text:list-item>
            </text:list>
            <text:list xml:id="list638042907" text:style-name="L39">
              <text:list-item>
                <text:p text:style-name="P173"><text:span text:style-name="T213">place: </text:span><text:span text:style-name="T70">Array (2)</text:span></text:p>
              </text:list-item>
            </text:list>
            <text:list xml:id="list2505982572" text:style-name="L40">
              <text:list-item>
                <text:p text:style-name="P205"><text:span text:style-name="T70">Number </text:span><text:span text:style-name="T111">(</text:span><text:span text:style-name="T112">x ∈ [0, 160]</text:span><text:span text:style-name="T113">)</text:span><text:span text:style-name="T70">,</text:span></text:p>
              </text:list-item>
            </text:list>
            <text:list xml:id="list1162100399" text:style-name="L41">
              <text:list-item>
                <text:p text:style-name="P206"><text:span text:style-name="T70">Number </text:span><text:span text:style-name="T111">(</text:span><text:span text:style-name="T112">y ∈ [0, 27])</text:span></text:p>
              </text:list-item>
            </text:list>
          </table:table-cell>
        </table:table-row>
        <table:table-row>
          <table:table-cell table:style-name="Table3.A5" office:value-type="string">
            <text:p text:style-name="P39">103</text:p>
          </table:table-cell>
          <table:table-cell table:style-name="Table3.A5" office:value-type="string">
            <text:p text:style-name="P66">Просит информацию о <text:span text:style-name="T55">knowledge</text:span></text:p>
          </table:table-cell>
          <table:table-cell table:style-name="Table3.C5" office:value-type="string">
            <text:p text:style-name="P24"><text:span text:style-name="T55">Number </text:span><text:span text:style-name="T96">(</text:span><text:span text:style-name="T131">ID </text:span><text:span text:style-name="T135">запрашиваемого игрока</text:span><text:span text:style-name="T96">)</text:span></text:p>
          </table:table-cell>
        </table:table-row>
        <table:table-row>
          <table:table-cell table:style-name="Table3.A2" office:value-type="string">
            <text:p text:style-name="P42">104</text:p>
          </table:table-cell>
          <table:table-cell table:style-name="Table3.A2" office:value-type="string">
            <text:p text:style-name="P42">Спрашивает внутриигровое время</text:p>
          </table:table-cell>
          <table:table-cell table:style-name="Table3.C2" office:value-type="string">
            <text:p text:style-name="P31">Undefined</text:p>
          </table:table-cell>
        </table:table-row>
        <table:table-row>
          <table:table-cell table:style-name="Table3.A7" office:value-type="string">
            <text:p text:style-name="P44">105</text:p>
          </table:table-cell>
          <table:table-cell table:style-name="Table3.A7" office:value-type="string">
            <text:p text:style-name="P61"/>
          </table:table-cell>
          <table:table-cell table:style-name="Table3.C7" office:value-type="string">
            <text:p text:style-name="P98"/>
          </table:table-cell>
        </table:table-row>
        <table:table-row>
          <table:table-cell table:style-name="Table3.A7" office:value-type="string">
            <text:p text:style-name="P46">106</text:p>
          </table:table-cell>
          <table:table-cell table:style-name="Table3.A7" office:value-type="string">
            <text:p text:style-name="P46"/>
          </table:table-cell>
          <table:table-cell table:style-name="Table3.C7" office:value-type="string">
            <text:p text:style-name="P99"/>
          </table:table-cell>
        </table:table-row>
        <table:table-row>
          <table:table-cell table:style-name="Table3.A5" office:value-type="string">
            <text:p text:style-name="P62">107</text:p>
          </table:table-cell>
          <table:table-cell table:style-name="Table3.A5" office:value-type="string">
            <text:p text:style-name="P63">Заснул <text:span text:style-name="T214">или проснулся</text:span></text:p>
          </table:table-cell>
          <table:table-cell table:style-name="Table3.C5" office:value-type="string">
            <text:p text:style-name="P23"><text:span text:style-name="T205">Undefined </text:span><text:span text:style-name="T96">(</text:span><text:span text:style-name="T132">если </text:span><text:span text:style-name="T134">заснул</text:span><text:span text:style-name="T96">) <text:s/></text:span><text:span text:style-name="T132">или </text:span><text:span text:style-name="T207">True</text:span></text:p>
          </table:table-cell>
        </table:table-row>
        <table:table-row>
          <table:table-cell table:style-name="Table3.A2" office:value-type="string">
            <text:p text:style-name="P49">108</text:p>
          </table:table-cell>
          <table:table-cell table:style-name="Table3.A2" office:value-type="string">
            <text:p text:style-name="P49">Сел <text:span text:style-name="T207">или встал</text:span></text:p>
          </table:table-cell>
          <table:table-cell table:style-name="Table3.C2" office:value-type="string">
            <text:p text:style-name="P20"><text:span text:style-name="T207">True</text:span><text:span text:style-name="T205"> </text:span><text:span text:style-name="T96">(</text:span><text:span text:style-name="T132">если сел</text:span><text:span text:style-name="T96">) </text:span><text:span text:style-name="T132">или <text:s/></text:span><text:span text:style-name="T205">Undefined</text:span></text:p>
          </table:table-cell>
        </table:table-row>
        <table:table-row>
          <table:table-cell table:style-name="Table3.A2" office:value-type="string">
            <text:p text:style-name="P68">109</text:p>
          </table:table-cell>
          <table:table-cell table:style-name="Table3.A2" office:value-type="string">
            <text:p text:style-name="P68">Хочет познакомиться с кем-то</text:p>
          </table:table-cell>
          <table:table-cell table:style-name="Table3.C2" office:value-type="string">
            <text:p text:style-name="P69"><text:span text:style-name="T71">Number </text:span><text:span text:style-name="T114">(</text:span><text:span text:style-name="T123">ID </text:span><text:span text:style-name="T124">того, с кем хочет познакомиться</text:span><text:span text:style-name="T114">)</text:span></text:p>
          </table:table-cell>
        </table:table-row>
        <table:table-row>
          <table:table-cell table:style-name="Table3.A2" office:value-type="string">
            <text:p text:style-name="P68">110</text:p>
          </table:table-cell>
          <table:table-cell table:style-name="Table3.A2" office:value-type="string">
            <text:p text:style-name="P68">Отвечает на вопросы знакомства</text:p>
          </table:table-cell>
          <table:table-cell table:style-name="Table3.C2" office:value-type="string">
            <text:p text:style-name="P26">Object</text:p>
            <text:list xml:id="list447920272" text:style-name="L42">
              <text:list-item>
                <text:p text:style-name="P207"><text:span text:style-name="T81">id</text:span><text:span text:style-name="T76">: </text:span><text:span text:style-name="T114">(</text:span><text:span text:style-name="T123">ID </text:span><text:span text:style-name="T124">того, с кем знакомиться</text:span><text:span text:style-name="T114">)</text:span></text:p>
              </text:list-item>
            </text:list>
            <text:list xml:id="list561746371" text:style-name="L43">
              <text:list-item>
                <text:p text:style-name="P199"><text:span text:style-name="T71">r</text:span><text:span text:style-name="T69">esponses: </text:span><text:span text:style-name="T71">Object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74">111</text:p>
          </table:table-cell>
          <table:table-cell table:style-name="Table3.A2" office:value-type="string">
            <text:p text:style-name="P74">Хочет поднять экземпляр класса <text:span text:style-name="T55">Placer</text:span></text:p>
          </table:table-cell>
          <table:table-cell table:style-name="Table3.C2" office:value-type="string">
            <text:p text:style-name="P28"><text:span text:style-name="T55">Number </text:span><text:span text:style-name="T96">(</text:span><text:span text:style-name="T131">ID </text:span><text:span text:style-name="T136">того, <text:s/></text:span><text:span text:style-name="T137">кого или что хочет поднять</text:span><text:span text:style-name="T96">)</text:span></text:p>
          </table:table-cell>
        </table:table-row>
        <table:table-row>
          <table:table-cell table:style-name="Table3.A14" office:value-type="string">
            <text:p text:style-name="P87">112</text:p>
          </table:table-cell>
          <table:table-cell table:style-name="Table3.B14" office:value-type="string">
            <text:p text:style-name="P87">Опустил то, что во рту</text:p>
          </table:table-cell>
          <table:table-cell table:style-name="Table3.C14" office:value-type="string">
            <text:p text:style-name="P32">Undefined</text:p>
          </table:table-cell>
        </table:table-row>
      </table:table>
      <text:h text:style-name="P159" text:outline-level="2"/>
      <text:p text:style-name="P140"/>
      <text:h text:style-name="P160" text:outline-level="2"><text:bookmark-start text:name="__RefHeading___Toc522_909045170"/>talk<text:bookmark-end text:name="__RefHeading___Toc522_909045170"/><text:bookmark text:name="rule.talk"/></text:h>
      <text:h text:style-name="P151" text:outline-level="1"><text:bookmark-start text:name="__RefHeading___Toc215_2047984669"/><text:span text:style-name="T92">Экземпляр класса </text:span>Player<text:bookmark-end text:name="__RefHeading___Toc215_2047984669"/><text:bookmark text:name="class.Player"/></text:h>
      <text:h text:style-name="Heading_20_2" text:outline-level="2"><text:bookmark-start text:name="__RefHeading___Toc1882_2057440152"/>Свойства<text:bookmark-end text:name="__RefHeading___Toc1882_2057440152"/></text:h>
      <text:h text:style-name="P164" text:outline-level="3"><text:bookmark-start text:name="__RefHeading___Toc2150_3853769913"/><text:span text:style-name="T58">auth</text:span><text:span text:style-name="T59"> </text:span><text:span text:style-name="T142"><text:s/></text:span><text:bookmark-end text:name="__RefHeading___Toc2150_3853769913"/></text:h>
      <text:p text:style-name="P132">Object</text:p>
      <text:p text:style-name="P108"><text:span text:style-name="T98">Д</text:span><text:span text:style-name="T97">анные аудентификации </text:span><text:span text:style-name="T99">и авторизации</text:span><text:span text:style-name="T97">.</text:span></text:p>
      <text:list xml:id="list4215129962" text:style-name="L44">
        <text:list-item>
          <text:p text:style-name="P216"><text:span text:style-name="T57">cookie</text:span><text:span text:style-name="T97">,</text:span></text:p>
        </text:list-item>
        <text:list-item>
          <text:p text:style-name="P216"><text:span text:style-name="T57">devices</text:span><text:span text:style-name="T97">: массив всех устройств (разные браузеры могут считаться за разное устройство), с которых когда-либо выполнялся заход на персонажа</text:span></text:p>
        </text:list-item>
        <text:list-item>
          <text:p text:style-name="P216"><text:span text:style-name="T57">password</text:span><text:span text:style-name="T97">,</text:span></text:p>
        </text:list-item>
        <text:list-item>
          <text:p text:style-name="P218">alias</text:p>
        </text:list-item>
      </text:list>
      <text:p text:style-name="P136"/>
      <text:h text:style-name="Heading_20_3" text:outline-level="3"><text:bookmark-start text:name="__RefHeading___Toc1886_2057440152"/><text:span text:style-name="T58">game</text:span><text:span text:style-name="T57"> </text:span><text:bookmark-end text:name="__RefHeading___Toc1886_2057440152"/></text:h>
      <text:p text:style-name="P132">Object</text:p>
      <text:p text:style-name="P115"><text:span text:style-name="T175">Д</text:span><text:span text:style-name="T177">анные, накапливаемые и используемые </text:span><text:span text:style-name="T178">зачастую</text:span><text:span text:style-name="T177"> в открытом мире.</text:span></text:p>
      <text:list xml:id="list3584336633" text:style-name="L45">
        <text:list-item>
          <text:p text:style-name="P217"><text:span text:style-name="T57">lastOnline</text:span><text:span text:style-name="T6"><text:bookmark-ref text:reference-format="page" text:ref-name="properties.lastOnline.game">11</text:bookmark-ref></text:span><text:span text:style-name="T97">,</text:span></text:p>
        </text:list-item>
        <text:list-item>
          <text:p text:style-name="P219">name</text:p>
        </text:list-item>
      </text:list>
      <text:p text:style-name="P136"/>
      <text:h text:style-name="P164" text:outline-level="3"><text:bookmark-start text:name="__RefHeading___Toc1888_2057440152"/><text:span text:style-name="T58">main</text:span><text:span text:style-name="T57"> </text:span><text:bookmark-end text:name="__RefHeading___Toc1888_2057440152"/></text:h>
      <text:p text:style-name="P132">Object</text:p>
      <text:p text:style-name="P109"><text:span text:style-name="T98">Данные, накапливаемые и используемые </text:span><text:span text:style-name="T100">по всему сайту</text:span><text:span text:style-name="T98">.</text:span></text:p>
      <text:list xml:id="list2611541527" text:style-name="L46">
        <text:list-item>
          <text:p text:style-name="P220"><text:span text:style-name="T163">l</text:span><text:span text:style-name="T162">astOnline</text:span><text:span text:style-name="T191"><text:bookmark-ref text:reference-format="page" text:ref-name="properties.lastOnline.site">11</text:bookmark-ref></text:span><text:span text:style-name="T176">,</text:span></text:p>
        </text:list-item>
        <text:list-item>
          <text:p text:style-name="P220"><text:span text:style-name="T162">r</text:span><text:span text:style-name="T168">ights</text:span><text:span text:style-name="T193"><text:bookmark-ref text:reference-format="page" text:ref-name="properties.rights">10</text:bookmark-ref></text:span></text:p>
        </text:list-item>
      </text:list>
      <text:p text:style-name="P137"/>
      <text:h text:style-name="P164" text:outline-level="3"><text:bookmark-start text:name="__RefHeading___Toc1890_2057440152"/><text:span text:style-name="T57">rights</text:span><text:bookmark text:name="properties.rights"/><text:span text:style-name="T57"> </text:span><text:bookmark-end text:name="__RefHeading___Toc1890_2057440152"/></text:h>
      <text:p text:style-name="Standard"><text:span text:style-name="T142">N</text:span><text:span text:style-name="T141">umber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6"><text:span text:style-name="T43">бит </text:span><text:span text:style-name="T49">(не более </text:span><text:span text:style-name="T42">30</text:span><text:span text:style-name="T16">)</text:span></text:p>
          </table:table-cell>
          <table:table-cell table:style-name="Table1.B1" office:value-type="string">
            <text:p text:style-name="P8">дает разрешение на...</text:p>
          </table:table-cell>
        </table:table-row>
        <table:table-row>
          <table:table-cell table:style-name="Table1.A2" office:value-type="string">
            <text:p text:style-name="P97">0</text:p>
          </table:table-cell>
          <table:table-cell table:style-name="Table1.B2" office:value-type="string">
            <text:p text:style-name="P12"><text:span text:style-name="T49">и</text:span><text:span text:style-name="T43">спользова</text:span><text:span text:style-name="T49">ние </text:span><text:span text:style-name="T43">команд нижнего уровня</text:span><text:span text:style-name="T2"><text:bookmark-ref text:reference-format="page" text:ref-name="command.low">14</text:bookmark-ref></text:span></text:p>
          </table:table-cell>
        </table:table-row>
        <table:table-row table:style-name="Table1.3">
          <table:table-cell table:style-name="Table1.A2" office:value-type="string">
            <text:p text:style-name="P97">1</text:p>
          </table:table-cell>
          <table:table-cell table:style-name="Table1.B2" office:value-type="string">
            <text:p text:style-name="P4"><text:span text:style-name="T49">и</text:span>спользова<text:span text:style-name="T49">ние </text:span>команд среднего уровня<text:span text:style-name="T1"><text:bookmark-ref text:reference-format="page" text:ref-name="command.middle">13</text:bookmark-ref></text:span></text:p>
          </table:table-cell>
        </table:table-row>
        <table:table-row table:style-name="Table1.3">
          <table:table-cell table:style-name="Table1.A2" office:value-type="string">
            <text:p text:style-name="P97">2</text:p>
          </table:table-cell>
          <table:table-cell table:style-name="Table1.B2" office:value-type="string">
            <text:p text:style-name="P8">использование кома<text:span text:style-name="T95">н</text:span>д верхнего уровня<text:span text:style-name="T1"><text:bookmark-ref text:reference-format="page" text:ref-name="command.hight">13</text:bookmark-ref></text:span></text:p>
          </table:table-cell>
        </table:table-row>
        <table:table-row table:style-name="Table1.3">
          <table:table-cell table:style-name="Table1.A5" office:value-type="string">
            <text:p text:style-name="P95">3</text:p>
          </table:table-cell>
          <table:table-cell table:style-name="Table1.B5" office:value-type="string">
            <text:p text:style-name="P208">безграничное создание, редактирование локаций и загрузка природных объектов на сервер</text:p>
          </table:table-cell>
        </table:table-row>
      </table:table>
      <text:p text:style-name="P128"/>
      <text:p text:style-name="P128"/>
      <text:p text:style-name="P128"/>
      <text:h text:style-name="P164" text:outline-level="3"><text:bookmark-start text:name="__RefHeading___Toc1892_2057440152"/><text:soft-page-break/><text:span text:style-name="T57">lastOnline</text:span><text:bookmark text:name="properties.lastOnline.game"/><text:span text:style-name="T55"> </text:span><text:bookmark-end text:name="__RefHeading___Toc1892_2057440152"/></text:h>
      <text:p text:style-name="P142"><text:span text:style-name="T142">N</text:span><text:span text:style-name="T141">umber</text:span></text:p>
      <text:p text:style-name="Standard"/>
      <text:p text:style-name="P114"><text:span text:style-name="T107">В</text:span><text:span text:style-name="T96">сего существует три таких свойства, называющихся одинаково, но находящихся в разных контекстах. </text:span><text:span text:style-name="T107">Каждый элемент</text:span><text:span text:style-name="T106"> </text:span><text:span text:style-name="T107">имеет </text:span><text:span text:style-name="T106">значение, возвращаемое методом Date.now().</text:span></text:p>
      <text:p text:style-name="Mono"><text:span text:style-name="T108">1) </text:span><text:span text:style-name="T66">Player.lastOnline</text:span><text:bookmark text:name="properties.lastOnline.cache"/><text:span text:style-name="T108"> → время добавления экземпляра в кэш. Обновляется при вызове метод</text:span><text:span text:style-name="T109">ов</text:span><text:span text:style-name="T108"> </text:span><text:span text:style-name="T66">getFromCats</text:span><text:span text:style-name="T8"><text:bookmark-ref text:reference-format="page" text:ref-name="method.getFromCats">3</text:bookmark-ref></text:span><text:span text:style-name="T39"> </text:span><text:span text:style-name="T40">и </text:span><text:span text:style-name="T20">initCat</text:span><text:span text:style-name="T9"><text:bookmark-ref text:reference-format="page" text:ref-name="method.initCat">3</text:bookmark-ref></text:span><text:span text:style-name="T108">.<text:line-break/>2) </text:span><text:span text:style-name="T66">Player.main.lastOnline</text:span><text:bookmark text:name="properties.lastOnline.site"/><text:span text:style-name="T108"> → время последней активности на сайте.<text:line-break/>3) </text:span><text:span text:style-name="T66">Player.game.lastOnline </text:span><text:span text:style-name="T108">→ время последней активности в игре.</text:span></text:p>
      <text:h text:style-name="P164" text:outline-level="3"><text:bookmark-start text:name="__RefHeading___Toc1894_2057440152"/><text:span text:style-name="T62">action</text:span><text:span text:style-name="T65">s</text:span><text:span text:style-name="T88"> </text:span><text:bookmark-end text:name="__RefHeading___Toc1894_2057440152"/></text:h>
      <text:p text:style-name="P143"><text:span text:style-name="T142">N</text:span><text:span text:style-name="T141">umber</text:span></text:p>
      <text:p text:style-name="P145"/>
      <text:p text:style-name="P113"><text:span text:style-name="T103">Ч</text:span><text:span text:style-name="T97">исловой идентификатор выполняемого действия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">бит</text:p>
          </table:table-cell>
          <table:table-cell table:style-name="Table5.A1" office:value-type="string">
            <text:p text:style-name="P53">Действие</text:p>
          </table:table-cell>
          <table:table-cell table:style-name="Table5.A1" office:value-type="string">
            <text:p text:style-name="P90">Инициатор</text:p>
          </table:table-cell>
          <table:table-cell table:style-name="Table5.D1" office:value-type="string">
            <text:p text:style-name="P94">Сбрасыватель</text:p>
          </table:table-cell>
        </table:table-row>
        <table:table-row>
          <table:table-cell table:style-name="Table5.A2" office:value-type="string">
            <text:p text:style-name="P94">0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90"/>
          </table:table-cell>
          <table:table-cell table:style-name="Table5.D2" office:value-type="string">
            <text:p text:style-name="P90"/>
          </table:table-cell>
        </table:table-row>
        <table:table-row>
          <table:table-cell table:style-name="Table5.A3" office:value-type="string">
            <text:p text:style-name="P92">1</text:p>
          </table:table-cell>
          <table:table-cell table:style-name="Table5.B3" office:value-type="string">
            <text:p text:style-name="P53">Спит</text:p>
          </table:table-cell>
          <table:table-cell table:style-name="Table5.C3" office:value-type="string">
            <text:p text:style-name="P90">sleep()</text:p>
          </table:table-cell>
          <table:table-cell table:style-name="Table5.D3" office:value-type="string">
            <text:p text:style-name="P94">wakeup()</text:p>
          </table:table-cell>
        </table:table-row>
        <table:table-row>
          <table:table-cell table:style-name="Table5.A4" office:value-type="string">
            <text:p text:style-name="P92">2</text:p>
          </table:table-cell>
          <table:table-cell table:style-name="Table5.B4" office:value-type="string">
            <text:p text:style-name="P55">Сидит</text:p>
          </table:table-cell>
          <table:table-cell table:style-name="Table5.C4" office:value-type="string">
            <text:p text:style-name="P90">sitdown()</text:p>
          </table:table-cell>
          <table:table-cell table:style-name="Table5.D4" office:value-type="string">
            <text:p text:style-name="P94">standup()</text:p>
          </table:table-cell>
        </table:table-row>
        <table:table-row>
          <table:table-cell table:style-name="Table5.A5" office:value-type="string">
            <text:p text:style-name="P92">3</text:p>
          </table:table-cell>
          <table:table-cell table:style-name="Table5.B5" office:value-type="string">
            <text:p text:style-name="P65">Идет</text:p>
          </table:table-cell>
          <table:table-cell table:style-name="Table5.C5" office:value-type="string">
            <text:p text:style-name="P90">walk()</text:p>
          </table:table-cell>
          <table:table-cell table:style-name="Table5.D5" office:value-type="string">
            <text:p text:style-name="P94">stand()</text:p>
          </table:table-cell>
        </table:table-row>
        <table:table-row>
          <table:table-cell table:style-name="Table5.A6" office:value-type="string">
            <text:p text:style-name="P92">4</text:p>
          </table:table-cell>
          <table:table-cell table:style-name="Table5.B6" office:value-type="string">
            <text:p text:style-name="P73">Находится во рту</text:p>
          </table:table-cell>
          <table:table-cell table:style-name="Table5.C6" office:value-type="string">
            <text:p text:style-name="P90">eat()</text:p>
          </table:table-cell>
          <table:table-cell table:style-name="Table5.D6" office:value-type="string">
            <text:p text:style-name="P94">spitout()</text:p>
          </table:table-cell>
        </table:table-row>
        <table:table-row>
          <table:table-cell table:style-name="Table5.A7" office:value-type="string">
            <text:p text:style-name="P93">5</text:p>
          </table:table-cell>
          <table:table-cell table:style-name="Table5.B7" office:value-type="string">
            <text:p text:style-name="P93">Держит что-то во рту</text:p>
          </table:table-cell>
          <table:table-cell table:style-name="Table5.C7" office:value-type="string">
            <text:p text:style-name="P91">eat()</text:p>
          </table:table-cell>
          <table:table-cell table:style-name="Table5.D7" office:value-type="string">
            <text:p text:style-name="P94">spitout()</text:p>
          </table:table-cell>
        </table:table-row>
      </table:table>
      <text:p text:style-name="P130"/>
      <text:h text:style-name="P165" text:outline-level="3">stack</text:h>
      <text:p text:style-name="P144"><text:span text:style-name="T147">Array </text:span><text:span text:style-name="T148">[</text:span></text:p>
      <text:list xml:id="list1841741738" text:style-name="L47">
        <text:list-item>
          <text:p text:style-name="P169">Object</text:p>
          <text:list>
            <text:list-item>
              <text:p text:style-name="P169">id,</text:p>
            </text:list-item>
            <text:list-item>
              <text:p text:style-name="P169">type,</text:p>
            </text:list-item>
            <text:list-item>
              <text:p text:style-name="P169">data</text:p>
            </text:list-item>
          </text:list>
        </text:list-item>
      </text:list>
      <text:p text:style-name="P146">]</text:p>
      <text:p text:style-name="P147"/>
      <text:p text:style-name="P111">Очередь различных неотвеченных запросов.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2">type</text:p>
          </table:table-cell>
          <table:table-cell table:style-name="Table7.A1" office:value-type="string">
            <text:p text:style-name="P71">Описание</text:p>
          </table:table-cell>
          <table:table-cell table:style-name="Table7.C1" office:value-type="string">
            <text:p text:style-name="P72">data</text:p>
          </table:table-cell>
        </table:table-row>
        <table:table-row>
          <table:table-cell table:style-name="Table7.A2" office:value-type="string">
            <text:p text:style-name="P54">0 </text:p>
          </table:table-cell>
          <table:table-cell table:style-name="Table7.B2" office:value-type="string">
            <text:p text:style-name="P71">Знакомство</text:p>
          </table:table-cell>
          <table:table-cell table:style-name="Table7.C2" office:value-type="string">
            <text:p text:style-name="P33">Undefined</text:p>
          </table:table-cell>
        </table:table-row>
      </table:table>
      <text:p text:style-name="P147"/>
      <text:h text:style-name="P166" text:outline-level="3"><text:bookmark-start text:name="__RefHeading___Toc1896_2057440152"/>blocks <text:bookmark-end text:name="__RefHeading___Toc1896_2057440152"/></text:h>
      <text:p text:style-name="P143"><text:span text:style-name="T142">N</text:span><text:span text:style-name="T141">umber</text:span></text:p>
      <text:p text:style-name="P145"/>
      <text:p text:style-name="Text_20_body">Временно блокирует игровые действия в зависимости от состояния объекта. <text:span text:style-name="T212">Регулируется методами </text:span><text:span text:style-name="T90">checkBlock</text:span><text:span text:style-name="T212">, </text:span><text:span text:style-name="T90">setBlock</text:span><text:span text:style-name="T212"> и </text:span><text:span text:style-name="T90">unsetBlock</text:span><text:span text:style-name="T212">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2" office:value-type="string">
            <text:p text:style-name="P6">бит <text:span text:style-name="T49">(не более </text:span><text:span text:style-name="T15">2</text:span><text:span text:style-name="T3">3</text:span><text:span text:style-name="T11">0</text:span><text:span text:style-name="T16">)</text:span></text:p>
          </table:table-cell>
          <table:covered-table-cell/>
          <table:table-cell table:style-name="Table6.C1" office:value-type="string">
            <text:p text:style-name="P57">блокирует...</text:p>
          </table:table-cell>
        </table:table-row>
        <text:soft-page-break/>
        <table:table-row>
          <table:table-cell table:style-name="Table6.A3" office:value-type="string">
            <text:p text:style-name="P2"><text:span text:style-name="T14">2</text:span><text:span text:style-name="T1">0</text:span></text:p>
          </table:table-cell>
          <table:table-cell table:style-name="Table6.B3" office:value-type="string">
            <text:p text:style-name="P6">0...01</text:p>
          </table:table-cell>
          <table:table-cell table:style-name="Table6.C3" office:value-type="string">
            <text:p text:style-name="P57">интервал в методе <text:span text:style-name="T55">walk</text:span><text:span text:style-name="T96"> (иначе говоря, передвижение)</text:span></text:p>
          </table:table-cell>
        </table:table-row>
        <table:table-row table:style-name="Table6.3">
          <table:table-cell table:style-name="Table6.A3" office:value-type="string">
            <text:p text:style-name="P2"><text:span text:style-name="T14">2</text:span><text:span text:style-name="T2">1</text:span></text:p>
          </table:table-cell>
          <table:table-cell table:style-name="Table6.B3" office:value-type="string">
            <text:p text:style-name="P6">0...010</text:p>
          </table:table-cell>
          <table:table-cell table:style-name="Table6.C3" office:value-type="string">
            <text:p text:style-name="P59"/>
          </table:table-cell>
        </table:table-row>
        <table:table-row table:style-name="Table6.3">
          <table:table-cell table:style-name="Table6.A4" office:value-type="string">
            <text:p text:style-name="P2"><text:span text:style-name="T14">2</text:span><text:span text:style-name="T3">2</text:span></text:p>
          </table:table-cell>
          <table:table-cell table:style-name="Table6.B4" office:value-type="string">
            <text:p text:style-name="P10">0...0100</text:p>
          </table:table-cell>
          <table:table-cell table:style-name="Table6.C4" office:value-type="string">
            <text:p text:style-name="P60"/>
          </table:table-cell>
        </table:table-row>
      </table:table>
      <text:h text:style-name="Heading_20_2" text:outline-level="2"><text:bookmark-start text:name="__RefHeading___Toc1898_2057440152"/><text:span text:style-name="T160">М</text:span>етоды<text:bookmark-end text:name="__RefHeading___Toc1898_2057440152"/></text:h>
      <text:h text:style-name="Heading_20_3" text:outline-level="3"><text:bookmark-start text:name="__RefHeading___Toc1900_2057440152"/><text:span text:style-name="T63">changeL</text:span><text:span text:style-name="T64">astOnline</text:span><text:span text:style-name="T143">(object)</text:span><text:bookmark-end text:name="__RefHeading___Toc1900_2057440152"/></text:h>
      <text:p text:style-name="P124"><text:span text:style-name="T179">Принимает как аргумент объект с </text:span><text:span text:style-name="T184">логическими</text:span><text:span text:style-name="T179"> свойствами </text:span><text:span text:style-name="T164">site</text:span><text:span text:style-name="T179">, </text:span><text:span text:style-name="T164">game</text:span><text:span text:style-name="T179"> или </text:span><text:span text:style-name="T164">cache</text:span><text:span text:style-name="T179">. Изменяет свойства lastOnlite в зависимости от аргумента.</text:span></text:p>
      <text:p text:style-name="P110">Например, </text:p>
      <text:p text:style-name="P125"><text:span text:style-name="T179"><text:tab/></text:span><text:span text:style-name="T164">Player.</text:span><text:span text:style-name="T165">main.lastOnline</text:span><text:span text:style-name="T164">;</text:span><text:span text:style-name="T165"> </text:span><text:span text:style-name="T151">// =&gt; </text:span><text:span text:style-name="T150">1601988853182</text:span><text:span text:style-name="T179"><text:line-break/><text:tab/></text:span><text:span text:style-name="T164">Player.changeL</text:span><text:span text:style-name="T168">astOnline</text:span><text:span text:style-name="T164">({ site: true });<text:line-break/><text:tab/>Player.</text:span><text:span text:style-name="T165">main.get(„lastOnline“)</text:span><text:span text:style-name="T164">;</text:span><text:span text:style-name="T165"> </text:span><text:span text:style-name="T151">// =&gt; </text:span><text:span text:style-name="T152">1601988944733</text:span></text:p>
      <text:p text:style-name="P110">Изменит время последней активности <text:span text:style-name="T55">Player</text:span> на сайте.</text:p>
      <text:h text:style-name="P154" text:outline-level="1"><text:bookmark-start text:name="__RefHeading___Toc224_2047984669"/>Комманды<text:bookmark-end text:name="__RefHeading___Toc224_2047984669"/></text:h>
      <text:p text:style-name="P101">Права на выполнение комманд определяются свойством <text:span text:style-name="T56">rights</text:span><text:span text:style-name="T4"><text:bookmark-ref text:reference-format="page" text:ref-name="properties.rights">10</text:bookmark-ref></text:span><text:span text:style-name="T91">.</text:span></text:p>
      <text:p text:style-name="P100">Команды бывают двух типов — WS и HTTP. </text:p>
      <text:h text:style-name="Heading_20_2" text:outline-level="2"><text:bookmark-start text:name="__RefHeading___Toc340_2047984669"/>WS-команды<text:bookmark-end text:name="__RefHeading___Toc340_2047984669"/></text:h>
      <text:p text:style-name="P102">WS-команды вводятся через чат в открытом мире<text:span text:style-name="T1"><text:bookmark-ref text:reference-format="page" text:ref-name="term.freePoam">2</text:bookmark-ref></text:span>,<text:span text:style-name="T157"> начинаясь со знака =.</text:span></text:p>
      <text:p text:style-name="P103"><text:span text:style-name="T94">Уровни характеризуют степень опасности выполнения некоторых команд. Чем более они способны принести вреда от их выполнения, тем ниже их уровень. Верхний уровень в большинстве своем позволяет лишь читать немногие свойства, а нижний уровень способен </text:span><text:span text:style-name="T93">изменять глобальные переменные.</text:span><text:span text:style-name="T94"> </text:span></text:p>
      <text:h text:style-name="P167" text:outline-level="3"><text:bookmark-start text:name="__RefHeading___Toc226_2047984669"/>Верхнего уровня<text:bookmark-end text:name="__RefHeading___Toc226_2047984669"/><text:bookmark text:name="command.hight"/></text:h>
      <text:p text:style-name="P104"><text:span text:style-name="T45">клиенты </text:span><text:span text:style-name="T46">[аргумент]</text:span><text:span text:style-name="T53"> — возвращает </text:span><text:span text:style-name="T52">информацию о содержании массива</text:span><text:span text:style-name="T53"> </text:span><text:span text:style-name="T60">playClients</text:span><text:span text:style-name="T7"><text:bookmark-ref text:reference-format="page" text:ref-name="vars.playClients">5</text:bookmark-ref></text:span><text:span text:style-name="T23">.</text:span></text:p>
      <text:list xml:id="list1978699045" text:style-name="L48">
        <text:list-item>
          <text:p text:style-name="P221"><text:span text:style-name="T22">без аргумент</text:span><text:span text:style-name="T29">а</text:span><text:span text:style-name="T22"> — </text:span><text:span text:style-name="T27">возвращает </text:span><text:span text:style-name="T22">количество </text:span><text:span text:style-name="T27">подключений</text:span></text:p>
        </text:list-item>
      </text:list>
      <text:list xml:id="list3111611736" text:style-name="L49">
        <text:list-item>
          <text:p text:style-name="P222"><text:span text:style-name="T22">п — «подробно», </text:span><text:span text:style-name="T27">возвращает массив </text:span><text:span text:style-name="T24">с информаци</text:span><text:span text:style-name="T26">ей</text:span><text:span text:style-name="T24"> о каждом подключенном игрок</text:span><text:span text:style-name="T27">е. </text:span><text:span text:style-name="T28">Каждый элемент массива — объект </text:span><text:span text:style-name="T27">со свойствами:</text:span></text:p>
        </text:list-item>
      </text:list>
      <text:list xml:id="list1329708808" text:style-name="L50">
        <text:list-item>
          <text:list>
            <text:list-item>
              <text:list>
                <text:list-item>
                  <text:p text:style-name="P223"><text:span text:style-name="T17">i</text:span><text:span text:style-name="T18">d</text:span><text:span text:style-name="T24">: ID игрока,</text:span></text:p>
                </text:list-item>
              </text:list>
            </text:list-item>
          </text:list>
        </text:list-item>
      </text:list>
      <text:list xml:id="list99041582" text:style-name="L51">
        <text:list-item>
          <text:list>
            <text:list-item>
              <text:list>
                <text:list-item>
                  <text:p text:style-name="P224"><text:span text:style-name="T18">lastOnline</text:span><text:span text:style-name="T24">: обработанное в человекочитаем</text:span><text:span text:style-name="T25">ый</text:span><text:span text:style-name="T24"> вид </text:span><text:span text:style-name="T25">свойство </text:span><text:span text:style-name="T18">lastOnline</text:span><text:span text:style-name="T10"><text:bookmark-ref text:reference-format="page" text:ref-name="properties.lastOnline.cache">11</text:bookmark-ref></text:span></text:p>
                  <text:list>
                    <text:list-item>
                      <text:p text:style-name="P225"><text:span text:style-name="T54">c</text:span><text:span text:style-name="T50">ache,</text:span></text:p>
                    </text:list-item>
                    <text:list-item>
                      <text:p text:style-name="P227">game,</text:p>
                    </text:list-item>
                    <text:list-item>
                      <text:p text:style-name="P227">site,</text:p>
                    </text:list-item>
                  </text:list>
                </text:list-item>
              </text:list>
            </text:list-item>
          </text:list>
        </text:list-item>
      </text:list>
      <text:list xml:id="list4236326072" text:style-name="L52">
        <text:list-item>
          <text:list>
            <text:list-item>
              <text:list>
                <text:list-item>
                  <text:p text:style-name="P229"><text:span text:style-name="T18">readyState</text:span><text:span text:style-name="T24">: состояние подключения, см. документацию </text:span><text:span text:style-name="T25">WebSockets </text:span><text:span text:style-name="T24">об этом свойстве. </text:span><text:span text:style-name="T25">Например, значени</text:span><text:span text:style-name="T26">е</text:span><text:span text:style-name="T25"> </text:span><text:span text:style-name="T41">1</text:span><text:span text:style-name="T25"> — соединение открыто, </text:span><text:span text:style-name="T17">3</text:span><text:span text:style-name="T25"> — закрыто.</text:span></text:p>
                </text:list-item>
              </text:list>
            </text:list-item>
          </text:list>
        </text:list-item>
      </text:list>
      <text:p text:style-name="P135"><text:span text:style-name="T36">и</text:span><text:span text:style-name="T37">грок [ID игрока] [раздел]</text:span><text:span text:style-name="T30"> — возвращает информацию об игроке. Раздел </text:span><text:span text:style-name="T37">сайт </text:span><text:span text:style-name="T30">возвращает свойство </text:span><text:span text:style-name="T19">main</text:span><text:span text:style-name="T30">, <text:s/>а </text:span><text:span text:style-name="T37">игра</text:span><text:span text:style-name="T30"> — </text:span><text:span text:style-name="T19">game</text:span><text:span text:style-name="T30">. </text:span><text:span text:style-name="T31">Если раздел не указан, будет возвращена вся информация об </text:span><text:span text:style-name="T32">игроке</text:span><text:span text:style-name="T31">.</text:span></text:p>
      <text:p text:style-name="P138"/>
      <text:h text:style-name="Heading_20_3" text:outline-level="3"><text:bookmark-start text:name="__RefHeading___Toc228_2047984669"/>Среднего уровня<text:bookmark-end text:name="__RefHeading___Toc228_2047984669"/><text:bookmark text:name="command.middle"/></text:h>
      <text:h text:style-name="Heading_20_3" text:outline-level="3"/>
      <text:h text:style-name="Heading_20_3" text:outline-level="3"><text:bookmark-start text:name="__RefHeading___Toc230_2047984669"/>Нижнего уровня<text:bookmark-end text:name="__RefHeading___Toc230_2047984669"/></text:h>
      <text:p text:style-name="P139"/>
      <text:h text:style-name="Heading_20_2" text:outline-level="2"><text:bookmark-start text:name="__RefHeading___Toc342_2047984669"/><text:bookmark text:name="command.low"/>HTTP-команды<text:bookmark-end text:name="__RefHeading___Toc342_2047984669"/></text:h>
      <text:p text:style-name="P102">HTTP-команды вводятся через мяукалку<text:span text:style-name="T1"><text:bookmark-ref text:reference-format="page" text:ref-name="term.meowing">2</text:bookmark-ref></text:span>.</text:p>
      <text:h text:style-name="Heading_20_3" text:outline-level="3"><text:bookmark-start text:name="__RefHeading___Toc232_2047984669"/>Внеуровневые<text:bookmark-end text:name="__RefHeading___Toc232_2047984669"/></text:h>
      <text:p text:style-name="P133"><text:span text:style-name="T47">[у</text:span><text:span text:style-name="T48">|</text:span><text:span text:style-name="T47">п</text:span><text:span text:style-name="T48">|</text:span><text:span text:style-name="T47">с] права [коммандер|админ|бит] </text:span><text:span text:style-name="T46">[</text:span><text:span text:style-name="T47">ID</text:span><text:span text:style-name="T46">]</text:span><text:span text:style-name="T53"> — </text:span><text:span text:style-name="T33">устанавливает, проверяет и снимает биты прав. Установка и снятие прав доступно только админу, проверка прав не ограничена. Команда нестрогая. Это значит, что </text:span><text:span text:style-name="T38">установить права администратора игроку с ID 67</text:span><text:span text:style-name="T33"> приведет к тому же результату, что и </text:span><text:span text:style-name="T38">у прав админ 67</text:span><text:span text:style-name="T33">.</text:span></text:p>
      <text:list xml:id="list2929580252" text:style-name="L53">
        <text:list-item>
          <text:p text:style-name="P230"><text:span text:style-name="T33">п</text:span><text:span text:style-name="T21">ервый аргумент </text:span><text:span text:style-name="T38">[у</text:span><text:span text:style-name="T35">|</text:span><text:span text:style-name="T38">п</text:span><text:span text:style-name="T35">|</text:span><text:span text:style-name="T38">с]</text:span></text:p>
        </text:list-item>
      </text:list>
      <text:list xml:id="list1945281539" text:style-name="L54">
        <text:list-item>
          <text:p text:style-name="P233"><text:span text:style-name="T27">у </text:span><text:span text:style-name="T22">— </text:span><text:span text:style-name="T34">«установить», устанавливает права.</text:span></text:p>
        </text:list-item>
      </text:list>
      <text:list xml:id="list3927521256" text:style-name="L55">
        <text:list-item>
          <text:p text:style-name="P231"><text:span text:style-name="T22">п — «</text:span><text:span text:style-name="T21">проверить», проверяет наличие прав. Можно опустить второй аргумент, тогда будет возвращено только состояние всех битов.</text:span></text:p>
        </text:list-item>
      </text:list>
      <text:list xml:id="list713465058" text:style-name="L56">
        <text:list-item>
          <text:p text:style-name="P232"><text:span text:style-name="T22">с — «</text:span><text:span text:style-name="T21">снять», снимает права.</text:span></text:p>
        </text:list-item>
      </text:list>
      <text:list xml:id="list825326941" text:style-name="L57">
        <text:list-item>
          <text:p text:style-name="P234"><text:span text:style-name="T22">п — «подробно», </text:span><text:span text:style-name="T27">возвращает массив </text:span><text:span text:style-name="T24">с информаци</text:span><text:span text:style-name="T26">ей</text:span><text:span text:style-name="T24"> о каждом подключенном игрок</text:span><text:span text:style-name="T27">е. </text:span><text:span text:style-name="T28">Каждый элемент массива — объект </text:span><text:span text:style-name="T27">со свойствами:</text:span></text:p>
        </text:list-item>
      </text:list>
      <text:list xml:id="list2763650381" text:style-name="L58">
        <text:list-item>
          <text:list>
            <text:list-item>
              <text:list>
                <text:list-item>
                  <text:p text:style-name="P235"><text:span text:style-name="T17">i</text:span><text:span text:style-name="T18">d</text:span><text:span text:style-name="T24">: ID игрока,</text:span></text:p>
                </text:list-item>
              </text:list>
            </text:list-item>
          </text:list>
        </text:list-item>
      </text:list>
      <text:list xml:id="list2161508459" text:style-name="L59">
        <text:list-item>
          <text:list>
            <text:list-item>
              <text:list>
                <text:list-item>
                  <text:p text:style-name="P236"><text:span text:style-name="T18">lastOnline</text:span><text:span text:style-name="T24">: обработанное в человекочитаем</text:span><text:span text:style-name="T25">ый</text:span><text:span text:style-name="T24"> вид </text:span><text:span text:style-name="T25">свойство </text:span><text:span text:style-name="T18">lastOnline</text:span><text:span text:style-name="T10"><text:bookmark-ref text:reference-format="page" text:ref-name="properties.lastOnline.cache">11</text:bookmark-ref></text:span></text:p>
                  <text:list>
                    <text:list-item>
                      <text:p text:style-name="P226"><text:span text:style-name="T54">c</text:span><text:span text:style-name="T50">ache,</text:span></text:p>
                    </text:list-item>
                    <text:list-item>
                      <text:p text:style-name="P228">game,</text:p>
                    </text:list-item>
                    <text:list-item>
                      <text:p text:style-name="P228">site,</text:p>
                    </text:list-item>
                  </text:list>
                </text:list-item>
              </text:list>
            </text:list-item>
          </text:list>
        </text:list-item>
      </text:list>
      <text:list xml:id="list4206554949" text:style-name="L60">
        <text:list-item>
          <text:list>
            <text:list-item>
              <text:list>
                <text:list-item>
                  <text:p text:style-name="P237"><text:span text:style-name="T18">readyState</text:span><text:span text:style-name="T24">: состояние подключения, см. документацию </text:span><text:span text:style-name="T25">WebSockets </text:span><text:span text:style-name="T24">об этом свойстве. </text:span><text:span text:style-name="T25">Например, значени</text:span><text:span text:style-name="T26">е</text:span><text:span text:style-name="T25"> </text:span><text:span text:style-name="T41">1</text:span><text:span text:style-name="T25"> — соединение открыто, </text:span><text:span text:style-name="T17">3</text:span><text:span text:style-name="T25"> — закрыто.</text:span></text:p>
                </text:list-item>
              </text:list>
            </text:list-item>
          </text:list>
        </text:list-item>
      </text:list>
      <text:h text:style-name="P155" text:outline-level="1"><text:bookmark-start text:name="__RefHeading___Toc1902_2057440152"/>Клиент<text:bookmark-end text:name="__RefHeading___Toc1902_2057440152"/></text:h>
      <text:p text:style-name="P127"/>
      <text:h text:style-name="P161" text:outline-level="2"><text:bookmark-start text:name="__RefHeading___Toc1904_2057440152"/>Блокировки<text:bookmark-end text:name="__RefHeading___Toc1904_2057440152"/></text:h>
      <text:p text:style-name="P14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5">бит <text:span text:style-name="T49">(не более </text:span><text:span text:style-name="T15">2</text:span><text:span text:style-name="T3">3</text:span><text:span text:style-name="T11">0</text:span><text:span text:style-name="T16">)</text:span></text:p>
          </table:table-cell>
          <table:covered-table-cell/>
          <table:table-cell table:style-name="Table4.C1" office:value-type="string">
            <text:p text:style-name="P51">блокирует...</text:p>
          </table:table-cell>
        </table:table-row>
        <table:table-row>
          <table:table-cell table:style-name="Table4.A2" office:value-type="string">
            <text:p text:style-name="P1"><text:span text:style-name="T14">2</text:span><text:span text:style-name="T1">0</text:span></text:p>
          </table:table-cell>
          <table:table-cell table:style-name="Table4.A2" office:value-type="string">
            <text:p text:style-name="P5">0...01</text:p>
          </table:table-cell>
          <table:table-cell table:style-name="Table4.C2" office:value-type="string">
            <text:p text:style-name="P56">отправку сообщения с кодом 102</text:p>
          </table:table-cell>
        </table:table-row>
        <table:table-row table:style-name="Table4.3">
          <table:table-cell table:style-name="Table4.A2" office:value-type="string">
            <text:p text:style-name="P1"><text:span text:style-name="T14">2</text:span><text:span text:style-name="T2">1</text:span></text:p>
          </table:table-cell>
          <table:table-cell table:style-name="Table4.A2" office:value-type="string">
            <text:p text:style-name="P5">0...010</text:p>
          </table:table-cell>
          <table:table-cell table:style-name="Table4.C2" office:value-type="string">
            <text:p text:style-name="P52"><text:span text:style-name="T217">смену спрайтов, в том числе </text:span><text:span text:style-name="T211">интервал</text:span><text:span text:style-name="T210"> в методе</text:span><text:span text:style-name="T89"> walk </text:span><text:span text:style-name="T133">(</text:span><text:span text:style-name="T208">передвижени</text:span><text:span text:style-name="T209">е</text:span><text:span text:style-name="T211">)</text:span></text:p>
          </table:table-cell>
        </table:table-row>
        <table:table-row table:style-name="Table4.3">
          <table:table-cell table:style-name="Table4.A2" office:value-type="string">
            <text:p text:style-name="P1"><text:span text:style-name="T14">2</text:span><text:span text:style-name="T3">2</text:span></text:p>
          </table:table-cell>
          <table:table-cell table:style-name="Table4.A2" office:value-type="string">
            <text:p text:style-name="P9">0...0100</text:p>
          </table:table-cell>
          <table:table-cell table:style-name="Table4.C2" office:value-type="string">
            <text:p text:style-name="P58">вызов методов <text:span text:style-name="T55">onclose</text:span></text:p>
          </table:table-cell>
        </table:table-row>
        <table:table-row table:style-name="Table4.3">
          <table:table-cell table:style-name="Table4.A5" office:value-type="string">
            <text:p text:style-name="P3"><text:span text:style-name="T14">2</text:span><text:span text:style-name="T13">3</text:span></text:p>
          </table:table-cell>
          <table:table-cell table:style-name="Table4.A5" office:value-type="string">
            <text:p text:style-name="P11">0...01<text:span text:style-name="T215">0</text:span>00</text:p>
          </table:table-cell>
          <table:table-cell table:style-name="Table4.C5" office:value-type="string">
            <text:p text:style-name="P67">вызов метода <text:span text:style-name="T55">addAmong</text:span>, если <text:span text:style-name="T55">kn</text:span> ещё не получен с сервера</text:p>
          </table:table-cell>
        </table:table-row>
      </table:table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G"/>
        <table:table-column table:style-name="Table8.H"/>
        <table:table-column table:style-name="Table8.I"/>
        <table:table-row>
          <table:table-cell table:style-name="Table8.A1" office:value-type="string">
            <text:p text:style-name="P76"/>
          </table:table-cell>
          <table:table-cell table:style-name="Table8.A1" table:number-columns-spanned="4" office:value-type="string">
            <text:p text:style-name="P77">ПРАВАЯ ОРИЕНТАЦИЯ </text:p>
          </table:table-cell>
          <table:covered-table-cell/>
          <table:covered-table-cell/>
          <table:covered-table-cell/>
          <table:table-cell table:style-name="Table8.F1" table:number-columns-spanned="4" office:value-type="string">
            <text:p text:style-name="P77">ЛЕВАЯ ОРИЕНТАЦИЯ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76"/>
          </table:table-cell>
          <table:table-cell table:style-name="Table8.A2" table:number-columns-spanned="2" office:value-type="string">
            <text:p text:style-name="P80">поднявший</text:p>
          </table:table-cell>
          <table:covered-table-cell/>
          <table:table-cell table:style-name="Table8.A2" table:number-columns-spanned="2" office:value-type="string">
            <text:p text:style-name="P80">поднят</text:p>
          </table:table-cell>
          <table:covered-table-cell/>
          <table:table-cell table:style-name="Table8.A2" table:number-columns-spanned="2" office:value-type="string">
            <text:p text:style-name="P80">поднявший</text:p>
          </table:table-cell>
          <table:covered-table-cell/>
          <table:table-cell table:style-name="Table8.H2" table:number-columns-spanned="2" office:value-type="string">
            <text:p text:style-name="P80">поднят</text:p>
          </table:table-cell>
          <table:covered-table-cell/>
        </table:table-row>
        <table:table-row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80">top</text:p>
          </table:table-cell>
          <table:table-cell table:style-name="Table8.A2" office:value-type="string">
            <text:p text:style-name="P80">left</text:p>
          </table:table-cell>
          <table:table-cell table:style-name="Table8.A2" office:value-type="string">
            <text:p text:style-name="P80">top</text:p>
          </table:table-cell>
          <table:table-cell table:style-name="Table8.A2" office:value-type="string">
            <text:p text:style-name="P80">left</text:p>
          </table:table-cell>
          <table:table-cell table:style-name="Table8.A2" office:value-type="string">
            <text:p text:style-name="P80">top</text:p>
          </table:table-cell>
          <table:table-cell table:style-name="Table8.A2" office:value-type="string">
            <text:p text:style-name="P80">left</text:p>
          </table:table-cell>
          <table:table-cell table:style-name="Table8.A2" office:value-type="string">
            <text:p text:style-name="P80">top</text:p>
          </table:table-cell>
          <table:table-cell table:style-name="Table8.H2" office:value-type="string">
            <text:p text:style-name="P80">left</text:p>
          </table:table-cell>
        </table:table-row>
        <table:table-row>
          <table:table-cell table:style-name="Table8.A2" office:value-type="string">
            <text:p text:style-name="P76">static</text:p>
          </table:table-cell>
          <table:table-cell table:style-name="Table8.A2" office:value-type="string">
            <text:p text:style-name="P80">4.625</text:p>
          </table:table-cell>
          <table:table-cell table:style-name="Table8.A2" office:value-type="string">
            <text:p text:style-name="P80">23</text:p>
          </table:table-cell>
          <table:table-cell table:style-name="Table8.D4" office:value-type="string">
            <text:p text:style-name="P85">1</text:p>
          </table:table-cell>
          <table:table-cell table:style-name="Table8.D4" office:value-type="string">
            <text:p text:style-name="P85">13</text:p>
          </table:table-cell>
          <table:table-cell table:style-name="Table8.A2" office:value-type="string">
            <text:p text:style-name="P84">4.5</text:p>
          </table:table-cell>
          <table:table-cell table:style-name="Table8.A2" office:value-type="string">
            <text:p text:style-name="P84">5.5</text:p>
          </table:table-cell>
          <table:table-cell table:style-name="Table8.D4" office:value-type="string">
            <text:p text:style-name="P85">1</text:p>
          </table:table-cell>
          <table:table-cell table:style-name="Table8.I4" office:value-type="string">
            <text:p text:style-name="P85">13</text:p>
          </table:table-cell>
        </table:table-row>
        <table:table-row>
          <table:table-cell table:style-name="Table8.A2" office:value-type="string">
            <text:p text:style-name="P76">sit</text:p>
          </table:table-cell>
          <table:table-cell table:style-name="Table8.B5" office:value-type="string">
            <text:p text:style-name="P81">4.875</text:p>
          </table:table-cell>
          <table:table-cell table:style-name="Table8.B5" office:value-type="string">
            <text:p text:style-name="P81">19.75</text:p>
          </table:table-cell>
          <table:table-cell table:style-name="Table8.D4" office:value-type="string">
            <text:p text:style-name="P80"/>
          </table:table-cell>
          <table:table-cell table:style-name="Table8.D4" office:value-type="string">
            <text:p text:style-name="P80"/>
          </table:table-cell>
          <table:table-cell table:style-name="Table8.B5" office:value-type="string">
            <text:p text:style-name="P84">4.875</text:p>
          </table:table-cell>
          <table:table-cell table:style-name="Table8.B5" office:value-type="string">
            <text:p text:style-name="P84">8.625</text:p>
          </table:table-cell>
          <table:table-cell table:style-name="Table8.D4" office:value-type="string">
            <text:p text:style-name="P80"/>
          </table:table-cell>
          <table:table-cell table:style-name="Table8.I4" office:value-type="string">
            <text:p text:style-name="P80"/>
          </table:table-cell>
        </table:table-row>
        <table:table-row>
          <table:table-cell table:style-name="Table8.A2" office:value-type="string">
            <text:p text:style-name="P76">1</text:p>
          </table:table-cell>
          <table:table-cell table:style-name="Table8.B5" office:value-type="string">
            <text:p text:style-name="P82">8.125</text:p>
          </table:table-cell>
          <table:table-cell table:style-name="Table8.B5" office:value-type="string">
            <text:p text:style-name="P82">24.875</text:p>
          </table:table-cell>
          <table:table-cell table:style-name="Table8.D4" office:value-type="string">
            <text:p text:style-name="P80"/>
          </table:table-cell>
          <table:table-cell table:style-name="Table8.D4" office:value-type="string">
            <text:p text:style-name="P80"/>
          </table:table-cell>
          <table:table-cell table:style-name="Table8.B5" office:value-type="string">
            <text:p text:style-name="P84">8</text:p>
          </table:table-cell>
          <table:table-cell table:style-name="Table8.B5" office:value-type="string">
            <text:p text:style-name="P84">3.625</text:p>
          </table:table-cell>
          <table:table-cell table:style-name="Table8.D4" office:value-type="string">
            <text:p text:style-name="P80"/>
          </table:table-cell>
          <table:table-cell table:style-name="Table8.I4" office:value-type="string">
            <text:p text:style-name="P80"/>
          </table:table-cell>
        </table:table-row>
        <table:table-row>
          <table:table-cell table:style-name="Table8.A2" office:value-type="string">
            <text:p text:style-name="P78">2</text:p>
          </table:table-cell>
          <table:table-cell table:style-name="Table8.B5" office:value-type="string">
            <text:p text:style-name="P82">8.375</text:p>
          </table:table-cell>
          <table:table-cell table:style-name="Table8.B5" office:value-type="string">
            <text:p text:style-name="P82">25</text:p>
          </table:table-cell>
          <table:table-cell table:style-name="Table8.D4" office:value-type="string">
            <text:p text:style-name="P80"/>
          </table:table-cell>
          <table:table-cell table:style-name="Table8.D4" office:value-type="string">
            <text:p text:style-name="P80"/>
          </table:table-cell>
          <table:table-cell table:style-name="Table8.B5" office:value-type="string">
            <text:p text:style-name="P84">8.25</text:p>
          </table:table-cell>
          <table:table-cell table:style-name="Table8.B5" office:value-type="string">
            <text:p text:style-name="P84">3.375</text:p>
          </table:table-cell>
          <table:table-cell table:style-name="Table8.D4" office:value-type="string">
            <text:p text:style-name="P80"/>
          </table:table-cell>
          <table:table-cell table:style-name="Table8.I4" office:value-type="string">
            <text:p text:style-name="P80"/>
          </table:table-cell>
        </table:table-row>
        <table:table-row>
          <table:table-cell table:style-name="Table8.A2" office:value-type="string">
            <text:p text:style-name="P78">3</text:p>
          </table:table-cell>
          <table:table-cell table:style-name="Table8.B5" office:value-type="string">
            <text:p text:style-name="P82">8.625</text:p>
          </table:table-cell>
          <table:table-cell table:style-name="Table8.B5" office:value-type="string">
            <text:p text:style-name="P82">25.125</text:p>
          </table:table-cell>
          <table:table-cell table:style-name="Table8.D4" office:value-type="string">
            <text:p text:style-name="P80"/>
          </table:table-cell>
          <table:table-cell table:style-name="Table8.D4" office:value-type="string">
            <text:p text:style-name="P80"/>
          </table:table-cell>
          <table:table-cell table:style-name="Table8.B5" office:value-type="string">
            <text:p text:style-name="P84">8.5</text:p>
          </table:table-cell>
          <table:table-cell table:style-name="Table8.B5" office:value-type="string">
            <text:p text:style-name="P84">3.25</text:p>
          </table:table-cell>
          <table:table-cell table:style-name="Table8.D4" office:value-type="string">
            <text:p text:style-name="P80"/>
          </table:table-cell>
          <table:table-cell table:style-name="Table8.I4" office:value-type="string">
            <text:p text:style-name="P80"/>
          </table:table-cell>
        </table:table-row>
        <table:table-row>
          <table:table-cell table:style-name="Table8.A2" office:value-type="string">
            <text:p text:style-name="P78">4</text:p>
          </table:table-cell>
          <table:table-cell table:style-name="Table8.B5" office:value-type="string">
            <text:p text:style-name="P82">8.875</text:p>
          </table:table-cell>
          <table:table-cell table:style-name="Table8.B5" office:value-type="string">
            <text:p text:style-name="P82">25.25</text:p>
          </table:table-cell>
          <table:table-cell table:style-name="Table8.D4" office:value-type="string">
            <text:p text:style-name="P80"/>
          </table:table-cell>
          <table:table-cell table:style-name="Table8.D4" office:value-type="string">
            <text:p text:style-name="P80"/>
          </table:table-cell>
          <table:table-cell table:style-name="Table8.B5" office:value-type="string">
            <text:p text:style-name="P84">8.75</text:p>
          </table:table-cell>
          <table:table-cell table:style-name="Table8.B5" office:value-type="string">
            <text:p text:style-name="P84">3</text:p>
          </table:table-cell>
          <table:table-cell table:style-name="Table8.D4" office:value-type="string">
            <text:p text:style-name="P80"/>
          </table:table-cell>
          <table:table-cell table:style-name="Table8.I4" office:value-type="string">
            <text:p text:style-name="P80"/>
          </table:table-cell>
        </table:table-row>
        <table:table-row>
          <table:table-cell table:style-name="Table8.A2" office:value-type="string">
            <text:p text:style-name="P78">5</text:p>
          </table:table-cell>
          <table:table-cell table:style-name="Table8.B5" office:value-type="string">
            <text:p text:style-name="P83">8.75</text:p>
          </table:table-cell>
          <table:table-cell table:style-name="Table8.B5" office:value-type="string">
            <text:p text:style-name="P83">25.25</text:p>
          </table:table-cell>
          <table:table-cell table:style-name="Table8.D4" office:value-type="string">
            <text:p text:style-name="P80"/>
          </table:table-cell>
          <table:table-cell table:style-name="Table8.D4" office:value-type="string">
            <text:p text:style-name="P80"/>
          </table:table-cell>
          <table:table-cell table:style-name="Table8.B5" office:value-type="string">
            <text:p text:style-name="P84">8.625</text:p>
          </table:table-cell>
          <table:table-cell table:style-name="Table8.B5" office:value-type="string">
            <text:p text:style-name="P84">3.125</text:p>
          </table:table-cell>
          <table:table-cell table:style-name="Table8.D4" office:value-type="string">
            <text:p text:style-name="P80"/>
          </table:table-cell>
          <table:table-cell table:style-name="Table8.I4" office:value-type="string">
            <text:p text:style-name="P80"/>
          </table:table-cell>
        </table:table-row>
        <table:table-row>
          <table:table-cell table:style-name="Table8.A2" office:value-type="string">
            <text:p text:style-name="P78">6</text:p>
          </table:table-cell>
          <table:table-cell table:style-name="Table8.B5" office:value-type="string">
            <text:p text:style-name="P83">8.625</text:p>
          </table:table-cell>
          <table:table-cell table:style-name="Table8.B5" office:value-type="string">
            <text:p text:style-name="P83">25</text:p>
          </table:table-cell>
          <table:table-cell table:style-name="Table8.D4" office:value-type="string">
            <text:p text:style-name="P80"/>
          </table:table-cell>
          <table:table-cell table:style-name="Table8.D4" office:value-type="string">
            <text:p text:style-name="P80"/>
          </table:table-cell>
          <table:table-cell table:style-name="Table8.B5" office:value-type="string">
            <text:p text:style-name="P84">8.5</text:p>
          </table:table-cell>
          <table:table-cell table:style-name="Table8.B5" office:value-type="string">
            <text:p text:style-name="P84">3.25</text:p>
          </table:table-cell>
          <table:table-cell table:style-name="Table8.D4" office:value-type="string">
            <text:p text:style-name="P80"/>
          </table:table-cell>
          <table:table-cell table:style-name="Table8.I4" office:value-type="string">
            <text:p text:style-name="P80"/>
          </table:table-cell>
        </table:table-row>
        <table:table-row table:style-name="Table8.12">
          <table:table-cell table:style-name="Table8.A2" office:value-type="string">
            <text:p text:style-name="P78">7</text:p>
          </table:table-cell>
          <table:table-cell table:style-name="Table8.B5" office:value-type="string">
            <text:p text:style-name="P83">8.375</text:p>
          </table:table-cell>
          <table:table-cell table:style-name="Table8.B5" office:value-type="string">
            <text:p text:style-name="P83">24.875</text:p>
          </table:table-cell>
          <table:table-cell table:style-name="Table8.D4" office:value-type="string">
            <text:p text:style-name="P80"/>
          </table:table-cell>
          <table:table-cell table:style-name="Table8.D4" office:value-type="string">
            <text:p text:style-name="P80"/>
          </table:table-cell>
          <table:table-cell table:style-name="Table8.B5" office:value-type="string">
            <text:p text:style-name="P84">8.25</text:p>
          </table:table-cell>
          <table:table-cell table:style-name="Table8.B5" office:value-type="string">
            <text:p text:style-name="P84">3.5</text:p>
          </table:table-cell>
          <table:table-cell table:style-name="Table8.D4" office:value-type="string">
            <text:p text:style-name="P80"/>
          </table:table-cell>
          <table:table-cell table:style-name="Table8.I4" office:value-type="string">
            <text:p text:style-name="P80"/>
          </table:table-cell>
        </table:table-row>
        <table:table-row table:style-name="Table8.12">
          <table:table-cell table:style-name="Table8.A2" office:value-type="string">
            <text:p text:style-name="P79">8</text:p>
          </table:table-cell>
          <table:table-cell table:style-name="Table8.A2" office:value-type="string">
            <text:p text:style-name="P83">8.25</text:p>
          </table:table-cell>
          <table:table-cell table:style-name="Table8.A2" office:value-type="string">
            <text:p text:style-name="P83">23.375</text:p>
          </table:table-cell>
          <table:table-cell table:style-name="Table8.D4" office:value-type="string">
            <text:p text:style-name="P80"/>
          </table:table-cell>
          <table:table-cell table:style-name="Table8.D4" office:value-type="string">
            <text:p text:style-name="P80"/>
          </table:table-cell>
          <table:table-cell table:style-name="Table8.A2" office:value-type="string">
            <text:p text:style-name="P84">8.125</text:p>
          </table:table-cell>
          <table:table-cell table:style-name="Table8.A2" office:value-type="string">
            <text:p text:style-name="P84">3.75</text:p>
          </table:table-cell>
          <table:table-cell table:style-name="Table8.D4" office:value-type="string">
            <text:p text:style-name="P80"/>
          </table:table-cell>
          <table:table-cell table:style-name="Table8.I4" office:value-type="string">
            <text:p text:style-name="P80"/>
          </table:table-cell>
        </table:table-row>
        <table:table-row table:style-name="Table8.12">
          <table:table-cell table:style-name="Table8.A2" office:value-type="string">
            <text:p text:style-name="P83">9</text:p>
          </table:table-cell>
          <table:table-cell table:style-name="Table8.A2" office:value-type="string">
            <text:p text:style-name="P83">8.25</text:p>
          </table:table-cell>
          <table:table-cell table:style-name="Table8.A2" office:value-type="string">
            <text:p text:style-name="P83">24.625</text:p>
          </table:table-cell>
          <table:table-cell table:style-name="Table8.D4" office:value-type="string">
            <text:p text:style-name="P85"/>
          </table:table-cell>
          <table:table-cell table:style-name="Table8.D4" office:value-type="string">
            <text:p text:style-name="P80"/>
          </table:table-cell>
          <table:table-cell table:style-name="Table8.A2" office:value-type="string">
            <text:p text:style-name="P84">8.125</text:p>
          </table:table-cell>
          <table:table-cell table:style-name="Table8.A2" office:value-type="string">
            <text:p text:style-name="P84">3.75</text:p>
          </table:table-cell>
          <table:table-cell table:style-name="Table8.D4" office:value-type="string">
            <text:p text:style-name="P80"/>
          </table:table-cell>
          <table:table-cell table:style-name="Table8.I4" office:value-type="string">
            <text:p text:style-name="P80"/>
          </table:table-cell>
        </table:table-row>
      </table:table>
      <text:p text:style-name="P129"/>
      <text:p text:style-name="P1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ьщтщ" svg:font-family="ьщтщ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ono" style:family="paragraph" style:parent-style-name="Text_20_body"/>
    <style:style style:name="Object" style:family="paragraph" style:parent-style-name="Heading_20_3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2:22:09.233765877</meta:creation-date>
    <dc:date>2021-01-19T12:48:41.076538697</dc:date>
    <meta:editing-duration>P17DT11H17M38S</meta:editing-duration>
    <meta:editing-cycles>32</meta:editing-cycles>
    <meta:generator>LibreOffice/6.4.6.2$Linux_X86_64 LibreOffice_project/40$Build-2</meta:generator>
    <meta:document-statistic meta:table-count="8" meta:image-count="1" meta:object-count="0" meta:page-count="16" meta:paragraph-count="423" meta:word-count="1452" meta:character-count="10057" meta:non-whitespace-character-count="8969"/>
  </office:meta>
</office:document-meta>
</file>